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lwg Typist2" svg:font-family="'Tlwg Typist'" style:font-pitch="fixed"/>
    <style:font-face style:name="Tlwg Typist3" svg:font-family="'Tlwg Typist'" style:font-adornments="Regular" style:font-pitch="fixed"/>
    <style:font-face style:name="DejaVu Sans Mono" svg:font-family="'DejaVu Sans Mono'" style:font-family-generic="modern" style:font-pitch="fixed"/>
    <style:font-face style:name="Tlwg Typist" svg:font-family="'Tlwg Typist'" style:font-adornments="Bold" style:font-pitch="variable"/>
    <style:font-face style:name="Tlwg Typist1" svg:font-family="'Tlwg Typist'" style:font-adornments="BoldObliqu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6">
      <style:paragraph-properties fo:text-align="start" style:justify-single-word="false"/>
    </style:style>
    <style:style style:name="P7" style:family="paragraph" style:parent-style-name="Standard" style:list-style-name="L7">
      <style:paragraph-properties fo:text-align="start" style:justify-single-word="false"/>
    </style:style>
    <style:style style:name="P8" style:family="paragraph" style:parent-style-name="Standard" style:list-style-name="L2">
      <style:text-properties fo:font-style="normal" style:font-style-asian="normal" style:font-style-complex="normal"/>
    </style:style>
    <style:style style:name="P9" style:family="paragraph" style:parent-style-name="Standard" style:list-style-name="L9">
      <style:text-properties fo:font-style="normal" style:font-style-asian="normal" style:font-style-complex="normal"/>
    </style:style>
    <style:style style:name="P10" style:family="paragraph" style:parent-style-name="Standard" style:list-style-name="L3"/>
    <style:style style:name="P11" style:family="paragraph" style:parent-style-name="Standard" style:list-style-name="L3">
      <style:text-properties fo:font-weight="normal" style:font-weight-asian="normal" style:font-weight-complex="normal"/>
    </style:style>
    <style:style style:name="P12" style:family="paragraph" style:parent-style-name="Standard" style:list-style-name="L7">
      <style:text-properties fo:font-weight="normal" style:font-weight-asian="normal" style:font-weight-complex="normal"/>
    </style:style>
    <style:style style:name="P13" style:family="paragraph" style:parent-style-name="Standard" style:list-style-name="L10">
      <style:text-properties fo:font-weight="normal" style:font-weight-asian="normal" style:font-weight-complex="normal"/>
    </style:style>
    <style:style style:name="P14" style:family="paragraph" style:parent-style-name="Standard" style:list-style-name="L3">
      <style:text-properties fo:font-weight="bold" style:font-weight-asian="bold" style:font-weight-complex="bold"/>
    </style:style>
    <style:style style:name="P15" style:family="paragraph" style:parent-style-name="Standard" style:list-style-name="L4">
      <style:text-properties fo:font-weight="bold" style:font-weight-asian="bold" style:font-weight-complex="bold"/>
    </style:style>
    <style:style style:name="P16" style:family="paragraph" style:parent-style-name="Standard" style:list-style-name="L6">
      <style:text-properties fo:font-weight="bold" style:font-weight-asian="bold" style:font-weight-complex="bold"/>
    </style:style>
    <style:style style:name="P17" style:family="paragraph" style:parent-style-name="Standard" style:list-style-name="L10">
      <style:text-properties fo:font-weight="bold" style:font-weight-asian="bold" style:font-weight-complex="bold"/>
    </style:style>
    <style:style style:name="P18" style:family="paragraph" style:parent-style-name="Standard" style:list-style-name="L12">
      <style:text-properties fo:font-weight="bold" style:font-weight-asian="bold" style:font-weight-complex="bold"/>
    </style:style>
    <style:style style:name="P19" style:family="paragraph" style:parent-style-name="Standard" style:list-style-name="L4"/>
    <style:style style:name="P20" style:family="paragraph" style:parent-style-name="Standard" style:list-style-name="L5"/>
    <style:style style:name="P21" style:family="paragraph" style:parent-style-name="Standard" style:list-style-name="L5"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Standard" style:list-style-name="L7"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Standard" style:list-style-name="L12"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 style:list-style-name="L13"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Standard" style:list-style-name="L14">
      <style:text-properties fo:font-style="italic" fo:font-weight="bold" style:font-style-asian="italic" style:font-weight-asian="bold" style:font-style-complex="italic" style:font-weight-complex="bold"/>
    </style:style>
    <style:style style:name="P26" style:family="paragraph" style:parent-style-name="Standard" style:list-style-name="L15">
      <style:text-properties fo:font-style="italic" fo:font-weight="bold" style:font-style-asian="italic" style:font-weight-asian="bold" style:font-style-complex="italic" style:font-weight-complex="bold"/>
    </style:style>
    <style:style style:name="P27" style:family="paragraph" style:parent-style-name="Standard" style:list-style-name="L16">
      <style:text-properties fo:font-style="italic" fo:font-weight="bold" style:font-style-asian="italic" style:font-weight-asian="bold" style:font-style-complex="italic" style:font-weight-complex="bold"/>
    </style:style>
    <style:style style:name="P28" style:family="paragraph" style:parent-style-name="Standard" style:list-style-name="L17">
      <style:text-properties fo:font-style="italic" fo:font-weight="bold" style:font-style-asian="italic" style:font-weight-asian="bold" style:font-style-complex="italic" style:font-weight-complex="bold"/>
    </style:style>
    <style:style style:name="P29" style:family="paragraph" style:parent-style-name="Standard" style:list-style-name="L19">
      <style:text-properties fo:font-style="italic" fo:font-weight="bold" style:font-style-asian="italic" style:font-weight-asian="bold" style:font-style-complex="italic" style:font-weight-complex="bold"/>
    </style:style>
    <style:style style:name="P30" style:family="paragraph" style:parent-style-name="Standard" style:list-style-name="L20">
      <style:text-properties fo:font-style="italic" fo:font-weight="bold" style:font-style-asian="italic" style:font-weight-asian="bold" style:font-style-complex="italic" style:font-weight-complex="bold"/>
    </style:style>
    <style:style style:name="P31" style:family="paragraph" style:parent-style-name="Standard" style:list-style-name="L22">
      <style:text-properties fo:font-style="italic" fo:font-weight="bold" style:font-style-asian="italic" style:font-weight-asian="bold" style:font-style-complex="italic" style:font-weight-complex="bold"/>
    </style:style>
    <style:style style:name="P32" style:family="paragraph" style:parent-style-name="Standard" style:list-style-name="L23">
      <style:text-properties fo:font-style="italic" fo:font-weight="bold" style:font-style-asian="italic" style:font-weight-asian="bold" style:font-style-complex="italic" style:font-weight-complex="bold"/>
    </style:style>
    <style:style style:name="P33" style:family="paragraph" style:parent-style-name="Standard" style:list-style-name="L25">
      <style:text-properties fo:font-style="italic" fo:font-weight="bold" style:font-style-asian="italic" style:font-weight-asian="bold" style:font-style-complex="italic" style:font-weight-complex="bold"/>
    </style:style>
    <style:style style:name="P34" style:family="paragraph" style:parent-style-name="Standard" style:list-style-name="L6">
      <style:text-properties fo:font-style="italic" style:font-style-asian="italic" style:font-style-complex="italic"/>
    </style:style>
    <style:style style:name="P35" style:family="paragraph" style:parent-style-name="Standard" style:list-style-name="L17">
      <style:text-properties fo:font-style="italic" style:font-style-asian="italic" style:font-style-complex="italic"/>
    </style:style>
    <style:style style:name="P36" style:family="paragraph" style:parent-style-name="Standard" style:list-style-name="L6"/>
    <style:style style:name="P37" style:family="paragraph" style:parent-style-name="Standard" style:list-style-name="L7"/>
    <style:style style:name="P38" style:family="paragraph" style:parent-style-name="Standard" style:list-style-name="L8"/>
    <style:style style:name="P39" style:family="paragraph" style:parent-style-name="Standard" style:list-style-name="L9"/>
    <style:style style:name="P40" style:family="paragraph" style:parent-style-name="Standard" style:list-style-name="L10"/>
    <style:style style:name="P41" style:family="paragraph" style:parent-style-name="Standard" style:list-style-name="L11"/>
    <style:style style:name="P42" style:family="paragraph" style:parent-style-name="Standard" style:list-style-name="L12"/>
    <style:style style:name="P43" style:family="paragraph" style:parent-style-name="Standard" style:list-style-name="L13"/>
    <style:style style:name="P44" style:family="paragraph" style:parent-style-name="Standard" style:list-style-name="L14"/>
    <style:style style:name="P45" style:family="paragraph" style:parent-style-name="Standard" style:list-style-name="L15"/>
    <style:style style:name="P46" style:family="paragraph" style:parent-style-name="Standard" style:list-style-name="L16"/>
    <style:style style:name="P47" style:family="paragraph" style:parent-style-name="Standard" style:list-style-name="L17"/>
    <style:style style:name="P48" style:family="paragraph" style:parent-style-name="Standard" style:list-style-name="L18"/>
    <style:style style:name="P49" style:family="paragraph" style:parent-style-name="Standard" style:list-style-name="L19"/>
    <style:style style:name="P50" style:family="paragraph" style:parent-style-name="Standard" style:list-style-name="L20"/>
    <style:style style:name="P51" style:family="paragraph" style:parent-style-name="Standard" style:list-style-name="L21"/>
    <style:style style:name="P52" style:family="paragraph" style:parent-style-name="Standard" style:list-style-name="L22"/>
    <style:style style:name="P53" style:family="paragraph" style:parent-style-name="Standard" style:list-style-name="L23"/>
    <style:style style:name="P54" style:family="paragraph" style:parent-style-name="Standard" style:list-style-name="L24"/>
    <style:style style:name="P55" style:family="paragraph" style:parent-style-name="Standard" style:list-style-name="L25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weight-asian="normal" style:font-weight-complex="normal"/>
    </style:style>
    <style:style style:name="T9" style:family="text">
      <style:text-properties style:font-weight-asian="bold" style:font-weight-complex="bold"/>
    </style:style>
    <style:style style:name="T10" style:family="text">
      <style:text-properties style:font-weight-complex="bold"/>
    </style:style>
    <style:style style:name="T11" style:family="text">
      <style:text-properties style:font-style-asian="normal" style:font-style-complex="normal"/>
    </style:style>
    <style:style style:name="T12" style:family="text">
      <style:text-properties style:text-position="super 58%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ing Third-Party Repositories</text:p>
      <text:list xml:id="list125734565" text:style-name="L1">
        <text:list-item>
          <text:p text:style-name="P3">References:</text:p>
          <text:list>
            <text:list-item>
              <text:p text:style-name="P3">manual pages</text:p>
              <text:list>
                <text:list-item>
                  <text:p text:style-name="P3"><text:span text:style-name="command-documentation">yum(1)</text:span></text:p>
                </text:list-item>
                <text:list-item>
                  <text:p text:style-name="P3"><text:span text:style-name="command-documentation">yum.conf(5)</text:span></text:p>
                </text:list-item>
              </text:list>
            </text:list-item>
          </text:list>
        </text:list-item>
        <text:list-item>
          <text:p text:style-name="P3">/etc/yum.repos.d/</text:p>
        </text:list-item>
        <text:list-item>
          <text:p text:style-name="P3">must use *.repo file</text:p>
        </text:list-item>
        <text:list-item>
          <text:p text:style-name="P3">Practice:</text:p>
          <text:list>
            <text:list-item>
              <text:p text:style-name="P3">create repo file to use humbolt/linuxlib for updates</text:p>
            </text:list-item>
            <text:list-item>
              <text:p text:style-name="P3">update all relevant software</text:p>
            </text:list-item>
          </text:list>
        </text:list-item>
        <text:list-item>
          <text:p text:style-name="P3">basic <text:span text:style-name="command-text">yum</text:span> commands</text:p>
          <text:list>
            <text:list-item>
              <text:p text:style-name="P3"><text:span text:style-name="command-text">yum help</text:span> will display usage information</text:p>
            </text:list-item>
            <text:list-item>
              <text:p text:style-name="P3"><text:span text:style-name="command-text">yum list </text:span>displays installed and available packages</text:p>
            </text:list-item>
            <text:list-item>
              <text:p text:style-name="P3"><text:span text:style-name="command-text">yum search</text:span> <text:span text:style-name="command-text-variable">keyword</text:span> lists packages by keywords</text:p>
            </text:list-item>
            <text:list-item>
              <text:p text:style-name="P3"><text:span text:style-name="command-text">yum info </text:span><text:span text:style-name="command-text-variable">packagename</text:span> gives detailed information about a package</text:p>
            </text:list-item>
            <text:list-item>
              <text:p text:style-name="P3"><text:span text:style-name="command-text">yum install </text:span><text:span text:style-name="command-text-variable">packagENAME</text:span> installs a software package, including any dependencies</text:p>
            </text:list-item>
            <text:list-item>
              <text:p text:style-name="P3"><text:span text:style-name="command-text">yum remove </text:span><text:span text:style-name="command-text-variable">packagename </text:span>removes an installed software package, including any supported packages</text:p>
            </text:list-item>
            <text:list-item>
              <text:p text:style-name="P3"><text:span text:style-name="command-text">yum update </text:span><text:span text:style-name="command-text-variable">packageNAME</text:span> installs a newer version of the software package, including any dependencies</text:p>
              <text:list>
                <text:list-item>
                  <text:p text:style-name="P3">with no PACKAGENAME specified, it will install all relevant updates</text:p>
                </text:list-item>
              </text:list>
            </text:list-item>
          </text:list>
        </text:list-item>
        <text:list-item>
          <text:p text:style-name="P3">Practice:</text:p>
          <text:list>
            <text:list-item>
              <text:p text:style-name="P3">attempt to run the command <text:span text:style-name="command-text">gnuplot</text:span></text:p>
            </text:list-item>
            <text:list-item>
              <text:p text:style-name="P3">search for plotting packages</text:p>
            </text:list-item>
            <text:list-item>
              <text:p text:style-name="P3">find out more information about the <text:span text:style-name="command-text">gnuplot</text:span> package </text:p>
            </text:list-item>
            <text:list-item>
              <text:p text:style-name="P3">install the <text:span text:style-name="command-text">gnuplot</text:span> package </text:p>
            </text:list-item>
            <text:list-item>
              <text:p text:style-name="P3">attempt to remove the <text:span text:style-name="command-text">gnuplot</text:span> package, but say no</text:p>
              <text:list>
                <text:list-item>
                  <text:p text:style-name="P3">how many packages would be removed?</text:p>
                </text:list-item>
              </text:list>
            </text:list-item>
            <text:list-item>
              <text:p text:style-name="P3"><text:s/>attempt to remove the <text:span text:style-name="command-text">gnuplot-common</text:span> package, but say no</text:p>
              <text:list>
                <text:list-item>
                  <text:p text:style-name="P3">how many packages would be removed?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1">Handling Third-Party Software</text:p>
      <text:list xml:id="list1370721105" text:style-name="L2">
        <text:list-item>
          <text:p text:style-name="P4">References:</text:p>
          <text:list>
            <text:list-item>
              <text:p text:style-name="P4">manual pages</text:p>
              <text:list>
                <text:list-item>
                  <text:p text:style-name="P5"><text:span text:style-name="command-documentation">rpm(8)</text:span></text:p>
                </text:list-item>
                <text:list-item>
                  <text:p text:style-name="P4"><text:span text:style-name="command-documentation">rpm2cpio(8)</text:span></text:p>
                </text:list-item>
                <text:list-item>
                  <text:p text:style-name="P4"><text:span text:style-name="command-documentation">cpio(8)</text:span></text:p>
                </text:list-item>
              </text:list>
            </text:list-item>
          </text:list>
        </text:list-item>
        <text:list-item>
          <text:p text:style-name="P4">RPM queries what packages</text:p>
          <text:list>
            <text:list-item>
              <text:p text:style-name="P4"><text:span text:style-name="command-text">-q -a</text:span> – all installed packages</text:p>
            </text:list-item>
            <text:list-item>
              <text:p text:style-name="P4"><text:span text:style-name="command-text">-q </text:span><text:span text:style-name="command-text-variable">packagENAME</text:span> – currently installed PACKAGENAME</text:p>
            </text:list-item>
            <text:list-item>
              <text:p text:style-name="P4"><text:span text:style-name="command-text">-q -p </text:span><text:span text:style-name="command-text-variable">packagefile.rpm</text:span> – package file named PACKAGEFILE.rpm</text:p>
            </text:list-item>
            <text:list-item>
              <text:p text:style-name="P4"><text:span text:style-name="command-text">-q -f </text:span><text:span text:style-name="command-text-variable">filename</text:span> – what package provides FILENAME</text:p>
            </text:list-item>
          </text:list>
        </text:list-item>
        <text:list-item>
          <text:p text:style-name="P4">RPM queries what information</text:p>
          <text:list>
            <text:list-item>
              <text:p text:style-name="P4">if nothing is specified, lists the package's name and version; compare to <text:span text:style-name="command-text">yum list</text:span></text:p>
            </text:list-item>
            <text:list-item>
              <text:p text:style-name="P4"><text:span text:style-name="command-text">-q -i </text:span>– package information; compare to <text:span text:style-name="command-text">yum info </text:span></text:p>
            </text:list-item>
            <text:list-item>
              <text:p text:style-name="P4"><text:span text:style-name="command-text">-q -l </text:span>– list of files installed by package </text:p>
            </text:list-item>
            <text:list-item>
              <text:p text:style-name="P4"><text:span text:style-name="command-text">-q --configfiles</text:span> – list just configuration files</text:p>
            </text:list-item>
            <text:list-item>
              <text:p text:style-name="P4"><text:span text:style-name="command-text">-q --docfiles</text:span> – list just documentation files</text:p>
            </text:list-item>
            <text:list-item>
              <text:p text:style-name="P4"><text:span text:style-name="command-text">-q --scripts </text:span>– list shell scripts that run after the package is installed or uninstalled</text:p>
            </text:list-item>
          </text:list>
        </text:list-item>
        <text:list-item>
          <text:p text:style-name="P4">NOTE: <text:span text:style-name="command-text">yum localinstall </text:span><text:span text:style-name="command-text-variable">packagefile.rpm</text:span> can be used to install package files directly.</text:p>
          <text:list>
            <text:list-item>
              <text:p text:style-name="P4">Automatically resolves dependencies using any configured <text:span text:style-name="command-text">yum</text:span> repositories</text:p>
            </text:list-item>
            <text:list-item>
              <text:p text:style-name="P4">Use <text:span text:style-name="command-text">--nogpgcheck </text:span>option to disable the digital signature check</text:p>
            </text:list-item>
          </text:list>
        </text:list-item>
        <text:list-item>
          <text:p text:style-name="P4">RPM package files are essentially <text:span text:style-name="command-text">cpio</text:span> archives</text:p>
          <text:list>
            <text:list-item>
              <text:p text:style-name="P4">pipe output of <text:span text:style-name="command-text">rpm2cpio </text:span><text:span text:style-name="command-text-variable">packagefile.rpm</text:span> into <text:span text:style-name="command-text">cpio -id</text:span> to extract all files stored in the RPM into the current directory</text:p>
            </text:list-item>
          </text:list>
        </text:list-item>
        <text:list-item>
          <text:p text:style-name="P4">Practice:</text:p>
          <text:list>
            <text:list-item>
              <text:p text:style-name="P4">download <text:span text:style-name="T3">wonderwidgets-1.0-4.x86_64.rpm </text:span><text:span text:style-name="T6">from </text:span><text:span text:style-name="T3">http://instructor/pub/materials</text:span><text:span text:style-name="T6"> </text:span></text:p>
            </text:list-item>
            <text:list-item>
              <text:p text:style-name="P8">what files does it contain?</text:p>
            </text:list-item>
            <text:list-item>
              <text:p text:style-name="P8">what scripts does it contain?</text:p>
            </text:list-item>
            <text:list-item>
              <text:p text:style-name="P8">how much disk space will it use when installed?</text:p>
            </text:list-item>
            <text:list-item>
              <text:p text:style-name="P4"><text:span text:style-name="T6">extract the </text:span><text:span text:style-name="T7">README.txt</text:span> from the package file</text:p>
            </text:list-item>
            <text:list-item>
              <text:p text:style-name="P4">use <text:span text:style-name="command-text">yum localinstall</text:span> to install the package </text:p>
            </text:list-item>
          </text:list>
        </text:list-item>
        <text:list-item>
          <text:p text:style-name="P4">RPM package design</text:p>
          <text:list>
            <text:list-item>
              <text:p text:style-name="P4">design/structure of an RPM</text:p>
              <text:list>
                <text:list-item>
                  <text:p text:style-name="P4">metadata</text:p>
                </text:list-item>
                <text:list-item>
                  <text:p text:style-name="P4">files</text:p>
                </text:list-item>
                <text:list-item>
                  <text:p text:style-name="P4">scripts</text:p>
                </text:list-item>
              </text:list>
            </text:list-item>
            <text:list-item>
              <text:p text:style-name="P4">useful RPM queries</text:p>
              <text:list>
                <text:list-item>
                  <text:p text:style-name="P4"><text:span text:style-name="command-text">rpm -qd</text:span></text:p>
                </text:list-item>
                <text:list-item>
                  <text:p text:style-name="P4"><text:span text:style-name="command-text">rpm -qc</text:span></text:p>
                </text:list-item>
                <text:list-item>
                  <text:p text:style-name="P4"><text:span text:style-name="command-text">rpm -q --scripts </text:span></text:p>
                </text:list-item>
              </text:list>
            </text:list-item>
          </text:list>
        </text:list-item>
      </text:list>
      <text:p text:style-name="P1">RPM Package Specifications</text:p>
      <text:list xml:id="list1178948381" text:style-name="L3">
        <text:list-item>
          <text:p text:style-name="P10">References</text:p>
          <text:list>
            <text:list-item>
              <text:p text:style-name="P10">Fedora RPM Guide – <text:span text:style-name="T3">http://docs.fedoraproject.org/en-US/Fedora_Draft_Documentation/0.1/html/RPM_Guide/</text:span></text:p>
            </text:list-item>
            <text:list-item>
              <text:p text:style-name="P10">Fedora Packaging Guidelines – <text:span text:style-name="T3">http://fedoraproject.org/wiki/Packaging:Guidelines</text:span></text:p>
            </text:list-item>
          </text:list>
        </text:list-item>
        <text:list-item>
          <text:p text:style-name="P10">Source RPM Package Search &amp; Learn</text:p>
          <text:list>
            <text:list-item>
              <text:p text:style-name="P10">as <text:span text:style-name="T4">student</text:span><text:span text:style-name="T5"> download</text:span> the <text:span text:style-name="T1">redhat-release</text:span><text:span text:style-name="T2"> SRPM from the instructor machine<text:line-break/></text:span><text:span text:style-name="T3">http://instructor/pub/materials/redhat-release-*.src.rpm</text:span></text:p>
            </text:list-item>
            <text:list-item>
              <text:p text:style-name="P10">install the <text:span text:style-name="T1">redhat-release</text:span><text:span text:style-name="T2"> source RPM</text:span></text:p>
            </text:list-item>
            <text:list-item>
              <text:p text:style-name="P10"><text:span text:style-name="T2">you should see </text:span><text:span text:style-name="T1">~/rpmbuild</text:span><text:span text:style-name="T2"> directory</text:span></text:p>
              <text:list>
                <text:list-item>
                  <text:p text:style-name="P11">explore the directories created under it</text:p>
                </text:list-item>
              </text:list>
            </text:list-item>
            <text:list-item>
              <text:p text:style-name="P11">examine the internal structure of the tarball in SOURCES</text:p>
            </text:list-item>
            <text:list-item>
              <text:p text:style-name="P11">study the spec file</text:p>
            </text:list-item>
          </text:list>
        </text:list-item>
        <text:list-item>
          <text:p text:style-name="P11">Spec file directives and sections</text:p>
          <text:list>
            <text:list-item>
              <text:p text:style-name="P14">Name</text:p>
            </text:list-item>
            <text:list-item>
              <text:p text:style-name="P14">Version</text:p>
            </text:list-item>
            <text:list-item>
              <text:p text:style-name="P14">Release</text:p>
            </text:list-item>
            <text:list-item>
              <text:p text:style-name="P14">Group</text:p>
            </text:list-item>
            <text:list-item>
              <text:p text:style-name="P14">License</text:p>
            </text:list-item>
            <text:list-item>
              <text:p text:style-name="P14">Summary</text:p>
            </text:list-item>
            <text:list-item>
              <text:p text:style-name="P14">Source</text:p>
            </text:list-item>
            <text:list-item>
              <text:p text:style-name="P14">BuildArch</text:p>
            </text:list-item>
          </text:list>
        </text:list-item>
        <text:list-item>
          <text:p text:style-name="P10">Spec file sections</text:p>
          <text:list>
            <text:list-item>
              <text:p text:style-name="P10">%description</text:p>
            </text:list-item>
            <text:list-item>
              <text:p text:style-name="P10">%files</text:p>
            </text:list-item>
            <text:list-item>
              <text:p text:style-name="P10">%changelog</text:p>
            </text:list-item>
            <text:list-item>
              <text:p text:style-name="P10">%prep</text:p>
            </text:list-item>
            <text:list-item>
              <text:p text:style-name="P10">%build</text:p>
            </text:list-item>
            <text:list-item>
              <text:p text:style-name="P10">%install</text:p>
            </text:list-item>
            <text:list-item>
              <text:p text:style-name="P10">%clean</text:p>
            </text:list-item>
          </text:list>
        </text:list-item>
        <text:list-item>
          <text:p text:style-name="P10">rpmbbuild steps</text:p>
          <text:list>
            <text:list-item>
              <text:p text:style-name="P10">%prep</text:p>
            </text:list-item>
            <text:list-item>
              <text:p text:style-name="P10">%build</text:p>
            </text:list-item>
            <text:list-item>
              <text:p text:style-name="P10">%install</text:p>
            </text:list-item>
            <text:list-item>
              <text:p text:style-name="P10">%files</text:p>
            </text:list-item>
          </text:list>
        </text:list-item>
        <text:list-item>
          <text:p text:style-name="P10">Note: on RHEL6, <text:span text:style-name="command-text">vim</text:span> has a macro that helps create a spec file</text:p>
          <text:list>
            <text:list-item>
              <text:p text:style-name="P10">example: <text:span text:style-name="command-documentation">[student@serverX]$</text:span> <text:span text:style-name="command-text">vim foo.spec</text:span></text:p>
            </text:list-item>
            <text:list-item>
              <text:p text:style-name="P10">provides some common entries for RPM building</text:p>
            </text:list-item>
          </text:list>
        </text:list-item>
      </text:list>
      <text:p text:style-name="Standard"/>
      <text:p text:style-name="P1">Building and Signing an RPM Package </text:p>
      <text:list xml:id="list610807578" text:style-name="L4">
        <text:list-item>
          <text:p text:style-name="P19">References:</text:p>
          <text:list>
            <text:list-item>
              <text:p text:style-name="P19">manual pages</text:p>
              <text:list>
                <text:list-item>
                  <text:p text:style-name="P19"><text:span text:style-name="command-documentation">rpmbuild(8)</text:span></text:p>
                </text:list-item>
                <text:list-item>
                  <text:p text:style-name="P19"><text:span text:style-name="command-documentation">createrepo(8)</text:span></text:p>
                </text:list-item>
              </text:list>
            </text:list-item>
          </text:list>
        </text:list-item>
      </text:list>
      <text:list xml:id="list1739432331" text:continue-list="list1178948381" text:style-name="L3">
        <text:list-item>
          <text:list>
            <text:list-item>
              <text:p text:style-name="P10">Fedora RPM Guide – <text:span text:style-name="T3">http://docs.fedoraproject.org/en-US/Fedora_Draft_Documentation/0.1/html/RPM_Guide/</text:span></text:p>
            </text:list-item>
            <text:list-item>
              <text:p text:style-name="P10">Fedora Packaging Guidelines – <text:span text:style-name="T3">http://fedoraproject.org/wiki/Packaging:Guidelines</text:span></text:p>
            </text:list-item>
          </text:list>
        </text:list-item>
      </text:list>
      <text:list xml:id="list829630947" text:continue-list="list610807578" text:style-name="L4">
        <text:list-item>
          <text:p text:style-name="P19">five steps for building an RPM Package:</text:p>
          <text:list>
            <text:list-item>
              <text:p text:style-name="P19">tarball</text:p>
              <text:list>
                <text:list-item>
                  <text:p text:style-name="P19"><text:span text:style-name="T3">name-version</text:span>/</text:p>
                </text:list-item>
                <text:list-item>
                  <text:p text:style-name="P15">SOURCES/</text:p>
                </text:list-item>
              </text:list>
            </text:list-item>
            <text:list-item>
              <text:p text:style-name="P19">spec file</text:p>
              <text:list>
                <text:list-item>
                  <text:p text:style-name="P15">SPECS/name.spec</text:p>
                </text:list-item>
              </text:list>
            </text:list-item>
            <text:list-item>
              <text:p text:style-name="P15"><text:span text:style-name="command-text">rpmbuild</text:span></text:p>
            </text:list-item>
            <text:list-item>
              <text:p text:style-name="P19">sign</text:p>
              <text:list>
                <text:list-item>
                  <text:p text:style-name="P19"><text:span text:style-name="command-text">--sign</text:span> or –<text:span text:style-name="command-text">resign</text:span></text:p>
                </text:list-item>
              </text:list>
            </text:list-item>
            <text:list-item>
              <text:p text:style-name="P19">test</text:p>
            </text:list-item>
          </text:list>
        </text:list-item>
        <text:list-item>
          <text:p text:style-name="P19">create a yum repository</text:p>
        </text:list-item>
        <text:list-item>
          <text:p text:style-name="P19">Practice</text:p>
          <text:list>
            <text:list-item>
              <text:p text:style-name="P19">download <text:span text:style-name="T3">ftp://instructor.example.com/pub/materials/hello.sh</text:span></text:p>
            </text:list-item>
            <text:list-item>
              <text:p text:style-name="P19">create a simple RPM that installs <text:span text:style-name="command-text">hello.sh</text:span> in <text:span text:style-name="T1">/root/bin</text:span></text:p>
              <text:list>
                <text:list-item>
                  <text:p text:style-name="P19">ensure it is installed with mode 755</text:p>
                </text:list-item>
              </text:list>
            </text:list-item>
            <text:list-item>
              <text:p text:style-name="P19">create a GPG key, sign the package with the key, and export the public GPG key</text:p>
            </text:list-item>
            <text:list-item>
              <text:p text:style-name="P19">deploy a web server and create a yum repository in <text:span text:style-name="T1">/var/www/html/Packages/</text:span></text:p>
            </text:list-item>
            <text:list-item>
              <text:p text:style-name="P19">serve the GPG key from the web server</text:p>
            </text:list-item>
            <text:list-item>
              <text:p text:style-name="P19">create a repository file that references <text:span text:style-name="T3">http://serverX/Packages </text:span>and include the key in the repository file</text:p>
            </text:list-item>
            <text:list-item>
              <text:p text:style-name="P19">install your RPM using the yum repository above and run <text:span text:style-name="command-text">/root/bin/hello.sh</text:span></text:p>
            </text:list-item>
          </text:list>
        </text:list-item>
      </text:list>
      <text:p text:style-name="Standard"/>
      <text:p text:style-name="P1">Network Management</text:p>
      <text:list xml:id="list1110751476" text:style-name="L5">
        <text:list-item>
          <text:p text:style-name="P20">References</text:p>
          <text:list>
            <text:list-item>
              <text:p text:style-name="P20">Red Hat Enterprise Linux Deployment Guide Section 4: Network Interfaces</text:p>
            </text:list-item>
            <text:list-item>
              <text:p text:style-name="P20">Red Hat Enterprise Linux Deployment Guide Section 4.1: Network Configuration Files</text:p>
            </text:list-item>
            <text:list-item>
              <text:p text:style-name="P20">Red Hat Enterprise Linux Deployment Guide Section 4.2: Interface Configuration Files</text:p>
            </text:list-item>
            <text:list-item>
              <text:p text:style-name="P20">Red Hat Enterprise Linux Deployment Guide Section 5: Network Configuration</text:p>
            </text:list-item>
            <text:list-item>
              <text:p text:style-name="P20">Red Hat Enterprise Linux Deployment Guide Section 16.3.9.4: /proc/sys/net/</text:p>
            </text:list-item>
            <text:list-item>
              <text:p text:style-name="P20">Red Hat Enterprise Linux Deployment Guide Section 16.4: Using the <text:span text:style-name="command-text">sysctl</text:span> Command</text:p>
            </text:list-item>
            <text:list-item>
              <text:p text:style-name="P20">Red Hat Enterprise Linux Deployment Guide Section 29.7.2: The Channel Bonding Module</text:p>
            </text:list-item>
            <text:list-item>
              <text:p text:style-name="P20"><text:span text:style-name="command-text">/usr/share/doc/initscripts-*/sysconfig.txt</text:span></text:p>
            </text:list-item>
            <text:list-item>
              <text:p text:style-name="P20"><text:span text:style-name="command-text">/usr/share/doc/kernel-*/Documentation/networking/bonding.txt</text:span></text:p>
            </text:list-item>
          </text:list>
        </text:list-item>
        <text:list-item>
          <text:p text:style-name="P20">Network Troubleshooting Toolkit</text:p>
          <text:list>
            <text:list-item>
              <text:p text:style-name="P20">How would you: Test? Check? Fix?</text:p>
              <text:list>
                <text:list-item>
                  <text:p text:style-name="P20">IP Address and Subnet Mask</text:p>
                </text:list-item>
                <text:list-item>
                  <text:p text:style-name="P20">Routing/Default Gateway</text:p>
                </text:list-item>
                <text:list-item>
                  <text:p text:style-name="P20">Name Resolution</text:p>
                </text:list-item>
              </text:list>
            </text:list-item>
          </text:list>
        </text:list-item>
        <text:list-item>
          <text:p text:style-name="P20">Network Interface Configuration – IP Aliases</text:p>
          <text:list>
            <text:list-item>
              <text:p text:style-name="P20">NOTE: <text:s/>recommend disabling NetworkManager when configuring aliases and bonding</text:p>
              <text:list>
                <text:list-item>
                  <text:p text:style-name="P20">NetworkManager does not support IP aliasing in a manner that is backward compatible with old-style network alias configuration</text:p>
                </text:list-item>
                <text:list-item>
                  <text:p text:style-name="P20">NetworkManager does not currently work with NIC bonding</text:p>
                </text:list-item>
                <text:list-item>
                  <text:p text:style-name="P20">For more information, consult <text:span text:style-name="T3">http://live.gnome.org/NetworkManager/SystemSettings#ifcfg-rh</text:span></text:p>
                </text:list-item>
              </text:list>
            </text:list-item>
            <text:list-item>
              <text:p text:style-name="P20"><text:span text:style-name="command-text"><text:span text:style-name="T3">ip addr</text:span></text:span></text:p>
              <text:list>
                <text:list-item>
                  <text:p text:style-name="P20"><text:span text:style-name="command-text">add</text:span><text:span text:style-name="command-text-variable"> 1.1.1.1/24</text:span><text:span text:style-name="command-text"> dev</text:span><text:span text:style-name="command-text-variable"> eth0</text:span><text:span text:style-name="command-text"> label</text:span><text:span text:style-name="command-text-variable"> eth0:0</text:span></text:p>
                </text:list-item>
                <text:list-item>
                  <text:p text:style-name="P20"><text:span text:style-name="command-text">show</text:span></text:p>
                </text:list-item>
              </text:list>
            </text:list-item>
            <text:list-item>
              <text:p text:style-name="P20"><text:span text:style-name="command-text">/etc/sysconfig/network-scripts/ifcfg-eth0:0</text:span></text:p>
              <text:list>
                <text:list-item>
                  <text:p text:style-name="P20"><text:span text:style-name="command-text">IPADDR=</text:span></text:p>
                </text:list-item>
                <text:list-item>
                  <text:p text:style-name="P20"><text:span text:style-name="command-text">NETMASK=</text:span></text:p>
                </text:list-item>
                <text:list-item>
                  <text:p text:style-name="P20"><text:span text:style-name="command-text">ONPARENT=</text:span></text:p>
                </text:list-item>
              </text:list>
            </text:list-item>
          </text:list>
        </text:list-item>
        <text:list-item>
          <text:p text:style-name="P20">Network Interface Configuration – Bonding </text:p>
          <text:list>
            <text:list-item>
              <text:p text:style-name="P20">Linux Ethernet Bonding</text:p>
              <text:list>
                <text:list-item>
                  <text:p text:style-name="P20">mode 0 (balance-rr)</text:p>
                </text:list-item>
                <text:list-item>
                  <text:p text:style-name="P20">mode 1 (active-backup)</text:p>
                </text:list-item>
                <text:list-item>
                  <text:p text:style-name="P20">mode 3 (broadcast)</text:p>
                </text:list-item>
              </text:list>
            </text:list-item>
            <text:list-item>
              <text:p text:style-name="P20"><text:span text:style-name="command-text">/etc/sysconfig/network-scripts/ifcfg-bond0</text:span></text:p>
              <text:list>
                <text:list-item>
                  <text:p text:style-name="P20"><text:span text:style-name="command-text">DEVICE=</text:span></text:p>
                </text:list-item>
                <text:list-item>
                  <text:p text:style-name="P20"><text:span text:style-name="command-text">IPADDR=</text:span></text:p>
                </text:list-item>
                <text:list-item>
                  <text:p text:style-name="P20"><text:span text:style-name="command-text">NETMASK=</text:span></text:p>
                </text:list-item>
                <text:list-item>
                  <text:p text:style-name="P20"><text:span text:style-name="command-text">ONBOOT=</text:span></text:p>
                </text:list-item>
                <text:list-item>
                  <text:p text:style-name="P20"><text:span text:style-name="command-text">BOOTPROTO=</text:span></text:p>
                </text:list-item>
                <text:list-item>
                  <text:p text:style-name="P20"><text:soft-page-break/><text:span text:style-name="command-text">USERCTL=</text:span></text:p>
                </text:list-item>
                <text:list-item>
                  <text:p text:style-name="P20"><text:span text:style-name="command-text">BONDING_OPTS=</text:span></text:p>
                </text:list-item>
              </text:list>
            </text:list-item>
            <text:list-item>
              <text:p text:style-name="P20"><text:span text:style-name="command-text">/etc/sysconfig/network-scripts/ifcfg-</text:span><text:span text:style-name="command-text-variable">interface</text:span></text:p>
              <text:list>
                <text:list-item>
                  <text:list>
                    <text:list-item>
                      <text:p text:style-name="P20"><text:span text:style-name="command-text">DEVICE=</text:span></text:p>
                    </text:list-item>
                    <text:list-item>
                      <text:p text:style-name="P20"><text:span text:style-name="command-text">BOOTPROTO=</text:span></text:p>
                    </text:list-item>
                    <text:list-item>
                      <text:p text:style-name="P20"><text:span text:style-name="command-text">ONBOOT=</text:span></text:p>
                    </text:list-item>
                    <text:list-item>
                      <text:p text:style-name="P20"><text:span text:style-name="command-text">MASTER=</text:span></text:p>
                    </text:list-item>
                    <text:list-item>
                      <text:p text:style-name="P20"><text:span text:style-name="command-text">SLAVE=</text:span></text:p>
                    </text:list-item>
                    <text:list-item>
                      <text:p text:style-name="P20"><text:span text:style-name="command-text">USERCTL=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Tuning Kernel Parameters</text:p>
          <text:list>
            <text:list-item>
              <text:p text:style-name="P20">investigate the <text:span text:style-name="command-text">sysctl </text:span>command and utilize the kernel documentation for relevant parameters</text:p>
            </text:list-item>
            <text:list-item>
              <text:p text:style-name="P20">Practice (Group)</text:p>
              <text:list>
                <text:list-item>
                  <text:p text:style-name="P20">how would you use <text:span text:style-name="command-text">sysctl </text:span>to identify kernel parameters that control ping, or ICMP echo, behavior?</text:p>
                </text:list-item>
                <text:list-item>
                  <text:p text:style-name="P20">which parameters look promising?</text:p>
                </text:list-item>
                <text:list-item>
                  <text:p text:style-name="P20">what command would you use to identify and/or examine kernel documentation that describes what those parameters are for?</text:p>
                </text:list-item>
                <text:list-item>
                  <text:p text:style-name="P20">how would you use <text:span text:style-name="command-text">sysctl </text:span>to adjust kernel parameters?</text:p>
                </text:list-item>
                <text:list-item>
                  <text:p text:style-name="P20">how would you configure <text:span text:style-name="command-text">sysctl</text:span> to persistently adjust kernel parameters to survive a reboot?</text:p>
                </text:list-item>
              </text:list>
            </text:list-item>
          </text:list>
        </text:list-item>
        <text:list-item>
          <text:p text:style-name="P20">Practice</text:p>
          <text:list>
            <text:list-item>
              <text:p text:style-name="P20">work with a partner to tune the kernel on serverX to respond to ping broadcast</text:p>
            </text:list-item>
            <text:list-item>
              <text:p text:style-name="P20">send a broadcast ping to the 192.168.0.0/24 network </text:p>
              <text:list>
                <text:list-item>
                  <text:p text:style-name="P20">note which hosts respond to the request</text:p>
                </text:list-item>
              </text:list>
            </text:list-item>
            <text:list-item>
              <text:p text:style-name="P20">tune serverX so that it will respond to ping broadcasts</text:p>
            </text:list-item>
            <text:list-item>
              <text:p text:style-name="P20">send another broadcast ping to the 192.168.0.0/24 network</text:p>
              <text:list>
                <text:list-item>
                  <text:p text:style-name="P20">did your host respond?</text:p>
                </text:list-item>
              </text:list>
            </text:list-item>
            <text:list-item>
              <text:p text:style-name="P20">Persistently configure your serverX to respond to ping broadcasts and reboot</text:p>
            </text:list-item>
            <text:list-item>
              <text:p text:style-name="P20">send another broadcast ping to the 192.168.0.0/24 network </text:p>
              <text:list>
                <text:list-item>
                  <text:p text:style-name="P20">did your configuration changes persist the reboot?</text:p>
                </text:list-item>
              </text:list>
            </text:list-item>
          </text:list>
        </text:list-item>
        <text:list-item>
          <text:p text:style-name="P20">Lab – Routing Network Traffic</text:p>
          <text:list>
            <text:list-item>
              <text:p text:style-name="P21">before you begin...</text:p>
              <text:list>
                <text:list-item>
                  <text:p text:style-name="P20">run the <text:span text:style-name="command-text">lab-setup-oshu</text:span> script on desktopX</text:p>
                </text:list-item>
              </text:list>
            </text:list-item>
            <text:list-item>
              <text:p text:style-name="P20">modify the configuration on serverX so that it does not respond to any ping requests</text:p>
              <text:list>
                <text:list-item>
                  <text:p text:style-name="P20">make this change persist across reboots</text:p>
                </text:list-item>
              </text:list>
            </text:list-item>
            <text:list-item>
              <text:p text:style-name="P20">add an additional IP address to serverX</text:p>
              <text:list>
                <text:list-item>
                  <text:p text:style-name="P20"><text:span text:style-name="command-text">10.42.10.</text:span><text:span text:style-name="command-text-variable">x</text:span><text:span text:style-name="command-text">/24</text:span></text:p>
                </text:list-item>
              </text:list>
            </text:list-item>
          </text:list>
        </text:list-item>
        <text:list-item>
          <text:p text:style-name="P20">Lab – Troubleshooting Network Configuration from the command-line</text:p>
          <text:list>
            <text:list-item>
              <text:p text:style-name="P20">all of the following should be performed on serverX</text:p>
            </text:list-item>
            <text:list-item>
              <text:p text:style-name="P20">run <text:span text:style-name="command-text">lab-break-net 1</text:span></text:p>
            </text:list-item>
            <text:list-item>
              <text:p text:style-name="P20"><text:soft-page-break/>symptom: a web browser is unable to access the web page at <text:span text:style-name="T3">http://instructor.remote.test</text:span></text:p>
            </text:list-item>
            <text:list-item>
              <text:p text:style-name="P20">apply the three steps: TEST, CHECK, FIX to identify and resolve the problem</text:p>
            </text:list-item>
            <text:list-item>
              <text:p text:style-name="P20">run <text:span text:style-name="command-text">lab-break-net 2</text:span></text:p>
            </text:list-item>
            <text:list-item>
              <text:p text:style-name="P20">symptom: a web browser is unable to access the web page at <text:span text:style-name="T3">http://instructor.remote.test</text:span></text:p>
            </text:list-item>
            <text:list-item>
              <text:p text:style-name="P20">apply the three steps: TEST, CHECK, FIX to identify and resolve the problem</text:p>
            </text:list-item>
            <text:list-item>
              <text:p text:style-name="P20">run <text:span text:style-name="command-text">lab-break-net 3</text:span></text:p>
            </text:list-item>
            <text:list-item>
              <text:p text:style-name="P20">symptom: a web browser is unable to access the web page at <text:span text:style-name="T3">http://instructor.remote.test</text:span></text:p>
            </text:list-item>
            <text:list-item>
              <text:p text:style-name="P20">apply the three steps: TEST, CHECK, FIX to identify and resolve the problem</text:p>
            </text:list-item>
          </text:list>
        </text:list-item>
      </text:list>
      <text:p text:style-name="Standard"/>
      <text:p text:style-name="Standard"/>
      <text:p text:style-name="P1">Storage Management</text:p>
      <text:list xml:id="list1074361496" text:style-name="L6">
        <text:list-item>
          <text:p text:style-name="P36">References</text:p>
          <text:list>
            <text:list-item>
              <text:p text:style-name="P36">If I add several hundred GB of RAM to a system, do I really need several hundred GB of swap space for RHEL? <text:span text:style-name="T3">https://access.redhat.com/kb/docs/DOC-15252</text:span></text:p>
            </text:list-item>
            <text:list-item>
              <text:p text:style-name="P36">Red Hat Enterprise Linux Storage Administration Guide Section 21.2: iSCSI</text:p>
            </text:list-item>
            <text:list-item>
              <text:p text:style-name="P36"><text:span text:style-name="command-text">/usr/share/doc/iscsi-initiator-utils-*/README</text:span></text:p>
            </text:list-item>
            <text:list-item>
              <text:p text:style-name="P36">manual pages</text:p>
              <text:list>
                <text:list-item>
                  <text:p text:style-name="P36"><text:span text:style-name="command-documentation">fdisk(8)</text:span></text:p>
                </text:list-item>
                <text:list-item>
                  <text:p text:style-name="P36"><text:span text:style-name="command-documentation">fstab(5)</text:span></text:p>
                </text:list-item>
                <text:list-item>
                  <text:p text:style-name="P36"><text:span text:style-name="command-documentation">mkfs(8)</text:span></text:p>
                </text:list-item>
                <text:list-item>
                  <text:p text:style-name="P36"><text:span text:style-name="command-documentation">blkid(8)</text:span></text:p>
                </text:list-item>
                <text:list-item>
                  <text:p text:style-name="P36"><text:span text:style-name="command-documentation">partprobe(8)</text:span></text:p>
                </text:list-item>
                <text:list-item>
                  <text:p text:style-name="P36"><text:span text:style-name="command-documentation">mount(8)</text:span></text:p>
                </text:list-item>
                <text:list-item>
                  <text:p text:style-name="P36"><text:span text:style-name="command-documentation">parted(8)</text:span></text:p>
                </text:list-item>
                <text:list-item>
                  <text:p text:style-name="P36"><text:span text:style-name="command-documentation">cryptsetup(8)</text:span></text:p>
                </text:list-item>
                <text:list-item>
                  <text:p text:style-name="P36"><text:span text:style-name="command-documentation">crypttab(8)</text:span></text:p>
                </text:list-item>
              </text:list>
            </text:list-item>
          </text:list>
        </text:list-item>
        <text:list-item>
          <text:p text:style-name="P36">Simple Partitions and File Systems </text:p>
          <text:list>
            <text:list-item>
              <text:p text:style-name="P36"><text:span text:style-name="command-text">fdisk </text:span></text:p>
              <text:list>
                <text:list-item>
                  <text:p text:style-name="P36"><text:span text:style-name="command-text">-l </text:span>– view disks and current partitioning</text:p>
                </text:list-item>
                <text:list-item>
                  <text:p text:style-name="P36"><text:span text:style-name="command-text">-c</text:span> – disables legacy DOS-compatibility mode</text:p>
                </text:list-item>
                <text:list-item>
                  <text:p text:style-name="P36"><text:span text:style-name="command-text">-u –</text:span> displays output in sectors (not cylinders, which are obsolete)</text:p>
                </text:list-item>
                <text:list-item>
                  <text:p text:style-name="P36">should not be used to manage disks &gt;=2TiB</text:p>
                </text:list-item>
              </text:list>
            </text:list-item>
            <text:list-item>
              <text:p text:style-name="P36"><text:span text:style-name="command-text">parted</text:span></text:p>
              <text:list>
                <text:list-item>
                  <text:p text:style-name="P36">should be used to manage disks &gt;=2TiB</text:p>
                </text:list-item>
                <text:list-item>
                  <text:p text:style-name="P36">may be used to manage all disks/partitions</text:p>
                </text:list-item>
              </text:list>
            </text:list-item>
            <text:list-item>
              <text:p text:style-name="P36"><text:span text:style-name="T1">ext4</text:span> </text:p>
              <text:list>
                <text:list-item>
                  <text:p text:style-name="P36">standard filesystem for RHEL</text:p>
                </text:list-item>
                <text:list-item>
                  <text:p text:style-name="P36">robust and reliable</text:p>
                </text:list-item>
                <text:list-item>
                  <text:p text:style-name="P36">many features to improve performance for modern workloads</text:p>
                </text:list-item>
              </text:list>
            </text:list-item>
            <text:list-item>
              <text:p text:style-name="P16">ext3/ext2</text:p>
              <text:list>
                <text:list-item>
                  <text:p text:style-name="P36">older filesystem commonly used in Linux</text:p>
                </text:list-item>
                <text:list-item>
                  <text:p text:style-name="P36">simple and reliable</text:p>
                </text:list-item>
                <text:list-item>
                  <text:p text:style-name="P36">works well for small storage devices</text:p>
                </text:list-item>
                <text:list-item>
                  <text:p text:style-name="P36">not as efficient as <text:span text:style-name="T1">ext4</text:span></text:p>
                </text:list-item>
              </text:list>
            </text:list-item>
            <text:list-item>
              <text:p text:style-name="P16">vfat</text:p>
              <text:list>
                <text:list-item>
                  <text:p text:style-name="P36">supported on a wide variety of systems and devices</text:p>
                </text:list-item>
              </text:list>
            </text:list-item>
          </text:list>
        </text:list-item>
        <text:list-item>
          <text:p text:style-name="P36">Creating and Using a New Filesystem</text:p>
          <text:list>
            <text:list-item>
              <text:p text:style-name="P36"><text:span text:style-name="command-text">mkfs -t </text:span><text:span text:style-name="command-text-variable">filesystem</text:span> <text:s/><text:span text:style-name="command-text">/dev/</text:span><text:span text:style-name="command-text-variable">partition</text:span></text:p>
              <text:list>
                <text:list-item>
                  <text:p text:style-name="P36">creates the type of filesystem requested</text:p>
                </text:list-item>
              </text:list>
            </text:list-item>
            <text:list-item>
              <text:p text:style-name="P36"><text:span text:style-name="command-text">blkid</text:span></text:p>
              <text:list>
                <text:list-item>
                  <text:p text:style-name="P36">displays information about the contents of block devices including the UUID of the <text:soft-page-break/>filesystem</text:p>
                </text:list-item>
              </text:list>
            </text:list-item>
            <text:list-item>
              <text:p text:style-name="P36"><text:span text:style-name="command-text">mkdir /</text:span><text:span text:style-name="command-text-variable">mountpoint</text:span></text:p>
              <text:list>
                <text:list-item>
                  <text:p text:style-name="P36">creates a directory to link the new filesystem to</text:p>
                </text:list-item>
              </text:list>
            </text:list-item>
            <text:list-item>
              <text:p text:style-name="P36"><text:span text:style-name="command-text">/etc/fstab</text:span></text:p>
              <text:list>
                <text:list-item>
                  <text:p text:style-name="P36">add an entry for the filesystem to be mounted using the UUID of <text:span text:style-name="command-text">blkid</text:span></text:p>
                </text:list-item>
                <text:list-item>
                  <text:p text:style-name="P36"><text:span text:style-name="command-documentation">UUID=uuid <text:s/>/mountpoint <text:s/>ext4 <text:s/>defaults <text:s/>1 2</text:span></text:p>
                </text:list-item>
              </text:list>
            </text:list-item>
            <text:list-item>
              <text:p text:style-name="P36"><text:span text:style-name="command-text">mount /</text:span><text:span text:style-name="command-text-variable">mountpoint</text:span></text:p>
              <text:list>
                <text:list-item>
                  <text:p text:style-name="P36">mount the new filesystem</text:p>
                </text:list-item>
              </text:list>
            </text:list-item>
          </text:list>
        </text:list-item>
        <text:list-item>
          <text:p text:style-name="P36">Remove an Existing Filesystem</text:p>
          <text:list>
            <text:list-item>
              <text:p text:style-name="P36"><text:span text:style-name="command-text">umount /</text:span><text:span text:style-name="command-text-variable">mountpoint</text:span></text:p>
            </text:list-item>
            <text:list-item>
              <text:p text:style-name="P36"><text:span text:style-name="command-text">/etc/fstab</text:span></text:p>
              <text:list>
                <text:list-item>
                  <text:p text:style-name="P36">comment or remove the corresponding entry</text:p>
                </text:list-item>
              </text:list>
            </text:list-item>
            <text:list-item>
              <text:p text:style-name="P36"><text:span text:style-name="command-text">rmdir /</text:span><text:span text:style-name="command-text-variable">mountpoint</text:span></text:p>
              <text:list>
                <text:list-item>
                  <text:p text:style-name="P36">remove the mount point directory if it will no longer be needed</text:p>
                </text:list-item>
              </text:list>
            </text:list-item>
          </text:list>
        </text:list-item>
        <text:list-item>
          <text:p text:style-name="P36">Practice</text:p>
          <text:list>
            <text:list-item>
              <text:p text:style-name="P36">identify a disk with free space</text:p>
            </text:list-item>
            <text:list-item>
              <text:p text:style-name="P36">create a new partition </text:p>
            </text:list-item>
            <text:list-item>
              <text:p text:style-name="P36">update the kernel partition table</text:p>
            </text:list-item>
            <text:list-item>
              <text:p text:style-name="P36">create a filesystem on the partition </text:p>
            </text:list-item>
            <text:list-item>
              <text:p text:style-name="P36">add an entry to the filesystem table file </text:p>
            </text:list-item>
            <text:list-item>
              <text:p text:style-name="P36">create a mount point</text:p>
            </text:list-item>
            <text:list-item>
              <text:p text:style-name="P36">mount the filesystem</text:p>
            </text:list-item>
          </text:list>
        </text:list-item>
        <text:list-item>
          <text:p text:style-name="P36">Enabling Data Privacy with Filesystem Encryption</text:p>
          <text:list>
            <text:list-item>
              <text:p text:style-name="P36"><text:span text:style-name="command-text">fdisk</text:span></text:p>
              <text:list>
                <text:list-item>
                  <text:p text:style-name="P36">create a new partition </text:p>
                </text:list-item>
              </text:list>
            </text:list-item>
            <text:list-item>
              <text:p text:style-name="P36"><text:span text:style-name="command-text">cryptsetup luksFormat /dev/</text:span><text:span text:style-name="command-text-variable">partition</text:span></text:p>
              <text:list>
                <text:list-item>
                  <text:p text:style-name="P36">encrypt the new partition and set first decryption password</text:p>
                </text:list-item>
              </text:list>
            </text:list-item>
            <text:list-item>
              <text:p text:style-name="P36"><text:span text:style-name="command-text">cryptsetup luksOpen /dev/</text:span><text:span text:style-name="command-text-variable">partition name</text:span></text:p>
              <text:list>
                <text:list-item>
                  <text:p text:style-name="P36">unlock encrypted volume <text:span text:style-name="command-text-variable">partition </text:span>as <text:span text:style-name="command-documentation">/dev/mapper/</text:span><text:span text:style-name="command-text-variable">name</text:span></text:p>
                </text:list-item>
              </text:list>
            </text:list-item>
            <text:list-item>
              <text:p text:style-name="P36"><text:span text:style-name="command-text">mkfs -t ext4 /dev/mapper/</text:span><text:span text:style-name="command-text-variable">name</text:span></text:p>
              <text:list>
                <text:list-item>
                  <text:p text:style-name="P36">place a filesystem on the decrypted volume</text:p>
                </text:list-item>
              </text:list>
            </text:list-item>
            <text:list-item>
              <text:p text:style-name="P36"><text:span text:style-name="command-text">mkdir /</text:span><text:span text:style-name="command-text-variable">mountpoint</text:span></text:p>
              <text:list>
                <text:list-item>
                  <text:p text:style-name="P36">create a directory to mount the decrypted volume filesystem</text:p>
                </text:list-item>
              </text:list>
            </text:list-item>
            <text:list-item>
              <text:p text:style-name="P36"><text:span text:style-name="command-text">mount /dev/mapper/</text:span><text:span text:style-name="command-text-variable">name <text:s/></text:span><text:span text:style-name="command-text">/</text:span><text:span text:style-name="command-text-variable">mountpoint</text:span></text:p>
              <text:list>
                <text:list-item>
                  <text:p text:style-name="P36">mount the decrypted volume filesystem</text:p>
                </text:list-item>
              </text:list>
            </text:list-item>
            <text:list-item>
              <text:p text:style-name="P36">To lock the volume</text:p>
              <text:list>
                <text:list-item>
                  <text:p text:style-name="P36"><text:span text:style-name="command-text">umount /</text:span><text:span text:style-name="command-text-variable">mountpoint</text:span></text:p>
                </text:list-item>
                <text:list-item>
                  <text:p text:style-name="P36"><text:span text:style-name="command-text">cryptsetup luksClose </text:span><text:span text:style-name="command-text-variable">name</text:span></text:p>
                </text:list-item>
              </text:list>
            </text:list-item>
          </text:list>
        </text:list-item>
        <text:list-item>
          <text:p text:style-name="P36">Persistently Mount Encrypted Partition</text:p>
          <text:list>
            <text:list-item>
              <text:p text:style-name="P36"><text:span text:style-name="command-text">/etc/crypttab</text:span></text:p>
              <text:list>
                <text:list-item>
                  <text:p text:style-name="P36">contains a list of devices to be unlocked during system startup</text:p>
                </text:list-item>
                <text:list-item>
                  <text:p text:style-name="P6"><text:soft-page-break/><text:span text:style-name="command-documentation">NAME <text:s/>/dev/PARTITION <text:s/>password</text:span></text:p>
                  <text:list>
                    <text:list-item>
                      <text:p text:style-name="P36"><text:span text:style-name="command-documentation">NAME</text:span> – local name to use for map to the unlocked device</text:p>
                    </text:list-item>
                    <text:list-item>
                      <text:p text:style-name="P36"><text:span text:style-name="command-documentation">/dev/PARTITION</text:span> – name of the locked device</text:p>
                    </text:list-item>
                    <text:list-item>
                      <text:p text:style-name="P36"><text:span text:style-name="command-documentation">password</text:span> – password to unlock the device</text:p>
                      <text:list>
                        <text:list-item>
                          <text:p text:style-name="P36"><text:span text:style-name="command-text">none</text:span> (or not present)</text:p>
                          <text:list>
                            <text:list-item>
                              <text:p text:style-name="P36">must be manually entered during system boot</text:p>
                            </text:list-item>
                          </text:list>
                        </text:list-item>
                        <text:list-item>
                          <text:p text:style-name="P36">anything else is interpreted as a path to a file containing the encryption passwor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<text:span text:style-name="command-text">/etc/crypttab</text:span></text:p>
              <text:list>
                <text:list-item>
                  <text:p text:style-name="P36">create an entry to mount the filesystem</text:p>
                </text:list-item>
                <text:list-item>
                  <text:p text:style-name="P36"><text:span text:style-name="command-documentation">/dev/mapper/name <text:s/>/mountpoint <text:s/>ext4 <text:s/>defaults <text:s/>1 2</text:span></text:p>
                </text:list-item>
                <text:list-item>
                  <text:p text:style-name="P36">the device listed in the first field of /etc/fstab must match the name chosen for the local name to map in /etc/crypttab</text:p>
                </text:list-item>
              </text:list>
            </text:list-item>
          </text:list>
        </text:list-item>
        <text:list-item>
          <text:p text:style-name="P36">Practice</text:p>
          <text:list>
            <text:list-item>
              <text:p text:style-name="P36">create a new partition </text:p>
            </text:list-item>
            <text:list-item>
              <text:p text:style-name="P36">format the new partition for encryption</text:p>
            </text:list-item>
            <text:list-item>
              <text:p text:style-name="P36">unlock the encrypted partition </text:p>
            </text:list-item>
            <text:list-item>
              <text:p text:style-name="P36">create an ext4 filesystem on the decrypted volume</text:p>
            </text:list-item>
            <text:list-item>
              <text:p text:style-name="P36">create a directory to use as a mount point</text:p>
            </text:list-item>
            <text:list-item>
              <text:p text:style-name="P36">create an entry in /etc/crypttab</text:p>
            </text:list-item>
            <text:list-item>
              <text:p text:style-name="P36">create an entry in /etc/fstab</text:p>
            </text:list-item>
            <text:list-item>
              <text:p text:style-name="P36">mount the filesystem</text:p>
            </text:list-item>
          </text:list>
        </text:list-item>
        <text:list-item>
          <text:p text:style-name="P36">Managing Swap Space</text:p>
          <text:list>
            <text:list-item>
              <text:p text:style-name="P36"><text:span text:style-name="command-text">fdisk</text:span></text:p>
              <text:list>
                <text:list-item>
                  <text:p text:style-name="P36">create a new partition </text:p>
                </text:list-item>
                <text:list-item>
                  <text:p text:style-name="P36">change partition type to <text:span text:style-name="command-documentation">0x82 Linux Swap</text:span></text:p>
                </text:list-item>
                <text:list-item>
                  <text:p text:style-name="P36">If no free space on disk or LVM, a file may be used</text:p>
                  <text:list>
                    <text:list-item>
                      <text:p text:style-name="P36">performance hit of additional filesystem overhead incurred</text:p>
                    </text:list-item>
                    <text:list-item>
                      <text:p text:style-name="P36">create an empty file</text:p>
                      <text:list>
                        <text:list-item>
                          <text:p text:style-name="P36"><text:span text:style-name="command-text">dd if=/dev/zero of=/</text:span><text:span text:style-name="command-text-variable">dir</text:span><text:span text:style-name="command-text">/</text:span><text:span text:style-name="command-text-variable">swapfile</text:span><text:span text:style-name="command-text"> bs=1M count=</text:span><text:span text:style-name="command-text-variable">512</text:span></text:p>
                        </text:list-item>
                        <text:list-item>
                          <text:p text:style-name="P36">to use it for swap space, replace <text:span text:style-name="command-text">/dev/</text:span><text:span text:style-name="command-text-variable">partition</text:span><text:span text:style-name="command-text"> </text:span>and <text:span text:style-name="command-text">UUID=</text:span><text:span text:style-name="command-text-variable">uuid</text:span> in subsequent steps with the file's name, <text:span text:style-name="command-text">/</text:span><text:span text:style-name="command-text-variable">dir</text:span><text:span text:style-name="command-text">/</text:span><text:span text:style-name="command-text-variable">swapfi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<text:span text:style-name="command-text">mkswap /dev/</text:span><text:span text:style-name="command-text-variable">partition</text:span></text:p>
              <text:list>
                <text:list-item>
                  <text:p text:style-name="P36">prepare partition for use as swap</text:p>
                </text:list-item>
              </text:list>
            </text:list-item>
            <text:list-item>
              <text:p text:style-name="P36"><text:span text:style-name="command-text">blkid /dev/</text:span><text:span text:style-name="command-text-variable">partition</text:span></text:p>
              <text:list>
                <text:list-item>
                  <text:p text:style-name="P36">determine the UUID</text:p>
                </text:list-item>
              </text:list>
            </text:list-item>
            <text:list-item>
              <text:p text:style-name="P36"><text:span text:style-name="command-text">/etc/fstab</text:span></text:p>
              <text:list>
                <text:list-item>
                  <text:p text:style-name="P36">add the new swap space</text:p>
                </text:list-item>
                <text:list-item>
                  <text:p text:style-name="P6"><text:span text:style-name="command-documentation">UUID=uuid <text:s/>swap <text:s/>swap <text:s/>defaults <text:s/>0 0</text:span></text:p>
                </text:list-item>
              </text:list>
            </text:list-item>
            <text:list-item>
              <text:p text:style-name="P6"><text:span text:style-name="command-text">swapon -a</text:span></text:p>
              <text:list>
                <text:list-item>
                  <text:p text:style-name="P36">activate the new swap area</text:p>
                  <text:list>
                    <text:list-item>
                      <text:p text:style-name="P36">actually activates all inactive defined swap</text:p>
                    </text:list-item>
                  </text:list>
                </text:list-item>
              </text:list>
            </text:list-item>
            <text:list-item>
              <text:p text:style-name="P36"><text:soft-page-break/><text:span text:style-name="command-text">swapon -s</text:span></text:p>
              <text:list>
                <text:list-item>
                  <text:p text:style-name="P36">show status of current swap areas</text:p>
                </text:list-item>
              </text:list>
            </text:list-item>
            <text:list-item>
              <text:p text:style-name="P36"><text:span text:style-name="command-text">swapoff /dev/</text:span><text:span text:style-name="command-text-variable">partition</text:span></text:p>
              <text:list>
                <text:list-item>
                  <text:p text:style-name="P36">deactivate particular swap area</text:p>
                </text:list-item>
              </text:list>
            </text:list-item>
          </text:list>
        </text:list-item>
        <text:list-item>
          <text:p text:style-name="P36">Practice</text:p>
          <text:list>
            <text:list-item>
              <text:p text:style-name="P36">create and use a new 256MB swap partition on your serverX</text:p>
            </text:list-item>
          </text:list>
        </text:list-item>
        <text:list-item>
          <text:p text:style-name="P36">Accessing iSCSI Storage</text:p>
          <text:list>
            <text:list-item>
              <text:p text:style-name="P36">packages</text:p>
              <text:list>
                <text:list-item>
                  <text:p text:style-name="P34">iscsi-initiator-utils</text:p>
                </text:list-item>
              </text:list>
            </text:list-item>
            <text:list-item>
              <text:p text:style-name="P36">iSCSI operations</text:p>
              <text:list>
                <text:list-item>
                  <text:p text:style-name="P36">discovery</text:p>
                  <text:list>
                    <text:list-item>
                      <text:p text:style-name="P36"><text:span text:style-name="command-text">iscsiadm -m discovery -t st -p </text:span><text:span text:style-name="command-text-variable">192.168.0.254</text:span></text:p>
                    </text:list-item>
                  </text:list>
                </text:list-item>
                <text:list-item>
                  <text:p text:style-name="P36">login</text:p>
                  <text:list>
                    <text:list-item>
                      <text:p text:style-name="P36"><text:span text:style-name="command-text">iscsiadm -m node -T </text:span><text:span text:style-name="command-text-variable">iqn.2010-09.com.example:rdisks.demo</text:span><text:span text:style-name="command-text"> -p </text:span><text:span text:style-name="command-text-variable">192.168.0.254</text:span><text:span text:style-name="command-text"> -l</text:span></text:p>
                    </text:list-item>
                  </text:list>
                </text:list-item>
                <text:list-item>
                  <text:p text:style-name="P36">logout</text:p>
                  <text:list>
                    <text:list-item>
                      <text:p text:style-name="P36"><text:span text:style-name="command-text">iscsiadm -m node -T </text:span><text:span text:style-name="command-text-variable">iqn.2010-09.com.example:rdisks.demo</text:span><text:span text:style-name="command-text"> -p </text:span><text:span text:style-name="command-text-variable">192.168.0.254</text:span><text:span text:style-name="command-text"> -u</text:span></text:p>
                    </text:list-item>
                  </text:list>
                </text:list-item>
                <text:list-item>
                  <text:p text:style-name="P36">delete</text:p>
                  <text:list>
                    <text:list-item>
                      <text:p text:style-name="P36"><text:span text:style-name="command-text">iscsiadm -m node -T </text:span><text:span text:style-name="command-text-variable">iqn.2010-09.com.example:rdisks.demo</text:span><text:span text:style-name="command-text"> -p </text:span><text:span text:style-name="command-text-variable">192.168.0.254</text:span><text:span text:style-name="command-text"> -o delete</text:span></text:p>
                    </text:list-item>
                  </text:list>
                </text:list-item>
              </text:list>
            </text:list-item>
            <text:list-item>
              <text:p text:style-name="P36"><text:span text:style-name="command-text">blkid</text:span></text:p>
            </text:list-item>
            <text:list-item>
              <text:p text:style-name="P36"><text:span text:style-name="command-text">_netdev</text:span></text:p>
              <text:list>
                <text:list-item>
                  <text:p text:style-name="P36">mount option </text:p>
                </text:list-item>
              </text:list>
            </text:list-item>
          </text:list>
        </text:list-item>
        <text:list-item>
          <text:p text:style-name="P36">Practice</text:p>
          <text:list>
            <text:list-item>
              <text:p text:style-name="P36">configure serverX to attach to centralized storage existing on instructor.example.com</text:p>
              <text:list>
                <text:list-item>
                  <text:p text:style-name="P36">change initiator name to be <text:span text:style-name="command-documentation">iqn.2010-09.com.example:disks.serverX</text:span> in the <text:span text:style-name="command-text">/etc/iscsi/initiatorname.iscsi</text:span> configuration file </text:p>
                </text:list-item>
                <text:list-item>
                  <text:p text:style-name="P36">connect to the iscsi target <text:span text:style-name="command-documentation">rdisks.serverX</text:span> on 192.168.0.254</text:p>
                </text:list-item>
                <text:list-item>
                  <text:p text:style-name="P36">partition, format, and persistently mount the new storage device</text:p>
                </text:list-item>
                <text:list-item>
                  <text:p text:style-name="P36">reboot</text:p>
                </text:list-item>
                <text:list-item>
                  <text:p text:style-name="P36">persistently unmount the new filesystem</text:p>
                </text:list-item>
                <text:list-item>
                  <text:p text:style-name="P36">logout and delete the entry for the iscsi target</text:p>
                </text:list-item>
              </text:list>
            </text:list-item>
          </text:list>
        </text:list-item>
        <text:list-item>
          <text:p text:style-name="P36">Lab – Partitions and Filesystems</text:p>
          <text:list>
            <text:list-item>
              <text:p text:style-name="P36">reset serverX</text:p>
            </text:list-item>
            <text:list-item>
              <text:p text:style-name="P36">connect to iscsi target <text:span text:style-name="command-documentation">rdisks.serverX</text:span> on 192.168.0.254 and ensure it is enabled at boot time</text:p>
            </text:list-item>
            <text:list-item>
              <text:p text:style-name="P36">create two new physical partitions using the iscsi disk, 10MiB in size each</text:p>
            </text:list-item>
            <text:list-item>
              <text:p text:style-name="P36">with the first partition, create swap space and make it persistent</text:p>
            </text:list-item>
            <text:list-item>
              <text:p text:style-name="P36">with the second partition, create an ext4 filesystem persistently mounted on <text:span text:style-name="command-text">/opt</text:span> with <text:span text:style-name="command-documentation">acl</text:span> as a default mount option</text:p>
            </text:list-item>
          </text:list>
        </text:list-item>
      </text:list>
      <text:p text:style-name="Standard"/>
      <text:p text:style-name="P1">Logical Volume Management</text:p>
      <text:list xml:id="list1966151013" text:style-name="L7">
        <text:list-item>
          <text:p text:style-name="P37">References</text:p>
          <text:list>
            <text:list-item>
              <text:p text:style-name="P37">Red Hat Enterprise Linux LVM Administrator Guide </text:p>
            </text:list-item>
            <text:list-item>
              <text:p text:style-name="P37">manual pages</text:p>
              <text:list>
                <text:list-item>
                  <text:p text:style-name="P37"><text:span text:style-name="command-documentation">lvm(8)</text:span></text:p>
                </text:list-item>
                <text:list-item>
                  <text:p text:style-name="P37"><text:span text:style-name="command-documentation">pvmove(8)</text:span></text:p>
                </text:list-item>
                <text:list-item>
                  <text:p text:style-name="P37"><text:span text:style-name="command-documentation">vgreduce(8)</text:span></text:p>
                </text:list-item>
              </text:list>
            </text:list-item>
          </text:list>
        </text:list-item>
        <text:list-item>
          <text:p text:style-name="P37">Components</text:p>
          <text:list>
            <text:list-item>
              <text:p text:style-name="P37">Physical Partitions</text:p>
              <text:list>
                <text:list-item>
                  <text:p text:style-name="P37">first building block of LVM</text:p>
                </text:list-item>
                <text:list-item>
                  <text:p text:style-name="P37">could be partitions, whole disks, RAID sets, or SAN disks </text:p>
                </text:list-item>
              </text:list>
            </text:list-item>
            <text:list-item>
              <text:p text:style-name="P37">Physical Volumes</text:p>
              <text:list>
                <text:list-item>
                  <text:p text:style-name="P37">the underlying “physical” storage</text:p>
                </text:list-item>
                <text:list-item>
                  <text:p text:style-name="P37">typically a block device such as a partition </text:p>
                </text:list-item>
                <text:list-item>
                  <text:p text:style-name="P37">must be initialized as an LVM Physical Volume in order to be used with LVM</text:p>
                </text:list-item>
              </text:list>
            </text:list-item>
            <text:list-item>
              <text:p text:style-name="P37">Volume Groups</text:p>
              <text:list>
                <text:list-item>
                  <text:p text:style-name="P37">storage pools composed of one or more Physical Volumes</text:p>
                </text:list-item>
              </text:list>
            </text:list-item>
            <text:list-item>
              <text:p text:style-name="P37">Physical Extents</text:p>
              <text:list>
                <text:list-item>
                  <text:p text:style-name="P37">back end of LVM storage</text:p>
                </text:list-item>
                <text:list-item>
                  <text:p text:style-name="P37">smallest unit of allocatable storage</text:p>
                </text:list-item>
              </text:list>
            </text:list-item>
            <text:list-item>
              <text:p text:style-name="P37">Logical Extents</text:p>
              <text:list>
                <text:list-item>
                  <text:p text:style-name="P37">front end of LVM storage</text:p>
                </text:list-item>
                <text:list-item>
                  <text:p text:style-name="P37">map to Physical Extents</text:p>
                </text:list-item>
                <text:list-item>
                  <text:p text:style-name="P37">each Logical Extent will map to one Physical Extent</text:p>
                  <text:list>
                    <text:list-item>
                      <text:p text:style-name="P37">exception example: Mirroring will map each Logical Extent to two Physical Extents</text:p>
                    </text:list-item>
                  </text:list>
                </text:list-item>
              </text:list>
            </text:list-item>
            <text:list-item>
              <text:p text:style-name="P37">Logical Volumes</text:p>
              <text:list>
                <text:list-item>
                  <text:p text:style-name="P37">groups of Logical Extents</text:p>
                </text:list-item>
                <text:list-item>
                  <text:p text:style-name="P37">used in the same manner as a hard drive partition </text:p>
                </text:list-item>
              </text:list>
            </text:list-item>
          </text:list>
        </text:list-item>
        <text:list-item>
          <text:p text:style-name="P37">Implement LVM Storage with Command-line Tools</text:p>
          <text:list>
            <text:list-item>
              <text:p text:style-name="P37"><text:span text:style-name="command-text">fdisk</text:span></text:p>
              <text:list>
                <text:list-item>
                  <text:p text:style-name="P37">create a new partition for use with LVM</text:p>
                </text:list-item>
                <text:list-item>
                  <text:p text:style-name="P37">set the type to <text:span text:style-name="command-documentation">0x8e Linux LVM</text:span></text:p>
                </text:list-item>
              </text:list>
            </text:list-item>
            <text:list-item>
              <text:p text:style-name="P37"><text:span text:style-name="command-text">pvcreate /dev/</text:span><text:span text:style-name="command-text-variable">partition</text:span></text:p>
              <text:list>
                <text:list-item>
                  <text:p text:style-name="P37">initialize the partition for use with LVM</text:p>
                </text:list-item>
                <text:list-item>
                  <text:p text:style-name="P37">a header is created directly in the PV to store the LVM configuration data</text:p>
                </text:list-item>
              </text:list>
            </text:list-item>
            <text:list-item>
              <text:p text:style-name="P37"><text:span text:style-name="command-text">vgcreate </text:span><text:span text:style-name="command-text-variable">vgname <text:s/></text:span><text:span text:style-name="command-text">/dev/</text:span><text:span text:style-name="command-text-variable">partition</text:span></text:p>
              <text:list>
                <text:list-item>
                  <text:p text:style-name="P37">create a volume group named <text:span text:style-name="command-text-variable">vgname</text:span> using physical volume <text:span text:style-name="command-text">/dev/</text:span><text:span text:style-name="command-text-variable">partition</text:span></text:p>
                </text:list-item>
              </text:list>
            </text:list-item>
            <text:list-item>
              <text:p text:style-name="P37"><text:span text:style-name="command-text">lvcreate -n </text:span><text:span text:style-name="command-text-variable">lvname </text:span><text:span text:style-name="command-text">-L </text:span><text:span text:style-name="command-text-variable">2g <text:s/>vgname</text:span></text:p>
              <text:list>
                <text:list-item>
                  <text:p text:style-name="P37">create a new 2GiB LV named <text:span text:style-name="command-text-variable">lvname</text:span> from available physical extents on <text:span text:style-name="command-text-variable">vgname</text:span></text:p>
                </text:list-item>
              </text:list>
            </text:list-item>
            <text:list-item>
              <text:p text:style-name="P37"><text:span text:style-name="command-text">mkfs -t ext4 /dev/</text:span><text:span text:style-name="command-text-variable">vgname</text:span><text:span text:style-name="command-text">/</text:span><text:span text:style-name="command-text-variable">lvname</text:span></text:p>
              <text:list>
                <text:list-item>
                  <text:p text:style-name="P37">create an ext4 filesystem on the new LV</text:p>
                </text:list-item>
              </text:list>
            </text:list-item>
            <text:list-item>
              <text:p text:style-name="P37"><text:span text:style-name="command-text">mkdir /</text:span><text:span text:style-name="command-text-variable">mountpoint</text:span></text:p>
              <text:list>
                <text:list-item>
                  <text:p text:style-name="P37"><text:soft-page-break/>directory to use as a mount point</text:p>
                </text:list-item>
              </text:list>
            </text:list-item>
            <text:list-item>
              <text:p text:style-name="P37"><text:span text:style-name="command-text">/etc/fstab</text:span></text:p>
              <text:list>
                <text:list-item>
                  <text:p text:style-name="P37"><text:span text:style-name="command-documentation">/dev/mapper/vgname-lvname /mountpoint ext4 defaults 1 2</text:span></text:p>
                </text:list-item>
              </text:list>
            </text:list-item>
            <text:list-item>
              <text:p text:style-name="P37"><text:span text:style-name="command-text">mount /</text:span><text:span text:style-name="command-text-variable">mountpoint</text:span></text:p>
            </text:list-item>
          </text:list>
        </text:list-item>
        <text:list-item>
          <text:p text:style-name="P37">Review LVM Status Information</text:p>
          <text:list>
            <text:list-item>
              <text:p text:style-name="P37"><text:span text:style-name="command-text">pvdisplay /dev/</text:span><text:span text:style-name="command-text-variable">partition</text:span></text:p>
              <text:list>
                <text:list-item>
                  <text:p text:style-name="P37">display information about the specific physical volume</text:p>
                </text:list-item>
              </text:list>
            </text:list-item>
            <text:list-item>
              <text:p text:style-name="P37"><text:span text:style-name="command-text">vgdisplay </text:span><text:span text:style-name="command-text-variable">vgname</text:span></text:p>
              <text:list>
                <text:list-item>
                  <text:p text:style-name="P37">display information about the specific volume group</text:p>
                </text:list-item>
              </text:list>
            </text:list-item>
            <text:list-item>
              <text:p text:style-name="P37"><text:span text:style-name="command-text">lvdisplay /dev/</text:span><text:span text:style-name="command-text-variable">vgname</text:span><text:span text:style-name="command-text">/</text:span><text:span text:style-name="command-text-variable">lvname</text:span></text:p>
              <text:list>
                <text:list-item>
                  <text:p text:style-name="P37">display information about the specific logical volume</text:p>
                </text:list-item>
              </text:list>
            </text:list-item>
          </text:list>
        </text:list-item>
        <text:list-item>
          <text:p text:style-name="P37">Practice</text:p>
          <text:list>
            <text:list-item>
              <text:p text:style-name="P37">perform steps on serverX</text:p>
            </text:list-item>
            <text:list-item>
              <text:p text:style-name="P37">create a new 512MiB partition and prepare it for use with LVM as a Physical Volume</text:p>
            </text:list-item>
            <text:list-item>
              <text:p text:style-name="P37">create a Volume Group named <text:span text:style-name="T1">shazam</text:span> using the Physical Volume created in the previous step</text:p>
            </text:list-item>
            <text:list-item>
              <text:p text:style-name="P37">create and format with <text:span text:style-name="T1">ext4</text:span>, a new Logical Volume of 256MiB called <text:span text:style-name="T1">/dev/shazam/storage</text:span></text:p>
            </text:list-item>
            <text:list-item>
              <text:p text:style-name="P37">modify serverX such that <text:span text:style-name="T1">/dev/shazam/storage</text:span> is mounted at boot time as <text:span text:style-name="T1">/storage</text:span></text:p>
            </text:list-item>
          </text:list>
        </text:list-item>
        <text:list-item>
          <text:p text:style-name="P12">Extending a Logical Volume and ext4 Filesystem</text:p>
          <text:list>
            <text:list-item>
              <text:p text:style-name="P12">Extending the Logical Volume and Filesystem</text:p>
              <text:list>
                <text:list-item>
                  <text:p text:style-name="P12">verify current size of mounted filesystem </text:p>
                  <text:list>
                    <text:list-item>
                      <text:p text:style-name="P7"><text:span text:style-name="command-text"><text:span text:style-name="T8">df -h /storage</text:span></text:span></text:p>
                    </text:list-item>
                  </text:list>
                </text:list-item>
                <text:list-item>
                  <text:p text:style-name="P37">verify there are sufficient “Physical Extents available”</text:p>
                  <text:list>
                    <text:list-item>
                      <text:p text:style-name="P37"><text:span text:style-name="command-text">vgdisplay </text:span><text:span text:style-name="command-text-variable">vgname</text:span></text:p>
                    </text:list-item>
                  </text:list>
                </text:list-item>
                <text:list-item>
                  <text:p text:style-name="P37">extend the logical volume using some or all of the available extents</text:p>
                  <text:list>
                    <text:list-item>
                      <text:p text:style-name="P37"><text:span text:style-name="command-text">lvextend -l </text:span><text:span text:style-name="command-text-variable">128</text:span> <text:span text:style-name="command-text">/dev/</text:span><text:span text:style-name="command-text-variable">vgname</text:span><text:span text:style-name="command-text">/</text:span><text:span text:style-name="command-text-variable">lvname</text:span></text:p>
                    </text:list-item>
                  </text:list>
                </text:list-item>
                <text:list-item>
                  <text:p text:style-name="P37">grow the associated filesystem mounted on <text:span text:style-name="T1">/storage</text:span></text:p>
                  <text:list>
                    <text:list-item>
                      <text:p text:style-name="P37"><text:span text:style-name="command-text">resize2fs -p /dev/</text:span><text:span text:style-name="command-text-variable">vgname</text:span><text:span text:style-name="command-text">/</text:span><text:span text:style-name="command-text-variable">lvname</text:span></text:p>
                    </text:list-item>
                  </text:list>
                </text:list-item>
                <text:list-item>
                  <text:p text:style-name="P37">verify the new size of the mounted filesystem <text:span text:style-name="T1">/storage</text:span></text:p>
                  <text:list>
                    <text:list-item>
                      <text:p text:style-name="P37"><text:span text:style-name="command-text">df -h /storage</text:span></text:p>
                    </text:list-item>
                  </text:list>
                </text:list-item>
              </text:list>
            </text:list-item>
            <text:list-item>
              <text:p text:style-name="P37">Reducing a Filesystem and Logical Volume</text:p>
              <text:list>
                <text:list-item>
                  <text:p text:style-name="P37"><text:span text:style-name="command-text">umount /storage</text:span></text:p>
                  <text:list>
                    <text:list-item>
                      <text:p text:style-name="P37">unmount the filesystem to be reduced</text:p>
                    </text:list-item>
                  </text:list>
                </text:list-item>
                <text:list-item>
                  <text:p text:style-name="P37"><text:span text:style-name="command-text">fsck -f /dev/</text:span><text:span text:style-name="command-text-variable">vgname</text:span><text:span text:style-name="command-text">/</text:span><text:span text:style-name="command-text-variable">lvname</text:span></text:p>
                  <text:list>
                    <text:list-item>
                      <text:p text:style-name="P37">verify that all filesystem data structures are clean prior to resizing</text:p>
                    </text:list-item>
                  </text:list>
                </text:list-item>
                <text:list-item>
                  <text:p text:style-name="P37"><text:span text:style-name="command-text">resize2fs -p /dev/</text:span><text:span text:style-name="command-text-variable">vgname</text:span><text:span text:style-name="command-text">/</text:span><text:span text:style-name="command-text-variable">lvname 512M</text:span></text:p>
                  <text:list>
                    <text:list-item>
                      <text:p text:style-name="P37">resize the filesystem to be 512MB</text:p>
                      <text:list>
                        <text:list-item>
                          <text:p text:style-name="P37">presuming that the logical volume is larger than 512MB</text:p>
                        </text:list-item>
                      </text:list>
                    </text:list-item>
                  </text:list>
                </text:list-item>
                <text:list-item>
                  <text:p text:style-name="P37"><text:span text:style-name="command-text">lvreduce -L </text:span><text:span text:style-name="command-text-variable">512M</text:span><text:span text:style-name="command-text"> /dev/</text:span><text:span text:style-name="command-text-variable">vgname</text:span><text:span text:style-name="command-text">/</text:span><text:span text:style-name="command-text-variable">lvname</text:span></text:p>
                  <text:list>
                    <text:list-item>
                      <text:p text:style-name="P37">shrink the logical volume to 512M</text:p>
                    </text:list-item>
                    <text:list-item>
                      <text:p text:style-name="P37"><text:span text:style-name="T1">lvreduce</text:span> has no knowledge of filesystem data structures and, without warning, will <text:soft-page-break/>discard elements of the filesystem if you do not first use <text:span text:style-name="T1">resize2fs</text:span> to make the filesystem <text:span text:style-name="T3">smaller</text:span> then the intended logical volume size</text:p>
                    </text:list-item>
                  </text:list>
                </text:list-item>
                <text:list-item>
                  <text:p text:style-name="P37"><text:span text:style-name="command-text">mount /storage</text:span></text:p>
                </text:list-item>
              </text:list>
            </text:list-item>
          </text:list>
        </text:list-item>
        <text:list-item>
          <text:p text:style-name="P37">Practice</text:p>
          <text:list>
            <text:list-item>
              <text:p text:style-name="P37">perform steps on serverX</text:p>
            </text:list-item>
            <text:list-item>
              <text:p text:style-name="P37">determine amount of free space in Volume Group <text:span text:style-name="T1">shazam</text:span></text:p>
            </text:list-item>
            <text:list-item>
              <text:p text:style-name="P37">extend the logical volume <text:span text:style-name="T1">/dev/shazam/storage</text:span> with <text:span text:style-name="T3">half</text:span> the available extents in the volume group using command-line tools</text:p>
            </text:list-item>
            <text:list-item>
              <text:p text:style-name="P37">extend the filesystem mounted on <text:span text:style-name="T1">/storage</text:span> using command-line tools</text:p>
            </text:list-item>
          </text:list>
        </text:list-item>
        <text:list-item>
          <text:p text:style-name="P37">Extending a Volume Group</text:p>
          <text:list>
            <text:list-item>
              <text:p text:style-name="P37"><text:span text:style-name="command-text">fdisk</text:span></text:p>
              <text:list>
                <text:list-item>
                  <text:p text:style-name="P37">create a new partition and set the type to <text:span text:style-name="command-documentation">0x8e Linux LVM</text:span></text:p>
                </text:list-item>
              </text:list>
            </text:list-item>
            <text:list-item>
              <text:p text:style-name="P37"><text:span text:style-name="command-text">pvcreate /dev/</text:span><text:span text:style-name="command-text-variable">partition</text:span></text:p>
              <text:list>
                <text:list-item>
                  <text:p text:style-name="P37">initialize the partition for use with LVM</text:p>
                </text:list-item>
              </text:list>
            </text:list-item>
            <text:list-item>
              <text:p text:style-name="P37"><text:span text:style-name="command-text">vgextend </text:span><text:span text:style-name="command-text-variable">vgname</text:span><text:span text:style-name="command-text"> /dev/</text:span><text:span text:style-name="command-text-variable">partition</text:span></text:p>
              <text:list>
                <text:list-item>
                  <text:p text:style-name="P37">add the new physical volume to an existing volume group</text:p>
                </text:list-item>
              </text:list>
            </text:list-item>
            <text:list-item>
              <text:p text:style-name="P37"><text:span text:style-name="command-text">vgdisplay</text:span></text:p>
              <text:list>
                <text:list-item>
                  <text:p text:style-name="P37">confirm additional “Physical Extents available”</text:p>
                </text:list-item>
              </text:list>
            </text:list-item>
          </text:list>
        </text:list-item>
        <text:list-item>
          <text:p text:style-name="P37">Reducing a Volume Group</text:p>
          <text:list>
            <text:list-item>
              <text:p text:style-name="P37"><text:span text:style-name="command-text">pvmove /dev/</text:span><text:span text:style-name="command-text-variable">partition</text:span></text:p>
              <text:list>
                <text:list-item>
                  <text:p text:style-name="P37">relocate any physical extents used on <text:span text:style-name="command-text">/dev/</text:span><text:span text:style-name="command-text-variable">partition</text:span> to other Physical Volumes in the Volume Group</text:p>
                  <text:list>
                    <text:list-item>
                      <text:p text:style-name="P37">must be enough available extents in the VG on other PVs</text:p>
                    </text:list-item>
                  </text:list>
                </text:list-item>
              </text:list>
            </text:list-item>
            <text:list-item>
              <text:p text:style-name="P37"><text:span text:style-name="command-text">vgreduce </text:span><text:span text:style-name="command-text-variable">vgname </text:span><text:span text:style-name="command-text">/dev/</text:span><text:span text:style-name="command-text-variable">partition</text:span> </text:p>
              <text:list>
                <text:list-item>
                  <text:p text:style-name="P37">remove Physical Volume <text:span text:style-name="command-text">/dev/</text:span><text:span text:style-name="command-text-variable">partition</text:span> from the Volume Group <text:span text:style-name="command-text-variable">vgname</text:span></text:p>
                </text:list-item>
              </text:list>
            </text:list-item>
          </text:list>
        </text:list-item>
        <text:list-item>
          <text:p text:style-name="P37">Practice</text:p>
          <text:list>
            <text:list-item>
              <text:p text:style-name="P37">perform on serverX</text:p>
            </text:list-item>
            <text:list-item>
              <text:p text:style-name="P37">create a new 512MiB partition and prepare it for use with LVM</text:p>
            </text:list-item>
            <text:list-item>
              <text:p text:style-name="P37">extend the VG <text:span text:style-name="T1">shazam</text:span> by adding the PV</text:p>
            </text:list-item>
          </text:list>
        </text:list-item>
        <text:list-item>
          <text:p text:style-name="P37">Practice</text:p>
          <text:list>
            <text:list-item>
              <text:p text:style-name="P37">perform on serverX</text:p>
            </text:list-item>
            <text:list-item>
              <text:p text:style-name="P37">copy the file <text:span text:style-name="command-text">/usr/share/dict/linux.words </text:span>to <text:span text:style-name="command-text">/storage</text:span></text:p>
            </text:list-item>
            <text:list-item>
              <text:p text:style-name="P37">create a new 20MiB snapshot LV of <text:span text:style-name="command-text">/dev/shazam/storage</text:span> called <text:span text:style-name="command-text">storagesnap</text:span></text:p>
            </text:list-item>
            <text:list-item>
              <text:p text:style-name="P37">manually mount <text:span text:style-name="command-text">/dev/shazam/storagesnap</text:span> read only at <text:span text:style-name="command-text">/storagesnap</text:span></text:p>
            </text:list-item>
            <text:list-item>
              <text:p text:style-name="P37">list the contents of <text:span text:style-name="T1">/storagesnap</text:span> and note they are the same as <text:span text:style-name="T1">/storage</text:span></text:p>
            </text:list-item>
            <text:list-item>
              <text:p text:style-name="P37">delete the file <text:span text:style-name="command-text">/storage/linux.words</text:span> and note that it still exists in <text:span text:style-name="command-text">/storagesnap</text:span></text:p>
            </text:list-item>
            <text:list-item>
              <text:p text:style-name="P37">clean up; unmount <text:span text:style-name="T1">/storagesnap </text:span>and delete the <text:span text:style-name="command-text">storagesnap</text:span> logical volume</text:p>
            </text:list-item>
          </text:list>
        </text:list-item>
        <text:list-item>
          <text:p text:style-name="P37">Lab</text:p>
          <text:list>
            <text:list-item>
              <text:p text:style-name="P22">before you begin...</text:p>
              <text:list>
                <text:list-item>
                  <text:p text:style-name="P37">run <text:span text:style-name="command-text">lab-setup-lvm</text:span> from desktopX</text:p>
                </text:list-item>
              </text:list>
            </text:list-item>
            <text:list-item>
              <text:p text:style-name="P37">perform on serverX</text:p>
            </text:list-item>
            <text:list-item>
              <text:p text:style-name="P37"><text:soft-page-break/>create a new VG called <text:span text:style-name="T1">allison</text:span> with enough space for both a 512MiB volume and a snapshot of that volume for backup software</text:p>
            </text:list-item>
            <text:list-item>
              <text:p text:style-name="P37">create a 512MiB LV called <text:span text:style-name="command-text">custdb</text:span></text:p>
            </text:list-item>
            <text:list-item>
              <text:p text:style-name="P37">create a snapshot volume called <text:span text:style-name="command-text">custdbsnap</text:span></text:p>
            </text:list-item>
          </text:list>
        </text:list-item>
      </text:list>
      <text:p text:style-name="P1">Managing Passwords</text:p>
      <text:list xml:id="list659756381" text:style-name="L8">
        <text:list-item>
          <text:p text:style-name="P38">References</text:p>
          <text:list>
            <text:list-item>
              <text:p text:style-name="P38">manual pages</text:p>
              <text:list>
                <text:list-item>
                  <text:p text:style-name="P38"><text:span text:style-name="command-documentation">chage(1)</text:span></text:p>
                </text:list-item>
                <text:list-item>
                  <text:p text:style-name="P38"><text:span text:style-name="command-documentation">shadow(5)</text:span></text:p>
                </text:list-item>
                <text:list-item>
                  <text:p text:style-name="P38"><text:span text:style-name="command-documentation">crypt(3)</text:span></text:p>
                </text:list-item>
              </text:list>
            </text:list-item>
          </text:list>
        </text:list-item>
        <text:list-item>
          <text:p text:style-name="P38"><text:span text:style-name="command-text">/etc/shadow</text:span></text:p>
          <text:list>
            <text:list-item>
              <text:p text:style-name="P38">username</text:p>
            </text:list-item>
            <text:list-item>
              <text:p text:style-name="P38">password hash</text:p>
            </text:list-item>
            <text:list-item>
              <text:p text:style-name="P38">date of last password change</text:p>
            </text:list-item>
            <text:list-item>
              <text:p text:style-name="P38">minimum password age</text:p>
            </text:list-item>
            <text:list-item>
              <text:p text:style-name="P38">maximum password age</text:p>
            </text:list-item>
            <text:list-item>
              <text:p text:style-name="P38">password warning period</text:p>
            </text:list-item>
            <text:list-item>
              <text:p text:style-name="P38">password inactive period</text:p>
            </text:list-item>
          </text:list>
        </text:list-item>
      </text:list>
      <text:p text:style-name="Standard"/>
      <text:p text:style-name="Standard"/>
      <text:p text:style-name="P1">Managing Filesystem Access Control Lists</text:p>
      <text:list xml:id="list729897752" text:style-name="L9">
        <text:list-item>
          <text:p text:style-name="P39">References</text:p>
          <text:list>
            <text:list-item>
              <text:p text:style-name="P39">manual pages</text:p>
              <text:list>
                <text:list-item>
                  <text:p text:style-name="P39"><text:span text:style-name="command-documentation">acl(5)</text:span></text:p>
                </text:list-item>
                <text:list-item>
                  <text:p text:style-name="P39"><text:span text:style-name="command-documentation">getfacl(1)</text:span></text:p>
                </text:list-item>
                <text:list-item>
                  <text:p text:style-name="P39"><text:span text:style-name="command-documentation">setfacl(1)</text:span></text:p>
                </text:list-item>
              </text:list>
            </text:list-item>
          </text:list>
        </text:list-item>
        <text:list-item>
          <text:p text:style-name="P39">access control list support</text:p>
          <text:list>
            <text:list-item>
              <text:p text:style-name="P39">standard linux filesystems (ext2/3/4) support extended ACLs</text:p>
              <text:list>
                <text:list-item>
                  <text:p text:style-name="P39">must be mounted with <text:span text:style-name="command-text">acl</text:span> option</text:p>
                </text:list-item>
              </text:list>
            </text:list-item>
            <text:list-item>
              <text:p text:style-name="P39">if the last character of the permission string displayed by <text:span text:style-name="command-text">ls -l</text:span> is a <text:span text:style-name="command-text">+</text:span>, the file or directory has an ACL set</text:p>
            </text:list-item>
            <text:list-item>
              <text:p text:style-name="P39"><text:span text:style-name="command-text">getfacl </text:span><text:span text:style-name="command-text-variable">file </text:span></text:p>
              <text:list>
                <text:list-item>
                  <text:p text:style-name="P39">used to display ACLs on a file </text:p>
                </text:list-item>
                <text:list-item>
                  <text:p text:style-name="P39"><text:span text:style-name="command-documentation">u:elvis:rw-</text:span><text:tab/>#applies to user elvis</text:p>
                </text:list-item>
                <text:list-item>
                  <text:p text:style-name="P39"><text:span text:style-name="command-documentation">u:3142:---</text:span><text:tab/>#applies to user id 3124</text:p>
                </text:list-item>
                <text:list-item>
                  <text:p text:style-name="P39"><text:span text:style-name="command-documentation">u::rwx</text:span><text:tab/><text:tab/>#applies to file user owner</text:p>
                </text:list-item>
                <text:list-item>
                  <text:p text:style-name="P39"><text:span text:style-name="command-documentation">g:music:rwx</text:span><text:tab/>#applies to group music</text:p>
                </text:list-item>
                <text:list-item>
                  <text:p text:style-name="P39"><text:span text:style-name="command-documentation">g:10:r-x<text:tab/><text:tab/></text:span>#applies to group id 11</text:p>
                </text:list-item>
                <text:list-item>
                  <text:p text:style-name="P39"><text:span text:style-name="command-documentation">g::rw-</text:span><text:tab/><text:tab/>#applies to file group owner</text:p>
                </text:list-item>
                <text:list-item>
                  <text:p text:style-name="P39"><text:span text:style-name="command-documentation">o::rwx</text:span><text:tab/><text:tab/>#applies to everyone else</text:p>
                </text:list-item>
              </text:list>
            </text:list-item>
            <text:list-item>
              <text:p text:style-name="P39"><text:span text:style-name="command-text">setfacl</text:span></text:p>
              <text:list>
                <text:list-item>
                  <text:p text:style-name="P39">used to set or modify ACLs on a file </text:p>
                </text:list-item>
                <text:list-item>
                  <text:p text:style-name="P39"><text:span text:style-name="command-text">setfacl -m u:friend:rw </text:span><text:span text:style-name="command-text-variable">filename</text:span><text:tab/>#grant rw to user friend</text:p>
                </text:list-item>
                <text:list-item>
                  <text:p text:style-name="P39"><text:span text:style-name="command-text">setfacl -m g:grads:rw </text:span><text:span text:style-name="command-text-variable">filename</text:span><text:tab/>#grant rw to the group grads</text:p>
                </text:list-item>
                <text:list-item>
                  <text:p text:style-name="P39"><text:span text:style-name="command-text">setfacl -m g:profs:r </text:span><text:span text:style-name="command-text-variable">filename</text:span><text:tab/><text:tab/>#grant r to the group profs</text:p>
                </text:list-item>
                <text:list-item>
                  <text:p text:style-name="P39"><text:span text:style-name="command-text">setfacl -x u:friend</text:span><text:tab/><text:tab/><text:tab/><text:tab/>#remove existing ACL for friend</text:p>
                </text:list-item>
                <text:list-item>
                  <text:p text:style-name="P39"><text:span text:style-name="command-text">setfacl -m o::- </text:span><text:span text:style-name="command-text-variable">filename</text:span><text:tab/><text:tab/><text:tab/>#change normal “other” permissions</text:p>
                </text:list-item>
              </text:list>
            </text:list-item>
          </text:list>
        </text:list-item>
        <text:list-item>
          <text:p text:style-name="P39">Permission Precedence</text:p>
          <text:list>
            <text:list-item>
              <text:p text:style-name="P39">if process UID == file's user owner, use user permissions</text:p>
            </text:list-item>
            <text:list-item>
              <text:p text:style-name="P39">if process UID == an explicit user <text:s/>ACL entry, use those (masked) permissions</text:p>
            </text:list-item>
            <text:list-item>
              <text:p text:style-name="P39">if one of the groups of the process matches the group owner <text:span text:style-name="T3">or</text:span><text:span text:style-name="T6"> an explicit group ACL entry, use </text:span><text:span text:style-name="T3">any</text:span><text:span text:style-name="T6"> of those (masked) permissions which apply</text:span></text:p>
              <text:list>
                <text:list-item>
                  <text:p text:style-name="P9">it is cumulative across matching groups</text:p>
                </text:list-item>
              </text:list>
            </text:list-item>
            <text:list-item>
              <text:p text:style-name="P9">otherwise, use the file's other permissions</text:p>
            </text:list-item>
          </text:list>
        </text:list-item>
        <text:list-item>
          <text:p text:style-name="P9">Default ACLs (Inheritance)</text:p>
          <text:list>
            <text:list-item>
              <text:p text:style-name="P9">directories can have “default ACL” entries which are automatically set on new files created in that directory</text:p>
            </text:list-item>
            <text:list-item>
              <text:p text:style-name="P39"><text:span text:style-name="command-text"><text:span text:style-name="T6">setfacl -m d:u:elvis:rw </text:span></text:span><text:span text:style-name="command-text-variable"><text:span text:style-name="T11">directory</text:span></text:span></text:p>
              <text:list>
                <text:list-item>
                  <text:p text:style-name="P39">sets a default ACL entry granting read-write access to user <text:span text:style-name="T1">elvis</text:span> on all new files created in <text:span text:style-name="command-text-variable">directory</text:span></text:p>
                </text:list-item>
              </text:list>
            </text:list-item>
            <text:list-item>
              <text:p text:style-name="P39">similar to the way that the setgid permission, when set on a directory, causes new files <text:soft-page-break/>created in that directory to be owned by the same group that owns the directory</text:p>
            </text:list-item>
          </text:list>
        </text:list-item>
        <text:list-item>
          <text:p text:style-name="P39">ACL Mount Option</text:p>
          <text:list>
            <text:list-item>
              <text:p text:style-name="P39">support for extended ACL entries must be enabled when the filesystem is mounted</text:p>
            </text:list-item>
            <text:list-item>
              <text:p text:style-name="P39">installer configures all ext4 filesystems it creates to automatically turn on ACL support</text:p>
              <text:list>
                <text:list-item>
                  <text:p text:style-name="P39"><text:span text:style-name="command-text">dumpe2fs /dev/</text:span><text:span text:style-name="command-text-variable">block-dev</text:span><text:span text:style-name="command-text"> | grep 'Default mount'</text:span></text:p>
                  <text:list>
                    <text:list-item>
                      <text:p text:style-name="P39"><text:span text:style-name="command-documentation">Default mount options: <text:s text:c="3"/>user_xattr acl</text:span></text:p>
                    </text:list-item>
                  </text:list>
                </text:list-item>
              </text:list>
            </text:list-item>
            <text:list-item>
              <text:p text:style-name="P39">manually formatted filesystems will need to be mounted with <text:span text:style-name="T1">acl</text:span> mount option</text:p>
            </text:list-item>
            <text:list-item>
              <text:p text:style-name="P39">can set a manually-formatted <text:span text:style-name="T1">ext4</text:span> filesystem to turn on support at mount automatically by using <text:span text:style-name="T1">tune2fs</text:span> to set default mount options</text:p>
              <text:list>
                <text:list-item>
                  <text:p text:style-name="P39"><text:span text:style-name="command-text">tune2fs -o acl,user_xattr /dev/</text:span><text:span text:style-name="command-text-variable">block-dev</text:span></text:p>
                </text:list-item>
              </text:list>
            </text:list-item>
          </text:list>
        </text:list-item>
        <text:list-item>
          <text:p text:style-name="P39">Practice</text:p>
          <text:list>
            <text:list-item>
              <text:p text:style-name="P39">perform on serverX</text:p>
            </text:list-item>
            <text:list-item>
              <text:p text:style-name="P39">run <text:span text:style-name="command-text">lab-add-users</text:span></text:p>
            </text:list-item>
            <text:list-item>
              <text:p text:style-name="P39">Grad Students need a directory <text:span text:style-name="T1">/opt/research</text:span>, where they can store generated research results.</text:p>
            </text:list-item>
            <text:list-item>
              <text:p text:style-name="P39">newly created files in the directory should have the following properties</text:p>
              <text:list>
                <text:list-item>
                  <text:p text:style-name="P39">files should be owned by the group <text:span text:style-name="T1">grads</text:span></text:p>
                </text:list-item>
                <text:list-item>
                  <text:p text:style-name="P39">members of the <text:span text:style-name="T1">profs</text:span> group should have read/write access to the files </text:p>
                </text:list-item>
                <text:list-item>
                  <text:p text:style-name="P39">members of the <text:span text:style-name="T1">interns</text:span> group should have read-only access to the files </text:p>
                </text:list-item>
              </text:list>
            </text:list-item>
            <text:list-item>
              <text:p text:style-name="P39">other users (not a member of <text:span text:style-name="T1">profs, grads, </text:span>or <text:span text:style-name="T1">interns</text:span>) should not be able to access the directory at all </text:p>
            </text:list-item>
          </text:list>
        </text:list-item>
      </text:list>
      <text:p text:style-name="Standard"/>
      <text:p text:style-name="P1">Authentication Management</text:p>
      <text:list xml:id="list1272015881" text:style-name="L10">
        <text:list-item>
          <text:p text:style-name="P40">References</text:p>
          <text:list>
            <text:list-item>
              <text:p text:style-name="P40">Red Hat Enterprise Linux Deployment Guide Section 15.1: The Authentication Configuration Tool</text:p>
            </text:list-item>
            <text:list-item>
              <text:p text:style-name="P40">Red Hat Enterprise Linux Deployment Guide Section 15.2: The System Security Services Daemon (SSSD)</text:p>
            </text:list-item>
            <text:list-item>
              <text:p text:style-name="P40">Red Hat Enterprise Linux Storage Administration Guide Section 10.3: autofs</text:p>
            </text:list-item>
            <text:list-item>
              <text:p text:style-name="P17">/etc/sudoers</text:p>
            </text:list-item>
            <text:list-item>
              <text:p text:style-name="P40">manual pages</text:p>
              <text:list>
                <text:list-item>
                  <text:p text:style-name="P40"><text:span text:style-name="command-documentation">system-config-authentication(8)</text:span></text:p>
                </text:list-item>
                <text:list-item>
                  <text:p text:style-name="P40"><text:span text:style-name="command-documentation">sssd(8)</text:span></text:p>
                </text:list-item>
                <text:list-item>
                  <text:p text:style-name="P40"><text:span text:style-name="command-documentation">autofs(5)</text:span></text:p>
                </text:list-item>
                <text:list-item>
                  <text:p text:style-name="P40"><text:span text:style-name="command-documentation">auto.master(5)</text:span></text:p>
                </text:list-item>
                <text:list-item>
                  <text:p text:style-name="P40"><text:span text:style-name="command-documentation">kerberos(1)</text:span></text:p>
                </text:list-item>
                <text:list-item>
                  <text:p text:style-name="P40"><text:span text:style-name="command-documentation">authconfig(8)</text:span></text:p>
                </text:list-item>
                <text:list-item>
                  <text:p text:style-name="P40"><text:span text:style-name="command-documentation">sssd.conf(5)</text:span></text:p>
                </text:list-item>
                <text:list-item>
                  <text:p text:style-name="P40"><text:span text:style-name="command-documentation">sssd-krb5(5)</text:span></text:p>
                </text:list-item>
                <text:list-item>
                  <text:p text:style-name="P40"><text:span text:style-name="command-documentation">sssd-ldap(5)</text:span></text:p>
                </text:list-item>
                <text:list-item>
                  <text:p text:style-name="P40"><text:span text:style-name="command-documentation">sudoers(5)</text:span></text:p>
                </text:list-item>
                <text:list-item>
                  <text:p text:style-name="P40"><text:span text:style-name="command-documentation">visudo(8)</text:span></text:p>
                </text:list-item>
              </text:list>
            </text:list-item>
          </text:list>
        </text:list-item>
        <text:list-item>
          <text:p text:style-name="P40">Network Authentication Using an LDAP Server</text:p>
          <text:list>
            <text:list-item>
              <text:p text:style-name="P40">Key elements for LDAP client configuration</text:p>
              <text:list>
                <text:list-item>
                  <text:p text:style-name="P40">server's fully-qualified hostname</text:p>
                </text:list-item>
                <text:list-item>
                  <text:p text:style-name="P40">base dn to search for user definitions</text:p>
                </text:list-item>
                <text:list-item>
                  <text:p text:style-name="P40">the CA certificate used to sign the LDAP server's SSL certificate</text:p>
                </text:list-item>
              </text:list>
            </text:list-item>
            <text:list-item>
              <text:p text:style-name="P40">System --&gt; Administration --&gt; Authentication or <text:span text:style-name="command-text">system-config-authentication</text:span></text:p>
              <text:list>
                <text:list-item>
                  <text:p text:style-name="P40">can be used to modify the configuration of <text:span text:style-name="T3">Identity &amp; Authentication</text:span></text:p>
                </text:list-item>
                <text:list-item>
                  <text:p text:style-name="P40">will automatically turn on the sssd service which will look up and cache LDAP user information and authentication credentials</text:p>
                </text:list-item>
                <text:list-item>
                  <text:p text:style-name="P40"><text:span text:style-name="command-text">getent passwd </text:span><text:span text:style-name="command-text-variable">username</text:span></text:p>
                  <text:list>
                    <text:list-item>
                      <text:p text:style-name="P40">used to verify the account information being us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Network Mounting Home Directories</text:p>
          <text:list>
            <text:list-item>
              <text:p text:style-name="P40"><text:span text:style-name="command-text">showmount -e </text:span><text:span text:style-name="command-text-variable">nfsserver.domain</text:span></text:p>
            </text:list-item>
            <text:list-item>
              <text:p text:style-name="P40">should be mounted <text:span text:style-name="T1">rw</text:span><text:span text:style-name="T2"> </text:span></text:p>
            </text:list-item>
            <text:list-item>
              <text:p text:style-name="P13">example map file: /etc/auto.guests</text:p>
              <text:list>
                <text:list-item>
                  <text:p text:style-name="P40"><text:span text:style-name="command-documentation"><text:span text:style-name="T2">* <text:s/>-rw,soft,intr <text:s/>instructor.example.com:/home/guests/&amp;</text:span></text:span></text:p>
                </text:list-item>
              </text:list>
            </text:list-item>
          </text:list>
        </text:list-item>
        <text:list-item>
          <text:p text:style-name="P40">Practice</text:p>
          <text:list>
            <text:list-item>
              <text:p text:style-name="P40">perform on serverX</text:p>
            </text:list-item>
            <text:list-item>
              <text:p text:style-name="P40">home directory server</text:p>
              <text:list>
                <text:list-item>
                  <text:p text:style-name="P40">hostname: <text:span text:style-name="T3">instructor.example.com</text:span></text:p>
                </text:list-item>
                <text:list-item>
                  <text:p text:style-name="P40">exported directory: <text:span text:style-name="T1">/home/guests/</text:span></text:p>
                </text:list-item>
              </text:list>
            </text:list-item>
            <text:list-item>
              <text:p text:style-name="P40">extend the configuration of automounter to mount the <text:span text:style-name="T1">/home/guests</text:span> directory</text:p>
            </text:list-item>
            <text:list-item>
              <text:p text:style-name="P40"><text:soft-page-break/>have the automounter attempt to map any specified target directory as the analogous directory from the home directory server</text:p>
              <text:list>
                <text:list-item>
                  <text:p text:style-name="P40">example: request to access local directory <text:span text:style-name="T1">/home/guests/ldapuser1</text:span> should attempt to mount the directory <text:span text:style-name="T1">/home/guests/ldapuser1</text:span> from instructor.example.com</text:p>
                </text:list-item>
              </text:list>
            </text:list-item>
          </text:list>
        </text:list-item>
        <text:list-item>
          <text:p text:style-name="P40">Kerberos Configuration</text:p>
          <text:list>
            <text:list-item>
              <text:p text:style-name="P40">Kerberos</text:p>
              <text:list>
                <text:list-item>
                  <text:p text:style-name="P40">method of secure authentication over an insecure network </text:p>
                </text:list-item>
                <text:list-item>
                  <text:p text:style-name="P40">authenticates users without passing passwords over the network </text:p>
                  <text:list>
                    <text:list-item>
                      <text:p text:style-name="P40">protects the integrity of the password</text:p>
                    </text:list-item>
                    <text:list-item>
                      <text:p text:style-name="P40">prevents password capture by network sniffers</text:p>
                    </text:list-item>
                  </text:list>
                </text:list-item>
              </text:list>
            </text:list-item>
            <text:list-item>
              <text:p text:style-name="P40"><text:span text:style-name="command-text">system-config-authentication</text:span> or <text:span text:style-name="command-text">authconfig</text:span></text:p>
              <text:list>
                <text:list-item>
                  <text:p text:style-name="P40">kerberos realm</text:p>
                </text:list-item>
                <text:list-item>
                  <text:p text:style-name="P40">key distribution center (kdc)</text:p>
                </text:list-item>
                <text:list-item>
                  <text:p text:style-name="P40">kerberos admin server</text:p>
                </text:list-item>
              </text:list>
            </text:list-item>
          </text:list>
        </text:list-item>
        <text:list-item>
          <text:p text:style-name="P40">sudo</text:p>
          <text:list>
            <text:list-item>
              <text:p text:style-name="P40"><text:span text:style-name="command-text">visudo</text:span></text:p>
              <text:list>
                <text:list-item>
                  <text:p text:style-name="P40">edits <text:span text:style-name="T1">sudoers</text:span> file in a safe fashion</text:p>
                </text:list-item>
              </text:list>
            </text:list-item>
          </text:list>
        </text:list-item>
        <text:list-item>
          <text:p text:style-name="P40">Practice</text:p>
          <text:list>
            <text:list-item>
              <text:p text:style-name="P40">configure <text:span text:style-name="T1">sudo </text:span>on serverX</text:p>
            </text:list-item>
            <text:list-item>
              <text:p text:style-name="P40">users morris, borris, and horace may use sudo to run only the “service” and “chkconfig” commands without resupplying their password</text:p>
            </text:list-item>
          </text:list>
        </text:list-item>
      </text:list>
      <text:p text:style-name="Standard"/>
      <text:p text:style-name="P1">Installation, Kickstart, and Virtualization</text:p>
      <text:list xml:id="list310938632" text:style-name="L11">
        <text:list-item>
          <text:p text:style-name="P41">References</text:p>
          <text:list>
            <text:list-item>
              <text:p text:style-name="P41">Red Hat Enterprise Linux Installation Guide Section 32.4: Kickstart Options</text:p>
            </text:list-item>
            <text:list-item>
              <text:p text:style-name="P41">Red Hat Enterprise Linux Installation Guide Section 32.5: Package Selection</text:p>
            </text:list-item>
            <text:list-item>
              <text:p text:style-name="P41">Red Hat Enterprise Linux Installation Guide Section 32.6: Pre-installation Script</text:p>
            </text:list-item>
            <text:list-item>
              <text:p text:style-name="P41">Red Hat Enterprise Linux Installation Guide Section 32.7: Post-installation Script</text:p>
            </text:list-item>
            <text:list-item>
              <text:p text:style-name="P41">Red Hat Enterprise Linux Virtualization Guide Section 5: Installing the virtualization packages</text:p>
            </text:list-item>
            <text:list-item>
              <text:p text:style-name="P41">Red Hat Enterprise Linux Virtualization Guide Section 6: Virtualized guest installation</text:p>
            </text:list-item>
            <text:list-item>
              <text:p text:style-name="P41">Red Hat Enterprise Linux Virtualization Guide Section 7: Installing Red Hat Enterprise Linux 6 as a virtualized guest</text:p>
            </text:list-item>
            <text:list-item>
              <text:p text:style-name="P41">Red Hat Enterprise Linux Virtualization Guide Section 30: Managing guests with virsh</text:p>
            </text:list-item>
            <text:list-item>
              <text:p text:style-name="P41">manual pages</text:p>
              <text:list>
                <text:list-item>
                  <text:p text:style-name="P41"><text:span text:style-name="command-documentation">virsh(1)</text:span></text:p>
                </text:list-item>
              </text:list>
            </text:list-item>
          </text:list>
        </text:list-item>
        <text:list-item>
          <text:p text:style-name="P41">Kickstart: basic steps</text:p>
          <text:list>
            <text:list-item>
              <text:p text:style-name="P41">create a kickstart file</text:p>
            </text:list-item>
            <text:list-item>
              <text:p text:style-name="P41">make the kickstart file available to the installer</text:p>
            </text:list-item>
            <text:list-item>
              <text:p text:style-name="P41">boot the installer</text:p>
            </text:list-item>
            <text:list-item>
              <text:p text:style-name="P41">point the installer to the kickstart file </text:p>
            </text:list-item>
          </text:list>
        </text:list-item>
        <text:list-item>
          <text:p text:style-name="P41">Creating a Kickstart File by Modifying a Template</text:p>
          <text:list>
            <text:list-item>
              <text:p text:style-name="P41">the installer, anaconda, will create <text:span text:style-name="T1">/root/anaconda-ks.cfg</text:span> containing the configuration settings used to install the system </text:p>
              <text:list>
                <text:list-item>
                  <text:p text:style-name="P41">partitioninginformation is commented out</text:p>
                </text:list-item>
              </text:list>
            </text:list-item>
            <text:list-item>
              <text:p text:style-name="P41">why manually edit a kickstart file?</text:p>
              <text:list>
                <text:list-item>
                  <text:p text:style-name="P41">GUI and/or <text:span text:style-name="command-text">system-config-kickstart</text:span> unavailable</text:p>
                </text:list-item>
                <text:list-item>
                  <text:p text:style-name="P41">LVM instructions needed</text:p>
                </text:list-item>
                <text:list-item>
                  <text:p text:style-name="P41">individual packages need to be included or omitted (not just groups)</text:p>
                </text:list-item>
              </text:list>
            </text:list-item>
          </text:list>
        </text:list-item>
        <text:list-item>
          <text:p text:style-name="P41">KVM Virtualization</text:p>
          <text:list>
            <text:list-item>
              <text:p text:style-name="P41">implemented as a kernel module</text:p>
            </text:list-item>
            <text:list-item>
              <text:p text:style-name="P41">requires 64-bit AMD or Intel processors with virtualization extensions</text:p>
            </text:list-item>
            <text:list-item>
              <text:p text:style-name="P41">relevant flags</text:p>
              <text:list>
                <text:list-item>
                  <text:p text:style-name="P41">lm</text:p>
                </text:list-item>
                <text:list-item>
                  <text:p text:style-name="P41">svm</text:p>
                </text:list-item>
                <text:list-item>
                  <text:p text:style-name="P41">vmx</text:p>
                  <text:list>
                    <text:list-item>
                      <text:p text:style-name="P41"><text:span text:style-name="command-text">grep --color -E ' (lm|svm|vmx)' /proc/cpuinfo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Virtual Guest Installation</text:p>
          <text:list>
            <text:list-item>
              <text:p text:style-name="P41">a domain name must be specified</text:p>
            </text:list-item>
            <text:list-item>
              <text:p text:style-name="P41">point to install media to grab the 1<text:span text:style-name="T12">st</text:span> and 2<text:span text:style-name="T12">nd</text:span> stages of anaconda</text:p>
            </text:list-item>
            <text:list-item>
              <text:p text:style-name="P41">virtual hardware elements</text:p>
              <text:list>
                <text:list-item>
                  <text:p text:style-name="P41">number and types of CPU</text:p>
                </text:list-item>
                <text:list-item>
                  <text:p text:style-name="P41">size of RAM</text:p>
                </text:list-item>
                <text:list-item>
                  <text:p text:style-name="P41">virtual disk device</text:p>
                  <text:list>
                    <text:list-item>
                      <text:p text:style-name="P41">file </text:p>
                    </text:list-item>
                    <text:list-item>
                      <text:p text:style-name="P41"><text:soft-page-break/>volume</text:p>
                    </text:list-item>
                  </text:list>
                </text:list-item>
                <text:list-item>
                  <text:p text:style-name="P41">network connection and MAC address</text:p>
                </text:list-item>
              </text:list>
            </text:list-item>
          </text:list>
        </text:list-item>
        <text:list-item>
          <text:p text:style-name="P41">Practice</text:p>
          <text:list>
            <text:list-item>
              <text:p text:style-name="P41">create a logical volume 10GiB in size from <text:span text:style-name="T1">vol0</text:span> VG and name it <text:span text:style-name="T1">guest</text:span></text:p>
            </text:list-item>
            <text:list-item>
              <text:p text:style-name="P41">create a virtual machine with the following characteristics</text:p>
              <text:list>
                <text:list-item>
                  <text:p text:style-name="P41">name = guest</text:p>
                </text:list-item>
                <text:list-item>
                  <text:p text:style-name="P41">install media = network install from <text:span text:style-name="T3">http://instructor.example.com/pub/rhel6/dvd</text:span></text:p>
                </text:list-item>
                <text:list-item>
                  <text:p text:style-name="P41">CPUs = 1</text:p>
                </text:list-item>
                <text:list-item>
                  <text:p text:style-name="P41">Memory (RAM) = 768M</text:p>
                </text:list-item>
                <text:list-item>
                  <text:p text:style-name="P41">Storage device = the LV created previously</text:p>
                </text:list-item>
                <text:list-item>
                  <text:p text:style-name="P41">Network = use DHCP to get IP address</text:p>
                </text:list-item>
              </text:list>
            </text:list-item>
            <text:list-item>
              <text:p text:style-name="P41">once anaconda launches, build your guest system according to the following specifications</text:p>
              <text:list>
                <text:list-item>
                  <text:p text:style-name="P41">use the entire virtual drive with a default disk partitioning scheme</text:p>
                </text:list-item>
                <text:list-item>
                  <text:p text:style-name="P41">assign <text:span text:style-name="T1">redhat</text:span> as the root password</text:p>
                </text:list-item>
                <text:list-item>
                  <text:p text:style-name="P41">install the Desktop package group</text:p>
                </text:list-item>
              </text:list>
            </text:list-item>
          </text:list>
        </text:list-item>
        <text:list-item>
          <text:p text:style-name="P41">Practice</text:p>
          <text:list>
            <text:list-item>
              <text:p text:style-name="P41">do not use <text:span text:style-name="T1">virt-manager</text:span> or <text:span text:style-name="T1">virt-viewer</text:span></text:p>
            </text:list-item>
            <text:list-item>
              <text:p text:style-name="P41">perform from command line on desktopX</text:p>
            </text:list-item>
            <text:list-item>
              <text:p text:style-name="P41">determine the virtual domain id of serverX</text:p>
            </text:list-item>
            <text:list-item>
              <text:p text:style-name="P41">if serverX is not running, power it on</text:p>
            </text:list-item>
            <text:list-item>
              <text:p text:style-name="P41">gracefully shut down serverX</text:p>
            </text:list-item>
            <text:list-item>
              <text:p text:style-name="P41">power on serverX</text:p>
            </text:list-item>
            <text:list-item>
              <text:p text:style-name="P41">connect to the console of serverX</text:p>
            </text:list-item>
            <text:list-item>
              <text:p text:style-name="P41">after it presents the login screen on the console, disconnect from the console</text:p>
            </text:list-item>
            <text:list-item>
              <text:p text:style-name="P41">power off serverX</text:p>
            </text:list-item>
            <text:list-item>
              <text:p text:style-name="P41">ensure serverX starts at boot time</text:p>
            </text:list-item>
          </text:list>
        </text:list-item>
        <text:list-item>
          <text:p text:style-name="P41">Lab</text:p>
          <text:list>
            <text:list-item>
              <text:p text:style-name="P41">copy the <text:span text:style-name="T1">/root/anaconda-ks.cfg</text:span><text:span text:style-name="T2"> from serverX to desktopX and call it </text:span><text:span text:style-name="T1">~/test.cfg</text:span></text:p>
            </text:list-item>
            <text:list-item>
              <text:p text:style-name="P41">modify <text:span text:style-name="T1">test.cfg</text:span> according to the following criteria</text:p>
              <text:list>
                <text:list-item>
                  <text:p text:style-name="P41">partition storage according to the following</text:p>
                  <text:list>
                    <text:list-item>
                      <text:p text:style-name="P41">/boot (ext4) 200MB</text:p>
                    </text:list-item>
                    <text:list-item>
                      <text:p text:style-name="P41">swap 512MB</text:p>
                    </text:list-item>
                    <text:list-item>
                      <text:p text:style-name="P41">/ (ext4) 8GB</text:p>
                    </text:list-item>
                  </text:list>
                </text:list-item>
                <text:list-item>
                  <text:p text:style-name="P41">add the <text:span text:style-name="T1">gimp</text:span> package </text:p>
                </text:list-item>
                <text:list-item>
                  <text:p text:style-name="P41">create a <text:span text:style-name="T1">/root/install-date</text:span><text:span text:style-name="T2"> </text:span>file with the date and time</text:p>
                </text:list-item>
              </text:list>
            </text:list-item>
            <text:list-item>
              <text:p text:style-name="P41">copy <text:span text:style-name="T1">test.cfg</text:span> to <text:span text:style-name="T1">/var/www/html/</text:span> on desktopX</text:p>
            </text:list-item>
            <text:list-item>
              <text:p text:style-name="P41">create a LV in VG <text:span text:style-name="T1">vol0</text:span> named <text:span text:style-name="T1">test</text:span> large enough to server as the disk for the virtual machine</text:p>
            </text:list-item>
            <text:list-item>
              <text:p text:style-name="P41">start a virtual machine installation using <text:span text:style-name="T1">test.cfg</text:span> kickstart file </text:p>
              <text:list>
                <text:list-item>
                  <text:p text:style-name="P41">name the virtual machine <text:span text:style-name="T1">test</text:span></text:p>
                </text:list-item>
                <text:list-item>
                  <text:p text:style-name="P41">use install media from <text:span text:style-name="T3">http://instructor.example.com/pub/rhel6/dvd</text:span> </text:p>
                </text:list-item>
                <text:list-item>
                  <text:p text:style-name="P41">allocate 1 CPU and 768MB RAM</text:p>
                </text:list-item>
                <text:list-item>
                  <text:p text:style-name="P41">use the previously create LV</text:p>
                </text:list-item>
              </text:list>
            </text:list-item>
            <text:list-item>
              <text:p text:style-name="P41">reboot virtual machine when it is finished installing and confirm that it installed correctly</text:p>
            </text:list-item>
            <text:list-item>
              <text:p text:style-name="P41"><text:soft-page-break/>delete virtual machine and the LV it uses for storage to reclaim resources needed in future labs</text:p>
            </text:list-item>
          </text:list>
        </text:list-item>
      </text:list>
      <text:p text:style-name="P1">Boot Management</text:p>
      <text:list xml:id="list1794652627" text:style-name="L12">
        <text:list-item>
          <text:p text:style-name="P42">References</text:p>
          <text:list>
            <text:list-item>
              <text:p text:style-name="P42">Red Hat Enterprise Linux Installation Guide Technical Appendix E.5: GRUB Interfaces</text:p>
            </text:list-item>
            <text:list-item>
              <text:p text:style-name="P42">Red Hat Enterprise Linux Installation Guide Technical Appendix E.7: GRUB Menu Configuration File </text:p>
            </text:list-item>
            <text:list-item>
              <text:p text:style-name="P42">Red Hat Enterprise Linux Deployment Guide Section 28.6: Verifying the Boot Loader</text:p>
            </text:list-item>
            <text:list-item>
              <text:p text:style-name="P42">Red Hat Enterprise Linux Installation Guide Technical Appendix E.8: Changing Runlevels at Boot Time</text:p>
            </text:list-item>
            <text:list-item>
              <text:p text:style-name="P42">Red Hat Enterprise Linux Deployment Guide Section 3.2.2: Using RPM – Installing and Upgrading</text:p>
            </text:list-item>
            <text:list-item>
              <text:p text:style-name="P42">Red Hat Enterprise Linux Installation Guide Section 36.1: Rescue Mode</text:p>
            </text:list-item>
            <text:list-item>
              <text:p text:style-name="P42">Red Hat Enterprise Linux Installation Guide Section 36.1.3: Booting into Single-User Mode</text:p>
            </text:list-item>
            <text:list-item>
              <text:p text:style-name="P42">Red Hat Enterprise Linux Installation Guide Technical Appendix E: The GRUB Boot Loader</text:p>
            </text:list-item>
            <text:list-item>
              <text:p text:style-name="P42">Red Hat Enterprise Linux Installation Guide Technical Appendix F: Boot Process, Init, and Shutdown</text:p>
            </text:list-item>
            <text:list-item>
              <text:p text:style-name="P42"><text:span text:style-name="command-text">/etc/inittab</text:span></text:p>
            </text:list-item>
            <text:list-item>
              <text:p text:style-name="P42"><text:bookmark text:name="content"/>Using GRUB to overcome boot problems <text:span text:style-name="T3">http://magazine.redhat.com/2007/03/21/using-grub-to-overcome-boot-problems/</text:span></text:p>
            </text:list-item>
            <text:list-item>
              <text:p text:style-name="P42">info pages</text:p>
              <text:list>
                <text:list-item>
                  <text:p text:style-name="P42"><text:span text:style-name="command-documentation">chroot</text:span></text:p>
                </text:list-item>
                <text:list-item>
                  <text:p text:style-name="P42"><text:span text:style-name="command-documentation">grub</text:span></text:p>
                </text:list-item>
              </text:list>
            </text:list-item>
          </text:list>
        </text:list-item>
        <text:list-item>
          <text:p text:style-name="P42">Temporary GRUB Correction</text:p>
          <text:list>
            <text:list-item>
              <text:p text:style-name="P42">interrupt GRUB countdown</text:p>
            </text:list-item>
            <text:list-item>
              <text:p text:style-name="P42">use 'e' to edit current configuration</text:p>
            </text:list-item>
            <text:list-item>
              <text:p text:style-name="P42">select lines to correct with arrow keys</text:p>
            </text:list-item>
            <text:list-item>
              <text:p text:style-name="P42">type 'e' again to edit the current line</text:p>
            </text:list-item>
            <text:list-item>
              <text:p text:style-name="P42">type 'b' command boots with the current changes</text:p>
            </text:list-item>
          </text:list>
        </text:list-item>
        <text:list-item>
          <text:p text:style-name="P42">Practice</text:p>
          <text:list>
            <text:list-item>
              <text:p text:style-name="P42">run <text:span text:style-name="command-text">lab-setup-bootbreak</text:span> on desktopX</text:p>
            </text:list-item>
            <text:list-item>
              <text:p text:style-name="P42">on serverX, run <text:span text:style-name="command-text">lab-setup-bootbreak-5</text:span></text:p>
            </text:list-item>
            <text:list-item>
              <text:p text:style-name="P42">reboot serverX and fix the issue so the system can boot and you can log in</text:p>
            </text:list-item>
          </text:list>
        </text:list-item>
        <text:list-item>
          <text:p text:style-name="P42">Making Persistent GRUB Changes</text:p>
          <text:list>
            <text:list-item>
              <text:p text:style-name="P42"><text:span text:style-name="command-text">/boot/grub/grub.conf</text:span></text:p>
            </text:list-item>
          </text:list>
        </text:list-item>
        <text:list-item>
          <text:p text:style-name="P42">Practice</text:p>
          <text:list>
            <text:list-item>
              <text:p text:style-name="P42">reboot and ensure the issue from the previous problem is persistent </text:p>
            </text:list-item>
            <text:list-item>
              <text:p text:style-name="P42">edit the configuration file to fix the issue permanently</text:p>
            </text:list-item>
          </text:list>
        </text:list-item>
        <text:list-item>
          <text:p text:style-name="P42">Changing the Default Run Level</text:p>
          <text:list>
            <text:list-item>
              <text:p text:style-name="P42">what are each of the runlevels typically used for?</text:p>
            </text:list-item>
            <text:list-item>
              <text:p text:style-name="P42">changing runlevels</text:p>
              <text:list>
                <text:list-item>
                  <text:p text:style-name="P42"><text:span text:style-name="command-text">init </text:span><text:span text:style-name="command-text-variable">rlnum</text:span></text:p>
                </text:list-item>
                <text:list-item>
                  <text:p text:style-name="P42">pass runlevel number as an argument to the kernel via GRUB</text:p>
                </text:list-item>
              </text:list>
            </text:list-item>
          </text:list>
        </text:list-item>
        <text:list-item>
          <text:p text:style-name="P42">Single-User Mode</text:p>
          <text:list>
            <text:list-item>
              <text:p text:style-name="P42"><text:soft-page-break/>special runlevel</text:p>
              <text:list>
                <text:list-item>
                  <text:p text:style-name="P42">stops boot process just before system services start</text:p>
                </text:list-item>
                <text:list-item>
                  <text:p text:style-name="P42">opens a shell prompt as root</text:p>
                </text:list-item>
              </text:list>
            </text:list-item>
            <text:list-item>
              <text:p text:style-name="P42">useful for troubleshooting if a system is hanging during service startup but otherwise boots</text:p>
            </text:list-item>
            <text:list-item>
              <text:p text:style-name="P42">pass the argument <text:span text:style-name="command-text">single</text:span> to the kernel instead of a runlevel number on the kernel command-line in the GRUB menu</text:p>
              <text:list>
                <text:list-item>
                  <text:p text:style-name="P42">RHEL6</text:p>
                  <text:list>
                    <text:list-item>
                      <text:p text:style-name="P42">reads <text:span text:style-name="T1">/etc/init/rcS.conf</text:span> which runs<text:span text:style-name="T1"> /etc/rc.d/rc.sysinit</text:span></text:p>
                    </text:list-item>
                    <text:list-item>
                      <text:p text:style-name="P42">then reads <text:span text:style-name="T1">/etc/init/rcS-sulogin.conf</text:span> which pauses the boot process and opens root shell prompt rather than reading <text:span text:style-name="T1">/etc/init/rc.conf</text:span></text:p>
                    </text:list-item>
                  </text:list>
                </text:list-item>
                <text:list-item>
                  <text:p text:style-name="P42">RHEL5</text:p>
                  <text:list>
                    <text:list-item>
                      <text:p text:style-name="P42">pauses boot after running <text:span text:style-name="T1">/etc/rc.d/rc.sysinit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">Practice</text:p>
          <text:list>
            <text:list-item>
              <text:p text:style-name="P42">run <text:span text:style-name="command-text">lab-setup-bootbreak-4</text:span></text:p>
            </text:list-item>
            <text:list-item>
              <text:p text:style-name="P42">get into the system and reset the root password to <text:span text:style-name="T1">redhat</text:span></text:p>
            </text:list-item>
            <text:list-item>
              <text:p text:style-name="P42">change the system into runlevel 5 and run <text:span text:style-name="command-text">lab-grade-bootbreak-4</text:span></text:p>
            </text:list-item>
            <text:list-item>
              <text:p text:style-name="P42">a bug in original RHEL6 <text:span text:style-name="T3">selinux-policy</text:span> package blocks <text:span text:style-name="T1">passwd</text:span> in single-user mode</text:p>
              <text:list>
                <text:list-item>
                  <text:p text:style-name="P42">must run <text:span text:style-name="command-text">setenforce 0</text:span> before <text:span text:style-name="T1">passwd</text:span> will work</text:p>
                </text:list-item>
              </text:list>
            </text:list-item>
          </text:list>
        </text:list-item>
        <text:list-item>
          <text:p text:style-name="P42">Kernel Role in the Boot Process </text:p>
          <text:list>
            <text:list-item>
              <text:p text:style-name="P42">detect hardware devices</text:p>
            </text:list-item>
            <text:list-item>
              <text:p text:style-name="P42">load modules (drivers) for the devices</text:p>
              <text:list>
                <text:list-item>
                  <text:p text:style-name="P42">uses initial RAM disk configured for the kernel in <text:span text:style-name="T1">/boot/grub/grub.conf</text:span></text:p>
                  <text:list>
                    <text:list-item>
                      <text:p text:style-name="P42"><text:span text:style-name="command-text">/boot/initramfs-</text:span><text:span text:style-name="command-text-variable">&lt;version&gt;</text:span><text:span text:style-name="command-text">.img</text:span></text:p>
                    </text:list-item>
                  </text:list>
                </text:list-item>
                <text:list-item>
                  <text:p text:style-name="P42">once root filesystem mounted, uses <text:span text:style-name="command-text">/lib/modules/</text:span><text:span text:style-name="command-text-variable">&lt;version&gt;</text:span><text:span text:style-name="command-text">/</text:span></text:p>
                </text:list-item>
              </text:list>
            </text:list-item>
            <text:list-item>
              <text:p text:style-name="P42">mount root filesystem read-only</text:p>
            </text:list-item>
            <text:list-item>
              <text:p text:style-name="P42">start initial process, <text:span text:style-name="command-text">init </text:span></text:p>
            </text:list-item>
          </text:list>
        </text:list-item>
        <text:list-item>
          <text:p text:style-name="P18">init and Upstart</text:p>
          <text:list>
            <text:list-item>
              <text:p text:style-name="P42"><text:span text:style-name="command-text"><text:span text:style-name="T9">init </text:span></text:span>is responsible for completing the boot process by starting all other non-kernel system processes</text:p>
            </text:list-item>
            <text:list-item>
              <text:p text:style-name="P42">with Upstart, <text:span text:style-name="command-text">init </text:span>starts “jobs” when various “events” happen</text:p>
              <text:list>
                <text:list-item>
                  <text:p text:style-name="P42">when system boots</text:p>
                </text:list-item>
                <text:list-item>
                  <text:p text:style-name="P42">enter a runlevel</text:p>
                </text:list-item>
                <text:list-item>
                  <text:p text:style-name="P42">another init job starts or stops</text:p>
                </text:list-item>
              </text:list>
            </text:list-item>
            <text:list-item>
              <text:p text:style-name="P42">jobs are stored as scripts in <text:span text:style-name="command-text">/etc/init/</text:span> directory</text:p>
            </text:list-item>
            <text:list-item>
              <text:p text:style-name="P42">at boot, startup event causes <text:span text:style-name="command-text">init </text:span>to run the <text:span text:style-name="command-text">/etc/init/rcS.conf</text:span> job which:</text:p>
              <text:list>
                <text:list-item>
                  <text:p text:style-name="P42">runs <text:span text:style-name="command-text">/etc/rc.d/rc.sysinit</text:span> to</text:p>
                  <text:list>
                    <text:list-item>
                      <text:p text:style-name="P42">start LVM</text:p>
                    </text:list-item>
                    <text:list-item>
                      <text:p text:style-name="P42">check and mount filesystems</text:p>
                    </text:list-item>
                    <text:list-item>
                      <text:p text:style-name="P42">set system clock</text:p>
                    </text:list-item>
                    <text:list-item>
                      <text:p text:style-name="P42">other housekeeping</text:p>
                    </text:list-item>
                  </text:list>
                </text:list-item>
                <text:list-item>
                  <text:p text:style-name="P42">consults <text:span text:style-name="command-text">/etc/inittab</text:span> for runlevel</text:p>
                </text:list-item>
                <text:list-item>
                  <text:p text:style-name="P42">sends an event to <text:span text:style-name="command-text">init </text:span>informing runlevel to enter </text:p>
                </text:list-item>
              </text:list>
            </text:list-item>
            <text:list-item>
              <text:p text:style-name="P42"><text:soft-page-break/>runlevel event causes <text:span text:style-name="command-text">init</text:span> to run the <text:span text:style-name="command-text">/etc/init/rc.conf</text:span> job which runs <text:span text:style-name="command-text">/etc/rc.d/rc</text:span> script with desired runlevel as argument</text:p>
              <text:list>
                <text:list-item>
                  <text:p text:style-name="P42">Example:<text:span text:style-name="T1"> rc.conf</text:span> runs <text:span text:style-name="command-text">rc 5</text:span>, which runs <text:span text:style-name="command-text">/etc/rc.d/rc5.d/K* stop</text:span> and <text:span text:style-name="command-text">/etc/rc.d/rc5.d/S* start</text:span></text:p>
                </text:list-item>
                <text:list-item>
                  <text:p text:style-name="P42">scripts run in numerical order, first Ks then Ss</text:p>
                </text:list-item>
                <text:list-item>
                  <text:p text:style-name="P42">the <text:span text:style-name="command-text">/etc/rc.d/rc5.d/</text:span> scripts are symlinks to the scripts used by service</text:p>
                </text:list-item>
                <text:list-item>
                  <text:p text:style-name="P42">whether the links start with a K or an S depends on whether the service has been turned <text:span text:style-name="T1">on</text:span> or <text:span text:style-name="T1">off</text:span> with <text:span text:style-name="command-text">chkconfig</text:span></text:p>
                </text:list-item>
              </text:list>
            </text:list-item>
          </text:list>
        </text:list-item>
        <text:list-item>
          <text:p text:style-name="P42">Rescue Shell</text:p>
          <text:list>
            <text:list-item>
              <text:p text:style-name="P42">anaconda, the RHEL installer, provides a rescue shell</text:p>
              <text:list>
                <text:list-item>
                  <text:p text:style-name="P42">start an install as usual, but choose <text:span text:style-name="T3">Rescue Installed System </text:span></text:p>
                </text:list-item>
              </text:list>
            </text:list-item>
          </text:list>
        </text:list-item>
        <text:list-item>
          <text:p text:style-name="P42">Practice</text:p>
          <text:list>
            <text:list-item>
              <text:p text:style-name="P23">before you begin...</text:p>
              <text:list>
                <text:list-item>
                  <text:p text:style-name="P42">run <text:span text:style-name="command-text">lab-setup-bootbreak</text:span> on desktopX</text:p>
                </text:list-item>
              </text:list>
            </text:list-item>
            <text:list-item>
              <text:p text:style-name="P42">installation path is <text:span text:style-name="T3">http://instructor.example.com/pub/rhel6/dvd</text:span></text:p>
            </text:list-item>
            <text:list-item>
              <text:p text:style-name="P42"><text:span text:style-name="T6">path for individual packages is </text:span><text:span text:style-name="T3">http://instructor.example.com/pub/rhel6/dvd/Packages/</text:span></text:p>
            </text:list-item>
            <text:list-item>
              <text:p text:style-name="P42"><text:span text:style-name="T6">on serverX, run </text:span><text:span text:style-name="command-text"><text:span text:style-name="T6">lab-setup-bootbreak-0</text:span></text:span></text:p>
            </text:list-item>
            <text:list-item>
              <text:p text:style-name="P42">boot into rescue environment to diagnose and resolve the issue</text:p>
            </text:list-item>
            <text:list-item>
              <text:p text:style-name="P42">confirmed the problem has been resolved by rebooting the system </text:p>
            </text:list-item>
          </text:list>
        </text:list-item>
        <text:list-item>
          <text:p text:style-name="P42">Procedure for Editing Files from the Maintenance Shell</text:p>
          <text:list>
            <text:list-item>
              <text:p text:style-name="P42">sometimes necessary when a system can not mount filesystems due to typo in /etc/fstab, /etc/crypttab, or related files and drops to a maintenance shell with <text:span text:style-name="command-text">/</text:span> mounted read-only</text:p>
            </text:list-item>
            <text:list-item>
              <text:p text:style-name="P42">remount the root filesystem read-write</text:p>
              <text:list>
                <text:list-item>
                  <text:p text:style-name="P42"><text:span text:style-name="command-text">mount -o remount,rw /</text:span></text:p>
                </text:list-item>
              </text:list>
            </text:list-item>
            <text:list-item>
              <text:p text:style-name="P42">mount all other filesystems (if needed)</text:p>
              <text:list>
                <text:list-item>
                  <text:p text:style-name="P42"><text:span text:style-name="command-text">mount -a</text:span></text:p>
                </text:list-item>
              </text:list>
            </text:list-item>
            <text:list-item>
              <text:p text:style-name="P42">edit any needed files</text:p>
            </text:list-item>
            <text:list-item>
              <text:p text:style-name="P42">exit maintenance shell</text:p>
            </text:list-item>
          </text:list>
        </text:list-item>
        <text:list-item>
          <text:p text:style-name="P42">Practice</text:p>
          <text:list>
            <text:list-item>
              <text:p text:style-name="P23">before you begin...</text:p>
              <text:list>
                <text:list-item>
                  <text:p text:style-name="P42">run <text:span text:style-name="command-text">lab-setup-bootbreak</text:span> on desktopX</text:p>
                </text:list-item>
              </text:list>
            </text:list-item>
            <text:list-item>
              <text:p text:style-name="P42">run <text:span text:style-name="command-text">lab-setup-bootbreak-1</text:span> on serverX</text:p>
              <text:list>
                <text:list-item>
                  <text:p text:style-name="P42">reboot, diagnose and correct the problem</text:p>
                </text:list-item>
              </text:list>
            </text:list-item>
            <text:list-item>
              <text:p text:style-name="P42">repeat the process with <text:span text:style-name="command-text">lab-setup-bootbreak-2</text:span> and <text:span text:style-name="command-text">lab-setup-bootbreak-3</text:span></text:p>
            </text:list-item>
          </text:list>
          <text:p text:style-name="P42"/>
        </text:list-item>
      </text:list>
      <text:p text:style-name="P1">SELinux Management</text:p>
      <text:list xml:id="list2148542146" text:style-name="L13">
        <text:list-item>
          <text:p text:style-name="P43">References</text:p>
          <text:list>
            <text:list-item>
              <text:p text:style-name="P43">Red Hat Enterprise Linux SELinux Guide Section 2: Introduction</text:p>
            </text:list-item>
            <text:list-item>
              <text:p text:style-name="P43">Red Hat Enterprise Linux SELinux Guide Section 5.5: SELinux Modes</text:p>
            </text:list-item>
            <text:list-item>
              <text:p text:style-name="P43">Red Hat Enterprise Linux SELinux Guide Section 5.6: Booleans</text:p>
            </text:list-item>
            <text:list-item>
              <text:p text:style-name="P43">Red Hat Enterprise Linux SELinux Guide Section 5.7: SELinux Contexts – Labeling Files </text:p>
            </text:list-item>
            <text:list-item>
              <text:p text:style-name="P43">Red Hat Enterprise Linux SELinux Guide Section 8: Troubleshooting</text:p>
            </text:list-item>
            <text:list-item>
              <text:p text:style-name="P43">Red Hat Enterprise Linux SELinux Guide Section 8.3.7: sealert Messages</text:p>
            </text:list-item>
            <text:list-item>
              <text:p text:style-name="P43">manual pages</text:p>
              <text:list>
                <text:list-item>
                  <text:p text:style-name="P43"><text:span text:style-name="command-documentation">selinux(8)</text:span></text:p>
                </text:list-item>
                <text:list-item>
                  <text:p text:style-name="P43"><text:span text:style-name="command-documentation">getenforce(1)</text:span></text:p>
                </text:list-item>
                <text:list-item>
                  <text:p text:style-name="P43"><text:span text:style-name="command-documentation">setenforce(1)</text:span></text:p>
                </text:list-item>
                <text:list-item>
                  <text:p text:style-name="P43"><text:span text:style-name="command-documentation">restorecon(8)</text:span></text:p>
                </text:list-item>
                <text:list-item>
                  <text:p text:style-name="P43"><text:span text:style-name="command-documentation">semanage(8)</text:span></text:p>
                </text:list-item>
                <text:list-item>
                  <text:p text:style-name="P43"><text:span text:style-name="command-documentation">booleans(8)</text:span></text:p>
                </text:list-item>
                <text:list-item>
                  <text:p text:style-name="P43"><text:span text:style-name="command-documentation">getsebool(8)</text:span></text:p>
                </text:list-item>
                <text:list-item>
                  <text:p text:style-name="P43"><text:span text:style-name="command-documentation">setsebool(8)</text:span></text:p>
                </text:list-item>
                <text:list-item>
                  <text:p text:style-name="P43"><text:span text:style-name="command-documentation">sealert(8)</text:span></text:p>
                </text:list-item>
              </text:list>
            </text:list-item>
          </text:list>
        </text:list-item>
        <text:list-item>
          <text:p text:style-name="P43">Basic SELinux Security Concepts</text:p>
          <text:list>
            <text:list-item>
              <text:p text:style-name="P43">additional method to protect system </text:p>
            </text:list-item>
            <text:list-item>
              <text:p text:style-name="P43">mandatory access control </text:p>
            </text:list-item>
            <text:list-item>
              <text:p text:style-name="P43">set of security rules that determine which process can access which files, directories, ports, etc</text:p>
            </text:list-item>
            <text:list-item>
              <text:p text:style-name="P43">goal is to protect user data from system services that have been compromised</text:p>
            </text:list-item>
            <text:list-item>
              <text:p text:style-name="P43">SELinux modes</text:p>
              <text:list>
                <text:list-item>
                  <text:p text:style-name="P43">disabled</text:p>
                  <text:list>
                    <text:list-item>
                      <text:p text:style-name="P43">completely disables SELinux</text:p>
                    </text:list-item>
                    <text:list-item>
                      <text:p text:style-name="P43">must reboot to transition from/to</text:p>
                    </text:list-item>
                  </text:list>
                </text:list-item>
                <text:list-item>
                  <text:p text:style-name="P43">permissive</text:p>
                  <text:list>
                    <text:list-item>
                      <text:p text:style-name="P43">useful to temporarily disable protection</text:p>
                    </text:list-item>
                    <text:list-item>
                      <text:p text:style-name="P43">logs access violations, but allows</text:p>
                    </text:list-item>
                    <text:list-item>
                      <text:p text:style-name="P43">useful to determine if having an SELinux issue</text:p>
                    </text:list-item>
                  </text:list>
                </text:list-item>
                <text:list-item>
                  <text:p text:style-name="P43">enforcing</text:p>
                  <text:list>
                    <text:list-item>
                      <text:p text:style-name="P43">logs access violations, but deni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Practice</text:p>
          <text:list>
            <text:list-item>
              <text:p text:style-name="P43">transfer the <text:span text:style-name="T1">/etc/resolv.conf</text:span> file from desktopX to root's home directory on serverX</text:p>
            </text:list-item>
            <text:list-item>
              <text:p text:style-name="P43">all of the following steps should occur on serverX as root</text:p>
              <text:list>
                <text:list-item>
                  <text:p text:style-name="P43">observe the SELinux context of the initial <text:span text:style-name="T1">/etc/resolv.conf</text:span></text:p>
                </text:list-item>
                <text:list-item>
                  <text:p text:style-name="P43">move <text:span text:style-name="T1">resolv.conf</text:span> from root's home directory to <text:span text:style-name="T1">/etc/resolv.conf</text:span></text:p>
                </text:list-item>
                <text:list-item>
                  <text:p text:style-name="P43">observe the SELinux context of the new <text:s/><text:span text:style-name="T1">/etc/resolv.conf</text:span></text:p>
                </text:list-item>
                <text:list-item>
                  <text:p text:style-name="P43">restore the SELinux context of newly positioned <text:span text:style-name="T1">/etc/resolv.conf</text:span></text:p>
                </text:list-item>
                <text:list-item>
                  <text:p text:style-name="P43">observe the SELinux context of the restored <text:span text:style-name="T1">/etc/resolv.conf</text:span></text:p>
                </text:list-item>
              </text:list>
            </text:list-item>
          </text:list>
        </text:list-item>
        <text:list-item>
          <text:p text:style-name="P43"><text:soft-page-break/>Managing SELinux Booleans</text:p>
          <text:list>
            <text:list-item>
              <text:p text:style-name="P43">switches that change the behavior of the SELinux policy in some way</text:p>
            </text:list-item>
            <text:list-item>
              <text:p text:style-name="P43">can be used by security administrators to tune the policy to make selective adjustments</text:p>
            </text:list-item>
            <text:list-item>
              <text:p text:style-name="P43">many packages have man pages <text:span text:style-name="command-text">*_selinux(8)</text:span> which detail some of the booleans which they use</text:p>
              <text:list>
                <text:list-item>
                  <text:p text:style-name="P43"><text:span text:style-name="command-text">man -k '_selinux'</text:span></text:p>
                </text:list-item>
              </text:list>
            </text:list-item>
          </text:list>
        </text:list-item>
        <text:list-item>
          <text:p text:style-name="P43">Lab</text:p>
          <text:list>
            <text:list-item>
              <text:p text:style-name="P24">before you begin...</text:p>
              <text:list>
                <text:list-item>
                  <text:p text:style-name="P43">run <text:span text:style-name="command-text">lab-setup-selinux</text:span> on desktopX</text:p>
                </text:list-item>
              </text:list>
            </text:list-item>
            <text:list-item>
              <text:p text:style-name="P43">perform on serverX</text:p>
            </text:list-item>
            <text:list-item>
              <text:p text:style-name="P43">copy the <text:span text:style-name="T3">web_content.tgz</text:span> archive from <text:span text:style-name="T3">instructor:/var/ftp/pub/materials</text:span> to <text:span text:style-name="T1">/tmp</text:span></text:p>
            </text:list-item>
            <text:list-item>
              <text:p text:style-name="P43">extract the archive into <text:span text:style-name="T1">/tmp</text:span></text:p>
            </text:list-item>
            <text:list-item>
              <text:p text:style-name="P43">move the extracted directory to <text:span text:style-name="T1">/var/www/html</text:span></text:p>
            </text:list-item>
            <text:list-item>
              <text:p text:style-name="P43">start the web service</text:p>
            </text:list-item>
            <text:list-item>
              <text:p text:style-name="P43">try to observe the new directory with web browser on desktopX by visiting <text:span text:style-name="T3">http://serverX/web_content</text:span></text:p>
            </text:list-item>
            <text:list-item>
              <text:p text:style-name="P43">search serverX for the UUIDs of any SELinux violations your attempt to browse the newly installed content might have generated</text:p>
            </text:list-item>
            <text:list-item>
              <text:p text:style-name="P43">generate text reports for the violations</text:p>
            </text:list-item>
            <text:list-item>
              <text:p text:style-name="P43">follow the report's advice to restore the SELinux contexts of the newly installed content </text:p>
            </text:list-item>
            <text:list-item>
              <text:p text:style-name="P43">confirm that you can view the material from desktopX web browser by visiting <text:span text:style-name="T3">http://serverX/web_content</text:span></text:p>
              <text:p text:style-name="P43"/>
            </text:list-item>
          </text:list>
        </text:list-item>
      </text:list>
      <text:p text:style-name="P1">Firewall Management</text:p>
      <text:list xml:id="list1501400068" text:style-name="L14">
        <text:list-item>
          <text:p text:style-name="P44">References</text:p>
          <text:list>
            <text:list-item>
              <text:p text:style-name="P44">Red Hat Enterprise Linux Security Guide Section 2.5: Firewalls</text:p>
            </text:list-item>
            <text:list-item>
              <text:p text:style-name="P44">Red Hat Enterprise Linux Security Guide Section 2.6: IPTables</text:p>
            </text:list-item>
            <text:list-item>
              <text:p text:style-name="P44">Netfilter home page: <text:span text:style-name="T3">http://www.netfilter.org/</text:span></text:p>
            </text:list-item>
            <text:list-item>
              <text:p text:style-name="P44"/>
            </text:list-item>
            <text:list-item>
              <text:p text:style-name="P44">manual pages</text:p>
              <text:list>
                <text:list-item>
                  <text:p text:style-name="P44"><text:span text:style-name="command-documentation">iptables(8)</text:span></text:p>
                </text:list-item>
              </text:list>
            </text:list-item>
          </text:list>
        </text:list-item>
        <text:list-item>
          <text:p text:style-name="P44">Packet Filtering</text:p>
          <text:list>
            <text:list-item>
              <text:p text:style-name="P44">keywords</text:p>
              <text:list>
                <text:list-item>
                  <text:p text:style-name="P44">rule</text:p>
                </text:list-item>
                <text:list-item>
                  <text:p text:style-name="P44">chain</text:p>
                </text:list-item>
                <text:list-item>
                  <text:p text:style-name="P44">policy</text:p>
                </text:list-item>
                <text:list-item>
                  <text:p text:style-name="P44">table</text:p>
                </text:list-item>
              </text:list>
            </text:list-item>
            <text:list-item>
              <text:p text:style-name="P44">Built-in Chains (filter table)</text:p>
              <text:list>
                <text:list-item>
                  <text:p text:style-name="P44">INPUT</text:p>
                </text:list-item>
                <text:list-item>
                  <text:p text:style-name="P44">OUTPUT</text:p>
                </text:list-item>
                <text:list-item>
                  <text:p text:style-name="P44">FORWARD</text:p>
                </text:list-item>
              </text:list>
            </text:list-item>
            <text:list-item>
              <text:p text:style-name="P44">Targets </text:p>
              <text:list>
                <text:list-item>
                  <text:p text:style-name="P44">ACCEPT</text:p>
                </text:list-item>
                <text:list-item>
                  <text:p text:style-name="P44">DROP</text:p>
                </text:list-item>
                <text:list-item>
                  <text:p text:style-name="P44">REJECT</text:p>
                </text:list-item>
                <text:list-item>
                  <text:p text:style-name="P44">LOG</text:p>
                </text:list-item>
              </text:list>
            </text:list-item>
            <text:list-item>
              <text:p text:style-name="P44">connection tracking states</text:p>
              <text:list>
                <text:list-item>
                  <text:p text:style-name="P44">NEW</text:p>
                </text:list-item>
                <text:list-item>
                  <text:p text:style-name="P44">ESTABLISHED</text:p>
                </text:list-item>
                <text:list-item>
                  <text:p text:style-name="P44">RELATED</text:p>
                </text:list-item>
                <text:list-item>
                  <text:p text:style-name="P44">INVALID</text:p>
                </text:list-item>
              </text:list>
            </text:list-item>
            <text:list-item>
              <text:p text:style-name="P44">module configuration file </text:p>
              <text:list>
                <text:list-item>
                  <text:p text:style-name="P44"><text:span text:style-name="command-text">/etc/sysconfig/iptables-config</text:span></text:p>
                </text:list-item>
              </text:list>
            </text:list-item>
            <text:list-item>
              <text:p text:style-name="P44">Matching criteria syntax</text:p>
              <text:list>
                <text:list-item>
                  <text:p text:style-name="P44">source IP or network </text:p>
                  <text:list>
                    <text:list-item>
                      <text:p text:style-name="P44"><text:span text:style-name="command-text">-s </text:span><text:span text:style-name="command-text-variable">192.0.2.0/24</text:span></text:p>
                    </text:list-item>
                  </text:list>
                </text:list-item>
                <text:list-item>
                  <text:p text:style-name="P44">destination IP or network </text:p>
                  <text:list>
                    <text:list-item>
                      <text:p text:style-name="P44"><text:span text:style-name="command-text">-d</text:span> <text:span text:style-name="command-text-variable">10.0.0.1</text:span></text:p>
                    </text:list-item>
                  </text:list>
                </text:list-item>
                <text:list-item>
                  <text:p text:style-name="P44">UDP/TCP and ports</text:p>
                  <text:list>
                    <text:list-item>
                      <text:p text:style-name="P44"><text:span text:style-name="command-text">-p udp --sport </text:span><text:span text:style-name="command-text-variable">68</text:span><text:span text:style-name="command-text"> --dport </text:span><text:span text:style-name="command-text-variable">67</text:span></text:p>
                    </text:list-item>
                  </text:list>
                </text:list-item>
                <text:list-item>
                  <text:p text:style-name="P44">ICMP and types</text:p>
                  <text:list>
                    <text:list-item>
                      <text:p text:style-name="P44"><text:span text:style-name="command-text">-p icmp --icmp-type echo-reply</text:span></text:p>
                    </text:list-item>
                  </text:list>
                </text:list-item>
                <text:list-item>
                  <text:p text:style-name="P44">inbound network interface </text:p>
                  <text:list>
                    <text:list-item>
                      <text:p text:style-name="P44"><text:span text:style-name="command-text">-i </text:span><text:span text:style-name="command-text-variable">eth0</text:span></text:p>
                    </text:list-item>
                  </text:list>
                </text:list-item>
                <text:list-item>
                  <text:p text:style-name="P44">outbound network interface </text:p>
                  <text:list>
                    <text:list-item>
                      <text:p text:style-name="P44"><text:soft-page-break/><text:span text:style-name="command-text">-o </text:span><text:span text:style-name="command-text-variable">eth0</text:span></text:p>
                    </text:list-item>
                  </text:list>
                </text:list-item>
                <text:list-item>
                  <text:p text:style-name="P44">state tracking</text:p>
                  <text:list>
                    <text:list-item>
                      <text:p text:style-name="P44"><text:span text:style-name="command-text">-m state --state ESTABLISHED,RELATED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Practice</text:p>
          <text:list>
            <text:list-item>
              <text:p text:style-name="P44">perform on serverX using <text:span text:style-name="command-text">virt-viewer</text:span> or <text:span text:style-name="command-text">virt-manager</text:span></text:p>
            </text:list-item>
            <text:list-item>
              <text:p text:style-name="P44">create a simple deny all (except loopback) firewall by creating <text:span text:style-name="command-text">/root/bin/resetfw.sh</text:span> that</text:p>
              <text:list>
                <text:list-item>
                  <text:p text:style-name="P44">sets the <text:span text:style-name="command-text">INPUT</text:span> chain's default policy to <text:span text:style-name="command-text">DROP</text:span></text:p>
                </text:list-item>
                <text:list-item>
                  <text:p text:style-name="P44">flushes all rules in the filter table</text:p>
                </text:list-item>
                <text:list-item>
                  <text:p text:style-name="P44">will <text:span text:style-name="command-text">ACCEPT</text:span> all packets from the loopback interface </text:p>
                </text:list-item>
              </text:list>
            </text:list-item>
            <text:list-item>
              <text:p text:style-name="P44">run the script and record the results of</text:p>
              <text:list>
                <text:list-item>
                  <text:p text:style-name="P44"><text:span text:style-name="T1">ping</text:span> and <text:span text:style-name="T1">ssh</text:span> serverX from desktopX</text:p>
                </text:list-item>
                <text:list-item>
                  <text:p text:style-name="P44"><text:span text:style-name="T1">ping</text:span> desktopX and 192.168.0.X from serverX</text:p>
                </text:list-item>
              </text:list>
            </text:list-item>
            <text:list-item>
              <text:p text:style-name="P44">enable stateful firewalling by appending a rule to the script that will</text:p>
              <text:list>
                <text:list-item>
                  <text:p text:style-name="P44"><text:span text:style-name="command-text">ACCEPT</text:span> all <text:span text:style-name="command-text">ESTABLISHED,RELATED</text:span> packets</text:p>
                </text:list-item>
              </text:list>
            </text:list-item>
            <text:list-item>
              <text:p text:style-name="P44">run the script and record the results of</text:p>
              <text:list>
                <text:list-item>
                  <text:p text:style-name="P44"><text:span text:style-name="T1">ping</text:span> desktopX and 192.168.0.X from serverX</text:p>
                </text:list-item>
              </text:list>
            </text:list-item>
            <text:list-item>
              <text:p text:style-name="P44">reject all packets from 192.168.12.0/24 by appending a rule to the script that will</text:p>
              <text:list>
                <text:list-item>
                  <text:p text:style-name="P44"><text:span text:style-name="command-text">REJECT </text:span>all packets from the 192.168.12.0/24 network </text:p>
                </text:list-item>
              </text:list>
            </text:list-item>
            <text:list-item>
              <text:p text:style-name="P44">enable ICMP traffic for example.com by appending a rule to the script that will</text:p>
              <text:list>
                <text:list-item>
                  <text:p text:style-name="P44"><text:span text:style-name="command-text">ACCEPT</text:span> all <text:span text:style-name="command-text">icmp</text:span> traffic from 192.168.0.0/24</text:p>
                </text:list-item>
              </text:list>
            </text:list-item>
            <text:list-item>
              <text:p text:style-name="P44">run the script and record the results of</text:p>
              <text:list>
                <text:list-item>
                  <text:p text:style-name="P44"><text:span text:style-name="command-text">ping</text:span> and <text:span text:style-name="command-text">ssh</text:span> serverX from desktopX</text:p>
                </text:list-item>
              </text:list>
            </text:list-item>
            <text:list-item>
              <text:p text:style-name="P44">enable SSH traffic for all hosts by modifying the script to</text:p>
              <text:list>
                <text:list-item>
                  <text:p text:style-name="P44"><text:span text:style-name="command-text">ACCEPT</text:span> all <text:span text:style-name="command-text">NEW</text:span> connections to <text:span text:style-name="command-text">tcp</text:span> port <text:span text:style-name="command-text">22</text:span></text:p>
                </text:list-item>
              </text:list>
            </text:list-item>
            <text:list-item>
              <text:p text:style-name="P44">run the script </text:p>
            </text:list-item>
            <text:list-item>
              <text:p text:style-name="P44">reject packets by default instead of dropping packets by appending a rule to the script that will</text:p>
              <text:list>
                <text:list-item>
                  <text:p text:style-name="P44"><text:span text:style-name="command-text">REJECT</text:span> all other traffic</text:p>
                </text:list-item>
              </text:list>
            </text:list-item>
            <text:list-item>
              <text:p text:style-name="P44">run the script</text:p>
            </text:list-item>
          </text:list>
        </text:list-item>
        <text:list-item>
          <text:p text:style-name="P44">Lab</text:p>
          <text:list>
            <text:list-item>
              <text:p text:style-name="P25">before you begin...</text:p>
              <text:list>
                <text:list-item>
                  <text:p text:style-name="P44">run <text:span text:style-name="command-text">lab-setup-morrisworm</text:span> on desktopX</text:p>
                </text:list-item>
              </text:list>
            </text:list-item>
            <text:list-item>
              <text:p text:style-name="P44">desktopX will be the firewall, serverX will be the webserver</text:p>
            </text:list-item>
            <text:list-item>
              <text:p text:style-name="P44">configure apache to run on serverX</text:p>
              <text:list>
                <text:list-item>
                  <text:p text:style-name="P44">put custom content in <text:span text:style-name="T1">/var/www/html/index.html</text:span> to uniquely identify the server</text:p>
                </text:list-item>
              </text:list>
            </text:list-item>
            <text:list-item>
              <text:p text:style-name="P44">configure the firewall on desktopX to perform NAT that will allow the web server to reach the outside network </text:p>
              <text:list>
                <text:list-item>
                  <text:p text:style-name="P44">should be able to successfully <text:span text:style-name="T1">ping</text:span> instructor.example.com from serverX</text:p>
                </text:list-item>
              </text:list>
            </text:list-item>
            <text:list-item>
              <text:p text:style-name="P44">configure the firewall to forward all TCP port 80 traffic sent to it to the web server running on serverX</text:p>
              <text:list>
                <text:list-item>
                  <text:p text:style-name="P44">confirm this works by using a web browser from an external machine, not desktopX</text:p>
                </text:list-item>
                <text:list-item>
                  <text:p text:style-name="P44"><text:soft-page-break/>browse to <text:span text:style-name="T3">http://desktopX.example.com/</text:span></text:p>
                </text:list-item>
              </text:list>
            </text:list-item>
            <text:list-item>
              <text:p text:style-name="P44">after successfully completing the lab, run <text:span text:style-name="command-text">lab-cleanup-morrisworm</text:span></text:p>
            </text:list-item>
          </text:list>
        </text:list-item>
      </text:list>
      <text:p text:style-name="Standard"/>
      <text:p text:style-name="P1">NTP Server Configuration</text:p>
      <text:list xml:id="list106834750" text:style-name="L15">
        <text:list-item>
          <text:p text:style-name="P45">References</text:p>
          <text:list>
            <text:list-item>
              <text:p text:style-name="P45">Red Hat Enterprise Linux Deployment Guide Section 18.2.2: Network Time Protocol Setup</text:p>
            </text:list-item>
            <text:list-item>
              <text:p text:style-name="P45">manual pages</text:p>
              <text:list>
                <text:list-item>
                  <text:p text:style-name="P45"><text:span text:style-name="command-documentation">ntp.conf(5)</text:span></text:p>
                </text:list-item>
                <text:list-item>
                  <text:p text:style-name="P45"><text:span text:style-name="command-documentation">ntp_acc(5)</text:span></text:p>
                </text:list-item>
              </text:list>
            </text:list-item>
          </text:list>
        </text:list-item>
        <text:list-item>
          <text:p text:style-name="P45">NTP Reading</text:p>
          <text:list>
            <text:list-item>
              <text:p text:style-name="P45">understand the differences between a <text:span text:style-name="command-text">server</text:span> and a <text:span text:style-name="command-text">peer</text:span></text:p>
            </text:list-item>
            <text:list-item>
              <text:p text:style-name="P45">understand all the arguments and syntax for <text:span text:style-name="command-text">restrict</text:span></text:p>
            </text:list-item>
            <text:list-item>
              <text:p text:style-name="P45"><text:span text:style-name="command-text">server</text:span></text:p>
            </text:list-item>
            <text:list-item>
              <text:p text:style-name="P45"><text:span text:style-name="command-text">peer</text:span></text:p>
            </text:list-item>
            <text:list-item>
              <text:p text:style-name="P45"><text:span text:style-name="command-text">restrict</text:span></text:p>
            </text:list-item>
            <text:list-item>
              <text:p text:style-name="P45"><text:span text:style-name="command-text">kod</text:span></text:p>
            </text:list-item>
            <text:list-item>
              <text:p text:style-name="P45"><text:span text:style-name="command-text">nomodify</text:span></text:p>
            </text:list-item>
            <text:list-item>
              <text:p text:style-name="P45"><text:span text:style-name="command-text">notrap</text:span></text:p>
            </text:list-item>
            <text:list-item>
              <text:p text:style-name="P45"><text:span text:style-name="command-text">nopeer</text:span></text:p>
            </text:list-item>
          </text:list>
        </text:list-item>
        <text:list-item>
          <text:p text:style-name="P45">Lab</text:p>
          <text:list>
            <text:list-item>
              <text:p text:style-name="P26">before you begin...</text:p>
              <text:list>
                <text:list-item>
                  <text:p text:style-name="P45">run <text:span text:style-name="command-text">lab-setup-howsonclock</text:span> on desktopX </text:p>
                </text:list-item>
              </text:list>
            </text:list-item>
            <text:list-item>
              <text:p text:style-name="P45">set up NTP on serverX to be client of the NTP service running on instructor.example.com</text:p>
            </text:list-item>
            <text:list-item>
              <text:p text:style-name="P45">work with a few neighbors so that all of your serverX systems are setup to synchronize as NTP peers</text:p>
            </text:list-item>
          </text:list>
        </text:list-item>
      </text:list>
      <text:p text:style-name="Standard"/>
      <text:p text:style-name="P1">System Logging Service</text:p>
      <text:list xml:id="list1790558844" text:style-name="L16">
        <text:list-item>
          <text:p text:style-name="P46">References</text:p>
          <text:list>
            <text:list-item>
              <text:p text:style-name="P46"><text:span text:style-name="command-text">/usr/share/doc/rsyslog-*/manual.html</text:span></text:p>
            </text:list-item>
            <text:list-item>
              <text:p text:style-name="P46"><text:span text:style-name="command-text">/usr/share/doc/rsyslog-*/rsyslog_conf_actions.html</text:span></text:p>
            </text:list-item>
            <text:list-item>
              <text:p text:style-name="P46">manual pages</text:p>
              <text:list>
                <text:list-item>
                  <text:p text:style-name="P46"><text:span text:style-name="command-documentation">df(1)</text:span></text:p>
                </text:list-item>
                <text:list-item>
                  <text:p text:style-name="P46"><text:span text:style-name="command-documentation">iostat(1)</text:span></text:p>
                </text:list-item>
                <text:list-item>
                  <text:p text:style-name="P46"><text:span text:style-name="command-documentation">vmstat(8)</text:span></text:p>
                </text:list-item>
                <text:list-item>
                  <text:p text:style-name="P46"><text:span text:style-name="command-documentation">rsyslog.conf(5)</text:span></text:p>
                </text:list-item>
              </text:list>
            </text:list-item>
          </text:list>
        </text:list-item>
        <text:list-item>
          <text:p text:style-name="P46">Usage Reports</text:p>
          <text:list>
            <text:list-item>
              <text:p text:style-name="P46"><text:span text:style-name="command-text">df</text:span></text:p>
              <text:list>
                <text:list-item>
                  <text:p text:style-name="P46">create a disk usage report</text:p>
                </text:list-item>
              </text:list>
            </text:list-item>
            <text:list-item>
              <text:p text:style-name="P46"><text:span text:style-name="command-text">iostat</text:span></text:p>
              <text:list>
                <text:list-item>
                  <text:p text:style-name="P46">create a disk i/o report</text:p>
                </text:list-item>
              </text:list>
            </text:list-item>
            <text:list-item>
              <text:p text:style-name="P46"><text:span text:style-name="command-text">vmstat</text:span></text:p>
              <text:list>
                <text:list-item>
                  <text:p text:style-name="P46">create a swap usage report</text:p>
                </text:list-item>
              </text:list>
            </text:list-item>
          </text:list>
        </text:list-item>
        <text:list-item>
          <text:p text:style-name="P46">Remote Logging</text:p>
          <text:list>
            <text:list-item>
              <text:p text:style-name="P46"><text:span text:style-name="command-text">/etc/rsyslog.conf</text:span></text:p>
            </text:list-item>
          </text:list>
        </text:list-item>
        <text:list-item>
          <text:p text:style-name="P46">Practice</text:p>
          <text:list>
            <text:list-item>
              <text:p text:style-name="P46">configure serverX to accept remote log messages using UDP and restart <text:span text:style-name="T1">rsyslogd</text:span></text:p>
            </text:list-item>
            <text:list-item>
              <text:p text:style-name="P46">configure desktopX to send log messages via UDP to serverX and restart <text:span text:style-name="T1">rsyslogd</text:span></text:p>
            </text:list-item>
            <text:list-item>
              <text:p text:style-name="P46">test configuration by running <text:span text:style-name="command-text">logger “hello from desktopX”</text:span> on desktopX </text:p>
              <text:list>
                <text:list-item>
                  <text:p text:style-name="P46">verify the message was received on both desktopX and serverX</text:p>
                </text:list-item>
              </text:list>
            </text:list-item>
          </text:list>
        </text:list-item>
        <text:list-item>
          <text:p text:style-name="P46">Lab</text:p>
          <text:list>
            <text:list-item>
              <text:p text:style-name="P27">before you begin...</text:p>
              <text:list>
                <text:list-item>
                  <text:p text:style-name="P46">run <text:span text:style-name="command-text">lab-setup-blossoms</text:span> on desktopX </text:p>
                </text:list-item>
              </text:list>
            </text:list-item>
            <text:list-item>
              <text:p text:style-name="P46">configure rsyslog on desktopX to accept incoming log messages via UDP from serverX</text:p>
            </text:list-item>
            <text:list-item>
              <text:p text:style-name="P46">configure rsyslog on serverX to send all <text:span text:style-name="command-text">*.info</text:span> log messages to desktopX via UDP</text:p>
            </text:list-item>
          </text:list>
        </text:list-item>
      </text:list>
      <text:p text:style-name="Standard"/>
      <text:p text:style-name="P1">Web Service</text:p>
      <text:list xml:id="list1329217628" text:style-name="L17">
        <text:list-item>
          <text:p text:style-name="P47">References</text:p>
          <text:list>
            <text:list-item>
              <text:p text:style-name="P47">Red Hat Enterprise Linux Deployment Guide Section 11.5: Virtual Hosts</text:p>
            </text:list-item>
            <text:list-item>
              <text:p text:style-name="P47">Red Hat Enterprise Linux Deployment Guide Section 11.6: Setting Up and SSL Server</text:p>
            </text:list-item>
            <text:list-item>
              <text:p text:style-name="P47">Red Hat Enterprise Linux Deployment Guide Section 21.5.1: Group Directories</text:p>
            </text:list-item>
            <text:list-item>
              <text:p text:style-name="P47">Red Hat Enterprise Linux Managing Confined Services Section 3: The Apache HTTP Server</text:p>
            </text:list-item>
            <text:list-item>
              <text:p text:style-name="P47">Red Hat Enterprise Linux SELinux Guide Section 5.6: Booleans</text:p>
            </text:list-item>
            <text:list-item>
              <text:p text:style-name="P47">Red Hat Enterprise Linux SELinux Guide Section 8: Troubleshooting</text:p>
            </text:list-item>
            <text:list-item>
              <text:p text:style-name="P47">Apache.org Name-Based Virtual Host Support <text:line-break/><text:span text:style-name="T3">http://httpd.apache.org/docs/2.2/vhosts/name-based.html</text:span></text:p>
              <text:list>
                <text:list-item>
                  <text:p text:style-name="P47">Locally accessible by the httpd-manual RPM package </text:p>
                  <text:list>
                    <text:list-item>
                      <text:p text:style-name="P35">http://localhost/manual/vhosts/name-based.html</text:p>
                    </text:list-item>
                  </text:list>
                </text:list-item>
              </text:list>
            </text:list-item>
            <text:list-item>
              <text:p text:style-name="P47">Apache.org CGI How-To <text:line-break/><text:span text:style-name="T3">http://httpd.apache.org/docs/2.2/howto/cgi.html</text:span></text:p>
              <text:list>
                <text:list-item>
                  <text:p text:style-name="P47">Locally accessible by the httpd-manual RPM package </text:p>
                  <text:list>
                    <text:list-item>
                      <text:p text:style-name="P35">http://localhost/manual/howto/cgi.html</text:p>
                    </text:list-item>
                  </text:list>
                </text:list-item>
              </text:list>
            </text:list-item>
            <text:list-item>
              <text:p text:style-name="P47">Apache.org Authentication, Authorization and Access Control <text:line-break/><text:span text:style-name="T3">http://httpd.apache.org/docs/2.2/howto/auth.html</text:span></text:p>
              <text:list>
                <text:list-item>
                  <text:p text:style-name="P47">Locally accessible by the httpd-manual RPM package </text:p>
                  <text:list>
                    <text:list-item>
                      <text:p text:style-name="P35">http://localhost/manual/howto/auth.html</text:p>
                    </text:list-item>
                  </text:list>
                </text:list-item>
              </text:list>
            </text:list-item>
            <text:list-item>
              <text:p text:style-name="P47">manual pages</text:p>
              <text:list>
                <text:list-item>
                  <text:p text:style-name="P47"><text:span text:style-name="command-documentation">httpd_selinux(8)</text:span></text:p>
                </text:list-item>
                <text:list-item>
                  <text:p text:style-name="P47"><text:span text:style-name="command-documentation">semanage(8)</text:span></text:p>
                </text:list-item>
              </text:list>
            </text:list-item>
          </text:list>
        </text:list-item>
        <text:list-item>
          <text:p text:style-name="P47">Steps to Deploy SSL Encryption</text:p>
          <text:list>
            <text:list-item>
              <text:p text:style-name="P47"><text:span text:style-name="command-text">yum groupinstall “Web Server”</text:span></text:p>
            </text:list-item>
          </text:list>
        </text:list-item>
        <text:list-item>
          <text:p text:style-name="P47">Practice</text:p>
          <text:list>
            <text:list-item>
              <text:p text:style-name="P47">perform on serverX</text:p>
            </text:list-item>
            <text:list-item>
              <text:p text:style-name="P47">examine <text:span text:style-name="T1">/etc/httpd/conf.d/ssl.conf</text:span></text:p>
            </text:list-item>
            <text:list-item>
              <text:p text:style-name="P47">launch firefox and browse to <text:span text:style-name="T3">https://serverX.example.com</text:span></text:p>
              <text:list>
                <text:list-item>
                  <text:p text:style-name="P47">when firefox presents a warning, take further steps to examine the certificate</text:p>
                </text:list-item>
              </text:list>
            </text:list-item>
          </text:list>
        </text:list-item>
        <text:list-item>
          <text:p text:style-name="P47">Configure Name-Based Virtual Hosting</text:p>
          <text:list>
            <text:list-item>
              <text:p text:style-name="P47">key concepts</text:p>
              <text:list>
                <text:list-item>
                  <text:p text:style-name="P47">VirtualHost</text:p>
                </text:list-item>
                <text:list-item>
                  <text:p text:style-name="P47">NameVirtualHost</text:p>
                </text:list-item>
                <text:list-item>
                  <text:p text:style-name="P47">ServerName</text:p>
                </text:list-item>
                <text:list-item>
                  <text:p text:style-name="P47">ServerAlias</text:p>
                </text:list-item>
                <text:list-item>
                  <text:p text:style-name="P47">ServerAdmin</text:p>
                </text:list-item>
                <text:list-item>
                  <text:p text:style-name="P47">DocumentRoot</text:p>
                </text:list-item>
                <text:list-item>
                  <text:p text:style-name="P47"><text:span text:style-name="command-text">semanage fcontext</text:span></text:p>
                </text:list-item>
              </text:list>
            </text:list-item>
          </text:list>
        </text:list-item>
        <text:list-item>
          <text:p text:style-name="P47">Practice</text:p>
          <text:list>
            <text:list-item>
              <text:p text:style-name="P47">perform on serverX </text:p>
            </text:list-item>
            <text:list-item>
              <text:p text:style-name="P47">create <text:span text:style-name="command-text">/var/www/html/index.html</text:span> containing the text “<text:span text:style-name="T1">this is serverX</text:span>”</text:p>
            </text:list-item>
            <text:list-item>
              <text:p text:style-name="P47"><text:soft-page-break/>from desktopX, use firefox to verify that the websites <text:span text:style-name="T1">wwwX, wwwX.example.com, serverX, </text:span>and <text:span text:style-name="T1">serverX.example.com</text:span> all display the custom index.html</text:p>
            </text:list-item>
            <text:list-item>
              <text:p text:style-name="P47">create <text:span text:style-name="command-text">/wwwX/html/index.html</text:span> containing the text <text:span text:style-name="T1">“this is wwwX”</text:span></text:p>
            </text:list-item>
            <text:list-item>
              <text:p text:style-name="P47">do not disable SELinux</text:p>
              <text:list>
                <text:list-item>
                  <text:p text:style-name="P47">may need to modify the SELinux file context database</text:p>
                </text:list-item>
                <text:list-item>
                  <text:p text:style-name="P47">may need to change the SELinux type of certain files </text:p>
                </text:list-item>
              </text:list>
            </text:list-item>
          </text:list>
        </text:list-item>
        <text:list-item>
          <text:p text:style-name="P47">Configure User-Based Authentication</text:p>
          <text:list>
            <text:list-item>
              <text:p text:style-name="P47">create an apache password file </text:p>
              <text:list>
                <text:list-item>
                  <text:p text:style-name="P47"><text:span text:style-name="command-text">htpasswd -cm /etc/httpd/.htpasswd <text:s/>bob</text:span></text:p>
                </text:list-item>
                <text:list-item>
                  <text:p text:style-name="P47"><text:span text:style-name="command-text">htpasswd -m /etc/httpd/.htpasswd <text:s/>alice</text:span></text:p>
                </text:list-item>
              </text:list>
            </text:list-item>
            <text:list-item>
              <text:p text:style-name="P47">assuming VirtualHost block defined previously, add a section into the VirtualHost block</text:p>
              <text:list>
                <text:list-item>
                  <text:p text:style-name="P47"><text:span text:style-name="command-documentation">&lt;Directory /wwwX/html/&gt;<text:line-break/> <text:s/>AuthName “Secret Stuff”<text:line-break/> <text:s/>AuthType basic<text:line-break/> <text:s/>AuthUserFile /etc/httpd/.htpasswd<text:line-break/> <text:s/>Require valid-user<text:line-break/>&lt;/Directory&gt;</text:span></text:p>
                </text:list-item>
              </text:list>
            </text:list-item>
            <text:list-item>
              <text:p text:style-name="P47">test access </text:p>
            </text:list-item>
          </text:list>
        </text:list-item>
        <text:list-item>
          <text:p text:style-name="P47">Troubleshooting SELinux Issues with Apache </text:p>
          <text:list>
            <text:list-item>
              <text:p text:style-name="P47">list current port SELinux contexts</text:p>
            </text:list-item>
            <text:list-item>
              <text:p text:style-name="P47">assign a port an SELinux context</text:p>
            </text:list-item>
            <text:list-item>
              <text:p text:style-name="P47">apache log files and logging levels</text:p>
            </text:list-item>
            <text:list-item>
              <text:p text:style-name="P47">make SELinux more verbose, SELinux log files </text:p>
            </text:list-item>
            <text:list-item>
              <text:p text:style-name="P47">restore or change the SELinux context type of an html file or directory</text:p>
            </text:list-item>
            <text:list-item>
              <text:p text:style-name="P47">SELinux documentation on Apache context types and booleans</text:p>
            </text:list-item>
            <text:list-item>
              <text:p text:style-name="P47">list Apache SELinux booleans</text:p>
            </text:list-item>
            <text:list-item>
              <text:p text:style-name="P47">make SELinux booleans persist </text:p>
            </text:list-item>
          </text:list>
        </text:list-item>
        <text:list-item>
          <text:p text:style-name="P47">Lab</text:p>
          <text:list>
            <text:list-item>
              <text:p text:style-name="P28">before you begin...</text:p>
              <text:list>
                <text:list-item>
                  <text:p text:style-name="P47">run <text:span text:style-name="command-text">lab-setup-website</text:span> on desktopX </text:p>
                </text:list-item>
              </text:list>
            </text:list-item>
            <text:list-item>
              <text:p text:style-name="P47">on serverX </text:p>
            </text:list-item>
            <text:list-item>
              <text:p text:style-name="P47">deploy a web server with two virtual hosts</text:p>
              <text:list>
                <text:list-item>
                  <text:p text:style-name="P47">vhost1: <text:span text:style-name="T3">http://serverX.example.com</text:span></text:p>
                  <text:list>
                    <text:list-item>
                      <text:p text:style-name="P47">create a simple placeholder page for the base URL</text:p>
                    </text:list-item>
                  </text:list>
                </text:list-item>
                <text:list-item>
                  <text:p text:style-name="P47">vhost2: <text:span text:style-name="T3">http://wwwX.example.com</text:span></text:p>
                  <text:list>
                    <text:list-item>
                      <text:p text:style-name="P47">create a simple placeholder page for the base URL that is different from the one used on vhost1</text:p>
                    </text:list-item>
                    <text:list-item>
                      <text:p text:style-name="P47">add user <text:span text:style-name="command-text">forrest</text:span> with password <text:span text:style-name="command-text">trees</text:span> to <text:span text:style-name="command-text">/privat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1">Basic SMTP Configuration</text:p>
      <text:list xml:id="list1190201768" text:style-name="L18">
        <text:list-item>
          <text:p text:style-name="P48">References</text:p>
          <text:list>
            <text:list-item>
              <text:p text:style-name="P48">Red Hat Enterprise Linux Deployment Guide Section 13.3.1: Postfix</text:p>
            </text:list-item>
            <text:list-item>
              <text:p text:style-name="P48"><text:span text:style-name="command-text">/usr/share/doc/postfix-*/README_FILES/</text:span></text:p>
              <text:list>
                <text:list-item>
                  <text:p text:style-name="P48"><text:span text:style-name="command-text">BASIC_CONFIGURATION_README</text:span></text:p>
                </text:list-item>
                <text:list-item>
                  <text:p text:style-name="P48"><text:span text:style-name="command-text">STANDARD_CONFIGURATION_README</text:span></text:p>
                </text:list-item>
              </text:list>
            </text:list-item>
            <text:list-item>
              <text:p text:style-name="P48">manual pages</text:p>
              <text:list>
                <text:list-item>
                  <text:p text:style-name="P48"><text:span text:style-name="command-documentation">postconf(5)</text:span></text:p>
                </text:list-item>
                <text:list-item>
                  <text:p text:style-name="P48"><text:span text:style-name="command-documentation">postfix(1)</text:span></text:p>
                </text:list-item>
              </text:list>
            </text:list-item>
          </text:list>
        </text:list-item>
        <text:list-item>
          <text:p text:style-name="P48">Postfix MTA</text:p>
          <text:list>
            <text:list-item>
              <text:p text:style-name="P48"><text:span text:style-name="command-text">/etc/postfix/main.cf</text:span></text:p>
              <text:list>
                <text:list-item>
                  <text:p text:style-name="P48"><text:span text:style-name="command-documentation">inet_interfaces</text:span></text:p>
                </text:list-item>
              </text:list>
            </text:list-item>
            <text:list-item>
              <text:p text:style-name="P48"><text:span text:style-name="command-text">/var/log/maillog</text:span></text:p>
            </text:list-item>
            <text:list-item>
              <text:p text:style-name="P48"><text:span text:style-name="command-text">postfix flush</text:span></text:p>
            </text:list-item>
          </text:list>
        </text:list-item>
        <text:list-item>
          <text:p text:style-name="P48">Practice</text:p>
          <text:list>
            <text:list-item>
              <text:p text:style-name="P48">start two terminal shells</text:p>
              <text:list>
                <text:list-item>
                  <text:p text:style-name="P48">one as root on desktopX </text:p>
                </text:list-item>
                <text:list-item>
                  <text:p text:style-name="P48">one as root on serverX </text:p>
                </text:list-item>
              </text:list>
            </text:list-item>
            <text:list-item>
              <text:p text:style-name="P48">on each machine, confirm that postfix is installed and the service is running</text:p>
            </text:list-item>
            <text:list-item>
              <text:p text:style-name="P48">on serverX, add the user <text:span text:style-name="T1">elvis</text:span></text:p>
              <text:list>
                <text:list-item>
                  <text:p text:style-name="P48">become <text:span text:style-name="T1">elvis</text:span></text:p>
                </text:list-item>
                <text:list-item>
                  <text:p text:style-name="P48">open <text:span text:style-name="command-text">mutt </text:span>MUA</text:p>
                </text:list-item>
              </text:list>
            </text:list-item>
            <text:list-item>
              <text:p text:style-name="P48">use <text:span text:style-name="command-text">mutt </text:span>MUA on desktopX to compose and send mail to <text:span text:style-name="T3">elvis@serverX.example.com</text:span></text:p>
            </text:list-item>
            <text:list-item>
              <text:p text:style-name="P48">on desktopX, use <text:span text:style-name="command-text">mailq</text:span> to examine the delivery queue</text:p>
              <text:list>
                <text:list-item>
                  <text:p text:style-name="P48">review <text:span text:style-name="command-text">/var/log/maillog</text:span> for any problems</text:p>
                </text:list-item>
              </text:list>
            </text:list-item>
            <text:list-item>
              <text:p text:style-name="P48">on serverX, edit <text:span text:style-name="command-text">/etc/postfix/main.cf</text:span> and set <text:span text:style-name="command-documentation">inet_interfaces=all</text:span></text:p>
              <text:list>
                <text:list-item>
                  <text:p text:style-name="P48">restart postfix</text:p>
                </text:list-item>
                <text:list-item>
                  <text:p text:style-name="P48">confirm listenting on all interfaces</text:p>
                </text:list-item>
              </text:list>
            </text:list-item>
            <text:list-item>
              <text:p text:style-name="P48">on desktopX, use <text:span text:style-name="command-text">postfix flush</text:span> to manually flush pending delivery queue</text:p>
              <text:list>
                <text:list-item>
                  <text:p text:style-name="P48">confirm the queue is empty</text:p>
                </text:list-item>
                <text:list-item>
                  <text:p text:style-name="P48">confirm the mail was successfully delivered</text:p>
                </text:list-item>
              </text:list>
            </text:list-item>
            <text:list-item>
              <text:p text:style-name="P48">on serverX, use <text:span text:style-name="command-text">mutt</text:span> MUA to confirm email delivery</text:p>
              <text:list>
                <text:list-item>
                  <text:p text:style-name="P48">examine <text:span text:style-name="command-text">/var/log/maillog</text:span> for evidence the mail was successfully delivered</text:p>
                </text:list-item>
              </text:list>
            </text:list-item>
          </text:list>
        </text:list-item>
      </text:list>
      <text:p text:style-name="Standard"/>
      <text:p text:style-name="P1">Caching-Only DNS Server </text:p>
      <text:list xml:id="list200760966" text:style-name="L19">
        <text:list-item>
          <text:p text:style-name="P49">References</text:p>
          <text:list>
            <text:list-item>
              <text:p text:style-name="P49">Red Hat Enterprise Linux Deployment Guide Section 7.1: Introduction to DNS</text:p>
            </text:list-item>
            <text:list-item>
              <text:p text:style-name="P49">Red Hat Enterprise Linux Deployment Guide Section 7.2: Configuring the named Service</text:p>
            </text:list-item>
            <text:list-item>
              <text:p text:style-name="P49">Bind Administrator's Reference Manual, Chapter 1</text:p>
            </text:list-item>
            <text:list-item>
              <text:p text:style-name="P49"><text:span text:style-name="command-text">/usr/share/doc/bind-*/arm/</text:span></text:p>
            </text:list-item>
            <text:list-item>
              <text:p text:style-name="P49">manual pages</text:p>
              <text:list>
                <text:list-item>
                  <text:p text:style-name="P49"><text:span text:style-name="command-documentation">dig(1)</text:span></text:p>
                </text:list-item>
              </text:list>
            </text:list-item>
          </text:list>
        </text:list-item>
        <text:list-item>
          <text:p text:style-name="P49">DNS Overview</text:p>
          <text:list>
            <text:list-item>
              <text:p text:style-name="P49">DNS Clients</text:p>
              <text:list>
                <text:list-item>
                  <text:p text:style-name="P49"><text:span text:style-name="command-text">libresolv.so</text:span></text:p>
                </text:list-item>
                <text:list-item>
                  <text:p text:style-name="P49"><text:span text:style-name="command-text">/etc/hosts</text:span></text:p>
                </text:list-item>
                <text:list-item>
                  <text:p text:style-name="P49"><text:span text:style-name="command-text">/etc/resolv.conf</text:span></text:p>
                </text:list-item>
                <text:list-item>
                  <text:p text:style-name="P49"><text:span text:style-name="command-text">host</text:span></text:p>
                </text:list-item>
                <text:list-item>
                  <text:p text:style-name="P49"><text:span text:style-name="command-text">dig</text:span></text:p>
                </text:list-item>
              </text:list>
            </text:list-item>
            <text:list-item>
              <text:p text:style-name="P49">DNS Resource Records</text:p>
              <text:list>
                <text:list-item>
                  <text:p text:style-name="P49">A</text:p>
                </text:list-item>
                <text:list-item>
                  <text:p text:style-name="P49">AAAA</text:p>
                </text:list-item>
                <text:list-item>
                  <text:p text:style-name="P49">CNAME</text:p>
                </text:list-item>
                <text:list-item>
                  <text:p text:style-name="P49">PTR</text:p>
                </text:list-item>
                <text:list-item>
                  <text:p text:style-name="P49">MX</text:p>
                </text:list-item>
                <text:list-item>
                  <text:p text:style-name="P49">NS</text:p>
                </text:list-item>
                <text:list-item>
                  <text:p text:style-name="P49">SOA</text:p>
                </text:list-item>
                <text:list-item>
                  <text:p text:style-name="P49">SRV</text:p>
                </text:list-item>
                <text:list-item>
                  <text:p text:style-name="P49">TXT</text:p>
                </text:list-item>
              </text:list>
            </text:list-item>
            <text:list-item>
              <text:p text:style-name="P49">DNS Servers</text:p>
              <text:list>
                <text:list-item>
                  <text:p text:style-name="P49">Primary/Slave</text:p>
                </text:list-item>
                <text:list-item>
                  <text:p text:style-name="P49">Non-Authoritative/Recursive</text:p>
                </text:list-item>
                <text:list-item>
                  <text:p text:style-name="P49">Caching-Only</text:p>
                </text:list-item>
              </text:list>
            </text:list-item>
          </text:list>
        </text:list-item>
        <text:list-item>
          <text:p text:style-name="P49">Lab</text:p>
          <text:list>
            <text:list-item>
              <text:p text:style-name="P29">before you begin...</text:p>
              <text:list>
                <text:list-item>
                  <text:p text:style-name="P49">run <text:span text:style-name="command-text">lab-setup-cachingdns</text:span> on desktopX </text:p>
                </text:list-item>
              </text:list>
            </text:list-item>
            <text:list-item>
              <text:p text:style-name="P49">set up a caching name server on serverX </text:p>
            </text:list-item>
            <text:list-item>
              <text:p text:style-name="P49">configure the name server so that recursive queries are sent to instructor.example.com</text:p>
            </text:list-item>
            <text:list-item>
              <text:p text:style-name="P49">configure the name server to accept queries from anyone on 192.168.0.0/24 network </text:p>
            </text:list-item>
          </text:list>
        </text:list-item>
      </text:list>
      <text:p text:style-name="Standard"/>
      <text:p text:style-name="P1">File Sharing with NFS </text:p>
      <text:list xml:id="list761523869" text:style-name="L20">
        <text:list-item>
          <text:p text:style-name="P50">References</text:p>
          <text:list>
            <text:list-item>
              <text:p text:style-name="P50">Red Hat Enterprise Linux Storage Administration Guide Section 10: Network File System (NFS)</text:p>
            </text:list-item>
            <text:list-item>
              <text:p text:style-name="P50">Red Hat Enterprise Linux Storage Administration Guide Section 10.2: NFS Client Configuration</text:p>
            </text:list-item>
            <text:list-item>
              <text:p text:style-name="P50">Red Hat Enterprise Linux Storage Administration Guide Section 10.6.3: Running NFS Behind a Firewall </text:p>
            </text:list-item>
            <text:list-item>
              <text:p text:style-name="P50">NFSv4 Specifications and Resources <text:span text:style-name="T3">http://www.citi.umich.edu/projects/nfsv4/</text:span></text:p>
            </text:list-item>
            <text:list-item>
              <text:p text:style-name="P50">General NFSv4 References <text:span text:style-name="T3">http://www.nfsv4.org</text:span></text:p>
            </text:list-item>
            <text:list-item>
              <text:p text:style-name="P50">manual pages</text:p>
              <text:list>
                <text:list-item>
                  <text:p text:style-name="P50"><text:span text:style-name="command-documentation">exports(5)</text:span></text:p>
                </text:list-item>
                <text:list-item>
                  <text:p text:style-name="P50"><text:span text:style-name="command-documentation">nfs(5)</text:span></text:p>
                </text:list-item>
              </text:list>
            </text:list-item>
          </text:list>
        </text:list-item>
        <text:list-item>
          <text:p text:style-name="P50">Implementing an NFS Server </text:p>
          <text:list>
            <text:list-item>
              <text:p text:style-name="P50">nfs-utils</text:p>
            </text:list-item>
            <text:list-item>
              <text:p text:style-name="P50">nfs </text:p>
            </text:list-item>
            <text:list-item>
              <text:p text:style-name="P50"><text:span text:style-name="command-text">/etc/exports</text:span></text:p>
            </text:list-item>
            <text:list-item>
              <text:p text:style-name="P50"><text:span text:style-name="command-text">exportfs</text:span></text:p>
            </text:list-item>
            <text:list-item>
              <text:p text:style-name="P50">NFS Server Options</text:p>
              <text:list>
                <text:list-item>
                  <text:p text:style-name="P50"><text:span text:style-name="command-text">ro/rw</text:span></text:p>
                </text:list-item>
                <text:list-item>
                  <text:p text:style-name="P50"><text:span text:style-name="command-text">sync/async</text:span></text:p>
                </text:list-item>
                <text:list-item>
                  <text:p text:style-name="P50"><text:span text:style-name="command-text">fsid</text:span></text:p>
                </text:list-item>
                <text:list-item>
                  <text:p text:style-name="P50"><text:span text:style-name="command-text">crossmnt</text:span></text:p>
                </text:list-item>
                <text:list-item>
                  <text:p text:style-name="P50"><text:span text:style-name="command-text">no_root_squash</text:span></text:p>
                </text:list-item>
              </text:list>
            </text:list-item>
            <text:list-item>
              <text:p text:style-name="P50">NFS Mounts</text:p>
              <text:list>
                <text:list-item>
                  <text:p text:style-name="P50"><text:span text:style-name="command-text">showmount -e instructor.example.com</text:span></text:p>
                </text:list-item>
                <text:list-item>
                  <text:p text:style-name="P50"><text:span text:style-name="command-text">mount -t nfs4 instructor.example.com:/ <text:s/>/mnt</text:span></text:p>
                </text:list-item>
                <text:list-item>
                  <text:p text:style-name="P50"><text:span text:style-name="command-text">mount -t nfs instructor.example.com:/exports <text:s/>/mnt</text:span></text:p>
                </text:list-item>
              </text:list>
            </text:list-item>
          </text:list>
        </text:list-item>
        <text:list-item>
          <text:p text:style-name="P50">Using NFS </text:p>
          <text:list>
            <text:list-item>
              <text:p text:style-name="P50"><text:span text:style-name="command-text">/etc/fstab</text:span></text:p>
              <text:list>
                <text:list-item>
                  <text:p text:style-name="P50"><text:span text:style-name="command-text">_netdev </text:span>option</text:p>
                </text:list-item>
              </text:list>
            </text:list-item>
            <text:list-item>
              <text:p text:style-name="P50">Client-side NFS mount options</text:p>
              <text:list>
                <text:list-item>
                  <text:p text:style-name="P50"><text:span text:style-name="command-text">rw/ro</text:span></text:p>
                </text:list-item>
                <text:list-item>
                  <text:p text:style-name="P50"><text:span text:style-name="command-text">soft</text:span></text:p>
                </text:list-item>
                <text:list-item>
                  <text:p text:style-name="P50"><text:span text:style-name="command-text">hard,intr</text:span></text:p>
                </text:list-item>
              </text:list>
            </text:list-item>
          </text:list>
        </text:list-item>
        <text:list-item>
          <text:p text:style-name="P50">Securing an NFS Server </text:p>
          <text:list>
            <text:list-item>
              <text:p text:style-name="P50">handling UID differences</text:p>
              <text:list>
                <text:list-item>
                  <text:p text:style-name="P50"><text:span text:style-name="command-text">root_squash/no_root_squash/allsquash</text:span></text:p>
                </text:list-item>
                <text:list-item>
                  <text:p text:style-name="P50"><text:span text:style-name="command-text">anonuid=,anongid=</text:span></text:p>
                </text:list-item>
              </text:list>
            </text:list-item>
            <text:list-item>
              <text:p text:style-name="P50">securing NFSv3 ports</text:p>
              <text:list>
                <text:list-item>
                  <text:p text:style-name="P50"><text:span text:style-name="command-text">/etc/sysconfig/nfs</text:span></text:p>
                  <text:list>
                    <text:list-item>
                      <text:p text:style-name="P50"><text:soft-page-break/><text:span text:style-name="command-documentation">LOCKD_TCPPORT=</text:span></text:p>
                    </text:list-item>
                    <text:list-item>
                      <text:p text:style-name="P50"><text:span text:style-name="command-documentation">LOCKD_UDPPORT=</text:span></text:p>
                    </text:list-item>
                    <text:list-item>
                      <text:p text:style-name="P50"><text:span text:style-name="command-documentation">MOUNTD_PORT=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Practice</text:p>
          <text:list>
            <text:list-item>
              <text:p text:style-name="P50">perform on serverX </text:p>
            </text:list-item>
            <text:list-item>
              <text:p text:style-name="P50">create a directory called <text:span text:style-name="command-text">/data</text:span></text:p>
            </text:list-item>
            <text:list-item>
              <text:p text:style-name="P50">configure NFS to export the directory read-only</text:p>
            </text:list-item>
            <text:list-item>
              <text:p text:style-name="P50">configure the server to use the following ports</text:p>
              <text:list>
                <text:list-item>
                  <text:p text:style-name="P50"><text:span text:style-name="command-text"><text:span text:style-name="T9">nfs </text:span></text:span><text:span text:style-name="T10">–</text:span> 2049/tcp and 2049/udp</text:p>
                </text:list-item>
                <text:list-item>
                  <text:p text:style-name="P50"><text:span text:style-name="command-text"><text:span text:style-name="T9">rpc.lockd</text:span></text:span><text:span text:style-name="command-text"> </text:span>– 31706/tcp and 31706/udp</text:p>
                </text:list-item>
                <text:list-item>
                  <text:p text:style-name="P50"><text:span text:style-name="command-text">mountd </text:span>– 795/tcp and 795/udp</text:p>
                </text:list-item>
              </text:list>
            </text:list-item>
            <text:list-item>
              <text:p text:style-name="P50">ensure ports are open in firewall and confirm configuration is working correctly</text:p>
            </text:list-item>
          </text:list>
        </text:list-item>
        <text:list-item>
          <text:p text:style-name="P50">Lab</text:p>
          <text:list>
            <text:list-item>
              <text:p text:style-name="P30">before you begin...</text:p>
              <text:list>
                <text:list-item>
                  <text:p text:style-name="P50">run <text:span text:style-name="command-text">lab-setup-strickland</text:span> on desktopX </text:p>
                </text:list-item>
              </text:list>
            </text:list-item>
            <text:list-item>
              <text:p text:style-name="P50">deploy an NFSv4 service on desktopX </text:p>
            </text:list-item>
            <text:list-item>
              <text:p text:style-name="P50">configure the service to use </text:p>
              <text:list>
                <text:list-item>
                  <text:p text:style-name="P50">LOCKD 32803/tcp and 32769/udp</text:p>
                </text:list-item>
                <text:list-item>
                  <text:p text:style-name="P50">MOUNTD 892</text:p>
                </text:list-item>
              </text:list>
            </text:list-item>
            <text:list-item>
              <text:p text:style-name="P50">create and share two exports</text:p>
              <text:list>
                <text:list-item>
                  <text:p text:style-name="P50"><text:span text:style-name="command-text">/share/current</text:span> should be writable</text:p>
                </text:list-item>
                <text:list-item>
                  <text:p text:style-name="P50"><text:span text:style-name="command-text">/share/archives</text:span> should be read-only</text:p>
                </text:list-item>
              </text:list>
            </text:list-item>
            <text:list-item>
              <text:p text:style-name="P50">both exports should only be available to the example.com network/domain</text:p>
            </text:list-item>
            <text:list-item>
              <text:p text:style-name="P50">configure serverX to mount <text:span text:style-name="command-text">desktopX:/share/current</text:span> as <text:span text:style-name="command-text">/sales/current</text:span> </text:p>
            </text:list-item>
            <text:list-item>
              <text:p text:style-name="P50">configure serverX to mount <text:span text:style-name="command-text">desktopX:/share/archives</text:span> as <text:span text:style-name="command-text">/sales/archives</text:span></text:p>
            </text:list-item>
            <text:list-item>
              <text:p text:style-name="P50">the mounts must persist a reboot of serverX </text:p>
            </text:list-item>
          </text:list>
        </text:list-item>
      </text:list>
      <text:list xml:id="list1809308033" text:continue-list="list1272015881" text:style-name="L10">
        <text:list-header>
          <text:p text:style-name="P40"/>
        </text:list-header>
      </text:list>
      <text:p text:style-name="P1">File Sharing with CIFS</text:p>
      <text:list xml:id="list120161934" text:style-name="L21">
        <text:list-item>
          <text:p text:style-name="P51">References</text:p>
          <text:list>
            <text:list-item>
              <text:p text:style-name="P51">Red Hat Enterprise Linux Deployment Guide Section 9: Samba</text:p>
            </text:list-item>
            <text:list-item>
              <text:p text:style-name="P51">Red Hat Enterprise Linux Deployment Guide Section 9.3: Connecting to a Samba Share</text:p>
            </text:list-item>
            <text:list-item>
              <text:p text:style-name="P51">Red Hat Enterprise Linux Deployment Guide Section 9.10: Samba with CUPS Printing Support</text:p>
            </text:list-item>
            <text:list-item>
              <text:p text:style-name="P51">Red Hat Enterprise Linux Deployment Guide Section 21.5.1: Group Directories</text:p>
            </text:list-item>
            <text:list-item>
              <text:p text:style-name="P51"><text:span text:style-name="T1">samba-doc </text:span>RPM package </text:p>
              <text:list>
                <text:list-item>
                  <text:p text:style-name="P51"><text:span text:style-name="command-text">/usr/share/doc/samba-doc-*/</text:span></text:p>
                </text:list-item>
              </text:list>
            </text:list-item>
            <text:list-item>
              <text:p text:style-name="P51">manual pages</text:p>
              <text:list>
                <text:list-item>
                  <text:p text:style-name="P51"><text:span text:style-name="command-documentation">smb.conf(5)</text:span></text:p>
                </text:list-item>
                <text:list-item>
                  <text:p text:style-name="P51"><text:span text:style-name="command-documentation">smbd(8)</text:span></text:p>
                </text:list-item>
                <text:list-item>
                  <text:p text:style-name="P51"><text:span text:style-name="command-documentation">mount.cifs(8)</text:span></text:p>
                </text:list-item>
              </text:list>
            </text:list-item>
          </text:list>
        </text:list-item>
        <text:list-item>
          <text:p text:style-name="P51">Configuring a CIFS Share</text:p>
          <text:list>
            <text:list-item>
              <text:p text:style-name="P51"><text:span text:style-name="command-text">yum install samba</text:span></text:p>
            </text:list-item>
            <text:list-item>
              <text:p text:style-name="P51">start and enable service</text:p>
              <text:list>
                <text:list-item>
                  <text:p text:style-name="P51"><text:span text:style-name="command-text">service smb start</text:span></text:p>
                </text:list-item>
                <text:list-item>
                  <text:p text:style-name="P51"><text:span text:style-name="command-text">chkconfig smb on</text:span></text:p>
                </text:list-item>
              </text:list>
            </text:list-item>
            <text:list-item>
              <text:p text:style-name="P51">find documentation</text:p>
              <text:list>
                <text:list-item>
                  <text:p text:style-name="P51"><text:span text:style-name="command-text">rpm -qc samba-common</text:span></text:p>
                </text:list-item>
                <text:list-item>
                  <text:p text:style-name="P51"><text:span text:style-name="command-text">cat /etc/samba/smb.conf</text:span></text:p>
                </text:list-item>
              </text:list>
            </text:list-item>
            <text:list-item>
              <text:p text:style-name="P51">setup Samba user and password</text:p>
              <text:list>
                <text:list-item>
                  <text:p text:style-name="P51"><text:span text:style-name="command-text">useradd -s /sbin/nologin winuser</text:span></text:p>
                </text:list-item>
                <text:list-item>
                  <text:p text:style-name="P51"><text:span text:style-name="command-text">smbpasswd -a winuser</text:span></text:p>
                </text:list-item>
              </text:list>
            </text:list-item>
            <text:list-item>
              <text:p text:style-name="P51">allow SELinux to share home directories for Samba</text:p>
              <text:list>
                <text:list-item>
                  <text:p text:style-name="P51"><text:span text:style-name="command-text">setsebool -P samba_enable_home_dirs on</text:span></text:p>
                </text:list-item>
              </text:list>
            </text:list-item>
            <text:list-item>
              <text:p text:style-name="P51">allow ports through the firewall and make persistent </text:p>
              <text:list>
                <text:list-item>
                  <text:p text:style-name="P51"><text:span text:style-name="command-text">iptables -I INPUT -p udp --dport 137:138 -j ACCEPT</text:span></text:p>
                </text:list-item>
                <text:list-item>
                  <text:p text:style-name="P51"><text:span text:style-name="command-text">iptables -I INPUT -p tcp -m multiport --dport 139,445 -j ACCEPT </text:span></text:p>
                </text:list-item>
                <text:list-item>
                  <text:p text:style-name="P51"><text:span text:style-name="command-text">service iptables save</text:span></text:p>
                </text:list-item>
              </text:list>
            </text:list-item>
            <text:list-item>
              <text:p text:style-name="P51">test from client</text:p>
            </text:list-item>
          </text:list>
        </text:list-item>
        <text:list-item>
          <text:p text:style-name="P51">parts of samba service</text:p>
          <text:list>
            <text:list-item>
              <text:p text:style-name="P51">Packages</text:p>
              <text:list>
                <text:list-item>
                  <text:p text:style-name="P51"><text:span text:style-name="command-text">samba-common</text:span> – support files for Samba</text:p>
                </text:list-item>
                <text:list-item>
                  <text:p text:style-name="P51"><text:span text:style-name="command-text">samba-client</text:span> – client applications</text:p>
                </text:list-item>
                <text:list-item>
                  <text:p text:style-name="P51"><text:span text:style-name="command-text">samba</text:span> – server applications</text:p>
                </text:list-item>
                <text:list-item>
                  <text:p text:style-name="P51"><text:span text:style-name="command-text">samba-doc</text:span> – documentation (in Optional repo)</text:p>
                </text:list-item>
              </text:list>
            </text:list-item>
            <text:list-item>
              <text:p text:style-name="P51"><text:span text:style-name="command-text">smb</text:span> </text:p>
              <text:list>
                <text:list-item>
                  <text:p text:style-name="P51">service script</text:p>
                </text:list-item>
              </text:list>
            </text:list-item>
            <text:list-item>
              <text:p text:style-name="P51"><text:span text:style-name="command-text">/etc/samba/smb.conf</text:span></text:p>
              <text:list>
                <text:list-item>
                  <text:p text:style-name="P51"><text:soft-page-break/><text:span text:style-name="command-text">[global]</text:span> section</text:p>
                  <text:list>
                    <text:list-item>
                      <text:p text:style-name="P51"><text:span text:style-name="command-documentation">workgroup</text:span></text:p>
                    </text:list-item>
                    <text:list-item>
                      <text:p text:style-name="P51"><text:span text:style-name="command-documentation">hosts allow</text:span></text:p>
                    </text:list-item>
                    <text:list-item>
                      <text:p text:style-name="P51"><text:span text:style-name="command-documentation">security</text:span></text:p>
                    </text:list-item>
                    <text:list-item>
                      <text:p text:style-name="P51"><text:span text:style-name="command-documentation">passwd backend</text:span></text:p>
                    </text:list-item>
                  </text:list>
                </text:list-item>
                <text:list-item>
                  <text:p text:style-name="P51">Other sections</text:p>
                  <text:list>
                    <text:list-item>
                      <text:p text:style-name="P51"><text:span text:style-name="command-text">[homes]</text:span></text:p>
                    </text:list-item>
                    <text:list-item>
                      <text:p text:style-name="P51"><text:span text:style-name="command-text">[printers]</text:span></text:p>
                    </text:list-item>
                    <text:list-item>
                      <text:p text:style-name="P51"><text:span text:style-name="command-text">[ </text:span><text:span text:style-name="command-text-variable">...</text:span><text:span text:style-name="command-text"> ]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1">Samba-only users</text:p>
          <text:list>
            <text:list-item>
              <text:p text:style-name="P51"><text:span text:style-name="command-text">useradd</text:span></text:p>
            </text:list-item>
            <text:list-item>
              <text:p text:style-name="P51"><text:span text:style-name="command-text">smbpasswd</text:span></text:p>
            </text:list-item>
          </text:list>
        </text:list-item>
        <text:list-item>
          <text:p text:style-name="P51">Securing</text:p>
          <text:list>
            <text:list-item>
              <text:p text:style-name="P51"><text:span text:style-name="command-text">samba_enable_home_dirs</text:span></text:p>
            </text:list-item>
            <text:list-item>
              <text:p text:style-name="P51"><text:span text:style-name="command-text">use_samba_home_dirs</text:span></text:p>
            </text:list-item>
            <text:list-item>
              <text:p text:style-name="P51">service ports</text:p>
            </text:list-item>
          </text:list>
        </text:list-item>
        <text:list-item>
          <text:p text:style-name="P51">Practice</text:p>
          <text:list>
            <text:list-item>
              <text:p text:style-name="P51">perform on serverX </text:p>
            </text:list-item>
            <text:list-item>
              <text:p text:style-name="P51">install necessary packages</text:p>
            </text:list-item>
            <text:list-item>
              <text:p text:style-name="P51">start and enable the service</text:p>
            </text:list-item>
            <text:list-item>
              <text:p text:style-name="P51">configure to be part of <text:span text:style-name="T1">CLASSX</text:span> workgroup with local user definitions</text:p>
            </text:list-item>
            <text:list-item>
              <text:p text:style-name="P51">create a samba-only user named <text:span text:style-name="T1">winuserX</text:span> with samba password <text:span text:style-name="T1">winpass</text:span></text:p>
            </text:list-item>
            <text:list-item>
              <text:p text:style-name="P51">enable user home directory access within SELinux</text:p>
            </text:list-item>
            <text:list-item>
              <text:p text:style-name="P51">open necessary ports on firewall </text:p>
            </text:list-item>
            <text:list-item>
              <text:p text:style-name="P51">test by accessing samba-only user's home directory from desktopX </text:p>
            </text:list-item>
          </text:list>
        </text:list-item>
        <text:list-item>
          <text:p text:style-name="P51">accessing CIFS shares</text:p>
          <text:list>
            <text:list-item>
              <text:p text:style-name="P51"><text:span text:style-name="command-text">smbclient</text:span></text:p>
              <text:list>
                <text:list-item>
                  <text:p text:style-name="P51">command-line ftp-style</text:p>
                </text:list-item>
              </text:list>
            </text:list-item>
            <text:list-item>
              <text:p text:style-name="P51"><text:span text:style-name="command-text">mount -t cifs -o user=</text:span><text:span text:style-name="command-text-variable">username</text:span> <text:s/><text:span text:style-name="command-text">//</text:span><text:span text:style-name="command-text-variable">server</text:span><text:span text:style-name="command-text">/</text:span><text:span text:style-name="command-text-variable">share</text:span><text:span text:style-name="command-text"> <text:s/>/mountpoint</text:span></text:p>
              <text:list>
                <text:list-item>
                  <text:p text:style-name="P51">manually</text:p>
                </text:list-item>
              </text:list>
            </text:list-item>
            <text:list-item>
              <text:p text:style-name="P51"><text:span text:style-name="command-text">//</text:span><text:span text:style-name="command-text-variable">server</text:span><text:span text:style-name="command-text">/</text:span><text:span text:style-name="command-text-variable">share </text:span><text:span text:style-name="command-text">/</text:span><text:span text:style-name="command-text-variable">mntpnt</text:span><text:span text:style-name="command-text"> cifs credentials=/</text:span><text:span text:style-name="command-text-variable">etc</text:span><text:span text:style-name="command-text">/</text:span><text:span text:style-name="command-text-variable">credentials </text:span><text:span text:style-name="command-text">0 0</text:span></text:p>
              <text:list>
                <text:list-item>
                  <text:p text:style-name="P51">persistently</text:p>
                </text:list-item>
              </text:list>
            </text:list-item>
          </text:list>
        </text:list-item>
      </text:list>
      <text:p text:style-name="Standard"/>
      <text:p text:style-name="P1">File Sharing with FTP</text:p>
      <text:list xml:id="list1565116031" text:style-name="L22">
        <text:list-item>
          <text:p text:style-name="P52">References</text:p>
          <text:list>
            <text:list-item>
              <text:p text:style-name="P52">Red Hat Enterprise Linux Deployment Guide Section 12.5: vsftpd Configuration Options</text:p>
            </text:list-item>
            <text:list-item>
              <text:p text:style-name="P52">Red Hat Enterprise Linux SELinux Guide Section 5.6: Booleans</text:p>
            </text:list-item>
            <text:list-item>
              <text:p text:style-name="P52">Red Hat Enterprise Linux Managing Confined Services Section 5.4.1: Uploading to an FTP site</text:p>
            </text:list-item>
            <text:list-item>
              <text:p text:style-name="P52">manual pages</text:p>
              <text:list>
                <text:list-item>
                  <text:p text:style-name="P52"><text:span text:style-name="command-documentation">ftpd_selinux(8)</text:span></text:p>
                </text:list-item>
                <text:list-item>
                  <text:p text:style-name="P52"><text:span text:style-name="command-documentation">vsftpd.conf(5)</text:span></text:p>
                </text:list-item>
              </text:list>
            </text:list-item>
          </text:list>
        </text:list-item>
        <text:list-item>
          <text:p text:style-name="P52">anonymous “drop-box” upload</text:p>
          <text:list>
            <text:list-item>
              <text:p text:style-name="P52">create upload directory</text:p>
              <text:list>
                <text:list-item>
                  <text:p text:style-name="P52">permissions</text:p>
                </text:list-item>
              </text:list>
            </text:list-item>
            <text:list-item>
              <text:p text:style-name="P52">modify selinux for anonymous upload</text:p>
              <text:list>
                <text:list-item>
                  <text:p text:style-name="P52">contexts</text:p>
                </text:list-item>
                <text:list-item>
                  <text:p text:style-name="P52">booleans</text:p>
                </text:list-item>
              </text:list>
            </text:list-item>
            <text:list-item>
              <text:p text:style-name="P52">modify <text:span text:style-name="T1">/etc/vsftpd/vsftpd.conf</text:span></text:p>
              <text:list>
                <text:list-item>
                  <text:p text:style-name="P52">anonymous-related options</text:p>
                </text:list-item>
              </text:list>
            </text:list-item>
            <text:list-item>
              <text:p text:style-name="P52">modify firewall to support ftp connections</text:p>
              <text:list>
                <text:list-item>
                  <text:p text:style-name="P52">inbound ports</text:p>
                </text:list-item>
                <text:list-item>
                  <text:p text:style-name="P52">netfilter module</text:p>
                </text:list-item>
              </text:list>
            </text:list-item>
          </text:list>
        </text:list-item>
        <text:list-item>
          <text:p text:style-name="P52">lab</text:p>
          <text:list>
            <text:list-item>
              <text:p text:style-name="P31">before you begin...</text:p>
              <text:list>
                <text:list-item>
                  <text:p text:style-name="P52">run <text:span text:style-name="command-text">lab-setup-dropbox</text:span> on desktopX </text:p>
                </text:list-item>
              </text:list>
            </text:list-item>
            <text:list-item>
              <text:p text:style-name="P52">perform on serverX </text:p>
            </text:list-item>
            <text:list-item>
              <text:p text:style-name="P52">deploy vsftpd </text:p>
            </text:list-item>
            <text:list-item>
              <text:p text:style-name="P52">configure a write-only upload directory that is accessible <text:s/>at</text:p>
              <text:list>
                <text:list-item>
                  <text:p text:style-name="P52">ftp://serverX.example.com/dropbox</text:p>
                </text:list-item>
              </text:list>
            </text:list-item>
            <text:list-item>
              <text:p text:style-name="P52">must accept connections from anywhere on the internet</text:p>
            </text:list-item>
          </text:list>
        </text:list-item>
      </text:list>
      <text:p text:style-name="P1">Cups Service</text:p>
      <text:list xml:id="list2139353055" text:style-name="L23">
        <text:list-item>
          <text:p text:style-name="P53">References</text:p>
          <text:list>
            <text:list-item>
              <text:p text:style-name="P53">Red Hat Enterprise Linux Deployment Guide Section 22: Printer Configuration</text:p>
            </text:list-item>
            <text:list-item>
              <text:p text:style-name="P53">http://tldp.org/HOWTO/Printing-Usage-HOWTO-2.html</text:p>
            </text:list-item>
            <text:list-item>
              <text:p text:style-name="P53"/>
            </text:list-item>
          </text:list>
        </text:list-item>
        <text:list-item>
          <text:p text:style-name="P53">Configure Printers</text:p>
          <text:list>
            <text:list-item>
              <text:p text:style-name="P53">System --&gt; Administration --&gt; <text:s/>Printing</text:p>
            </text:list-item>
            <text:list-item>
              <text:p text:style-name="P53"><text:span text:style-name="command-text">system-config-printer</text:span></text:p>
            </text:list-item>
          </text:list>
        </text:list-item>
        <text:list-item>
          <text:p text:style-name="P53">Practice</text:p>
          <text:list>
            <text:list-item>
              <text:p text:style-name="P53">create a local print queue and share it with other systems </text:p>
            </text:list-item>
            <text:list-item>
              <text:p text:style-name="P53">name the print queue <text:span text:style-name="command-text">local </text:span></text:p>
            </text:list-item>
            <text:list-item>
              <text:p text:style-name="P53">make it a text-only printer that points to a serial or parallel port</text:p>
            </text:list-item>
            <text:list-item>
              <text:p text:style-name="P53">create a second print queue that points to a partner's local print queue</text:p>
            </text:list-item>
            <text:list-item>
              <text:p text:style-name="P53">name the print queue <text:span text:style-name="command-text">remote</text:span></text:p>
            </text:list-item>
            <text:list-item>
              <text:p text:style-name="P53">make it a raw print queue that forwards jobs to your partner's <text:span text:style-name="command-text">local</text:span> print queue</text:p>
            </text:list-item>
            <text:list-item>
              <text:p text:style-name="P53">print some text files to <text:span text:style-name="command-text">local </text:span>and <text:span text:style-name="command-text">remote</text:span></text:p>
            </text:list-item>
          </text:list>
        </text:list-item>
        <text:list-item>
          <text:p text:style-name="P53">Manage Print Jobs</text:p>
          <text:list>
            <text:list-item>
              <text:p text:style-name="P53">disable the print queue</text:p>
            </text:list-item>
            <text:list-item>
              <text:p text:style-name="P53">submit a print job</text:p>
            </text:list-item>
            <text:list-item>
              <text:p text:style-name="P53">view queued jobs</text:p>
            </text:list-item>
            <text:list-item>
              <text:p text:style-name="P53">select pending job and remove it</text:p>
            </text:list-item>
            <text:list-item>
              <text:p text:style-name="P53">enable default print queue</text:p>
            </text:list-item>
          </text:list>
        </text:list-item>
        <text:list-item>
          <text:p text:style-name="P53">Lab</text:p>
          <text:list>
            <text:list-item>
              <text:p text:style-name="P32">before you begin...</text:p>
              <text:list>
                <text:list-item>
                  <text:p text:style-name="P53">run <text:span text:style-name="command-text">lab-setup-cups</text:span> from desktopX </text:p>
                </text:list-item>
              </text:list>
            </text:list-item>
            <text:list-item>
              <text:p text:style-name="P53">configure a network printer to send print jobs to an IPP print queue on instructor.example.com called <text:span text:style-name="command-text">/printers/printer</text:span><text:span text:style-name="command-text-variable">X</text:span></text:p>
            </text:list-item>
            <text:list-item>
              <text:p text:style-name="P53">print queue should be called <text:span text:style-name="command-text">remote-test</text:span> and should be default print queue</text:p>
            </text:list-item>
          </text:list>
        </text:list-item>
      </text:list>
      <text:p text:style-name="Standard"/>
      <text:p text:style-name="P1">SSH Service</text:p>
      <text:list xml:id="list1145605966" text:style-name="L24">
        <text:list-item>
          <text:p text:style-name="P54">References</text:p>
          <text:list>
            <text:list-item>
              <text:p text:style-name="P54">Red Hat Enterprise Linux Deployment Guide Section 8.2.4: Using a Key-Based Authentication</text:p>
            </text:list-item>
            <text:list-item>
              <text:p text:style-name="P54"/>
            </text:list-item>
            <text:list-item>
              <text:p text:style-name="P54">manual pages</text:p>
              <text:list>
                <text:list-item>
                  <text:p text:style-name="P54"/>
                </text:list-item>
              </text:list>
            </text:list-item>
          </text:list>
        </text:list-item>
        <text:list-item>
          <text:p text:style-name="P54">Using SSH Keys</text:p>
          <text:list>
            <text:list-item>
              <text:p text:style-name="P54"><text:span text:style-name="command-text">ssh-keygen</text:span></text:p>
            </text:list-item>
            <text:list-item>
              <text:p text:style-name="P54"><text:span text:style-name="command-text">ssh-copy-id</text:span></text:p>
            </text:list-item>
          </text:list>
        </text:list-item>
        <text:list-item>
          <text:p text:style-name="P54">Practice</text:p>
          <text:list>
            <text:list-item>
              <text:p text:style-name="P54">create an ssh key pair as <text:span text:style-name="T1">student</text:span> on desktopX </text:p>
            </text:list-item>
            <text:list-item>
              <text:p text:style-name="P54">install the ssh public key for the <text:span text:style-name="T1">student</text:span> account on serverX </text:p>
            </text:list-item>
            <text:list-item>
              <text:p text:style-name="P54">connect to serverX from desktopX using the ssh keys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Virtual Network Computing (VNC) Service</text:p>
      <text:list xml:id="list632975673" text:style-name="L25">
        <text:list-item>
          <text:p text:style-name="P55">References</text:p>
          <text:list>
            <text:list-item>
              <text:p text:style-name="P55">Red Hat Enterprise Linux Deployment Guide Section 17.1.23: /etc/sysconfig/vncservers </text:p>
            </text:list-item>
            <text:list-item>
              <text:p text:style-name="P55">manual pages</text:p>
              <text:list>
                <text:list-item>
                  <text:p text:style-name="P55"><text:s/><text:span text:style-name="command-documentation">vncviewer(1)</text:span></text:p>
                </text:list-item>
              </text:list>
            </text:list-item>
          </text:list>
        </text:list-item>
        <text:list-item>
          <text:p text:style-name="P55">Configure a VNC Server</text:p>
          <text:list>
            <text:list-item>
              <text:p text:style-name="P55"><text:span text:style-name="command-text">yum install tigervnc-server</text:span></text:p>
            </text:list-item>
            <text:list-item>
              <text:p text:style-name="P55"><text:span text:style-name="command-text">/etc/sysconfig/vncservers</text:span></text:p>
              <text:list>
                <text:list-item>
                  <text:p text:style-name="P55"><text:span text:style-name="command-documentation">VNCSERVERS=”2:root”</text:span></text:p>
                </text:list-item>
                <text:list-item>
                  <text:p text:style-name="P55"><text:span text:style-name="command-documentation">VNCSERVERARGS[2]=”-geometry 800x600 -nolisten tcp -localhost”</text:span></text:p>
                </text:list-item>
              </text:list>
            </text:list-item>
            <text:list-item>
              <text:p text:style-name="P55">Set a VNC password</text:p>
              <text:list>
                <text:list-item>
                  <text:p text:style-name="P55"><text:span text:style-name="command-text">vncpasswd</text:span></text:p>
                </text:list-item>
              </text:list>
            </text:list-item>
            <text:list-item>
              <text:p text:style-name="P55">start and enable the service</text:p>
              <text:list>
                <text:list-item>
                  <text:p text:style-name="P55"><text:span text:style-name="command-text">service vncserver start</text:span></text:p>
                </text:list-item>
                <text:list-item>
                  <text:p text:style-name="P55"><text:span text:style-name="command-text">chkconfig vncserver on</text:span></text:p>
                </text:list-item>
              </text:list>
            </text:list-item>
          </text:list>
        </text:list-item>
        <text:list-item>
          <text:p text:style-name="P55">Practice</text:p>
          <text:list>
            <text:list-item>
              <text:p text:style-name="P55">configure vnc display 1 for <text:span text:style-name="T1">student </text:span></text:p>
            </text:list-item>
            <text:list-item>
              <text:p text:style-name="P55">set <text:span text:style-name="T1">redhat</text:span> as the vnc password for student </text:p>
            </text:list-item>
            <text:list-item>
              <text:p text:style-name="P55">start and enable vnc service</text:p>
            </text:list-item>
          </text:list>
        </text:list-item>
        <text:list-item>
          <text:p text:style-name="P55">Secure access to a remote desktop </text:p>
          <text:list>
            <text:list-item>
              <text:p text:style-name="P55">connect to vnc server using ssh</text:p>
              <text:list>
                <text:list-item>
                  <text:p text:style-name="P55"><text:span text:style-name="command-text">vncviewer -via visitor@serverX localhost:1</text:span></text:p>
                </text:list-item>
              </text:list>
            </text:list-item>
          </text:list>
        </text:list-item>
        <text:list-item>
          <text:p text:style-name="P55">Practice</text:p>
          <text:list>
            <text:list-item>
              <text:p text:style-name="P55">configure the vnc server on serverX to allow local connections only</text:p>
            </text:list-item>
            <text:list-item>
              <text:p text:style-name="P55">connect to the vnc server on serverX securely from desktopX using an ssh tunnel</text:p>
            </text:list-item>
          </text:list>
        </text:list-item>
        <text:list-item>
          <text:p text:style-name="P55">Lab</text:p>
          <text:list>
            <text:list-item>
              <text:p text:style-name="P33">before you begin...</text:p>
              <text:list>
                <text:list-item>
                  <text:p text:style-name="P55">run <text:span text:style-name="command-text">lab-resetvm</text:span> from desktopX </text:p>
                </text:list-item>
              </text:list>
            </text:list-item>
            <text:list-item>
              <text:p text:style-name="P55">perform on serverX </text:p>
            </text:list-item>
            <text:list-item>
              <text:p text:style-name="P55">configure multiple desktops with vnc </text:p>
              <text:list>
                <text:list-item>
                  <text:p text:style-name="P55">display 1 for <text:span text:style-name="T1">student </text:span></text:p>
                </text:list-item>
                <text:list-item>
                  <text:p text:style-name="P55">display 2 for <text:span text:style-name="T1">visitor </text:span></text:p>
                </text:list-item>
              </text:list>
            </text:list-item>
            <text:list-item>
              <text:p text:style-name="P55">only permit connections from localhost</text:p>
            </text:list-item>
            <text:list-item>
              <text:p text:style-name="P55">set <text:span text:style-name="T1">redhat</text:span> as the vnc password for both <text:span text:style-name="T1">student </text:span>and <text:span text:style-name="T1">visitor </text:span></text:p>
            </text:list-item>
            <text:list-item>
              <text:p text:style-name="P55">start and enable vnc service</text:p>
            </text:list-item>
            <text:list-item>
              <text:p text:style-name="P55">connect from desktopX to both session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lwg Typist2" svg:font-family="'Tlwg Typist'" style:font-pitch="fixed"/>
    <style:font-face style:name="Tlwg Typist3" svg:font-family="'Tlwg Typist'" style:font-adornments="Regular" style:font-pitch="fixed"/>
    <style:font-face style:name="DejaVu Sans Mono" svg:font-family="'DejaVu Sans Mono'" style:font-family-generic="modern" style:font-pitch="fixed"/>
    <style:font-face style:name="Tlwg Typist" svg:font-family="'Tlwg Typist'" style:font-adornments="Bold" style:font-pitch="variable"/>
    <style:font-face style:name="Tlwg Typist1" svg:font-family="'Tlwg Typist'" style:font-adornments="BoldObliqu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DejaVu Sans" style:font-size-asian="18pt" style:font-weight-asian="bold" style:font-name-complex="Tahoma" style:font-size-complex="18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Tahoma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mmand-text" style:family="text">
      <style:text-properties style:font-name="Tlwg Typist" fo:font-size="12pt" fo:font-weight="bold" fo:background-color="transparen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command-text-variable" style:family="text">
      <style:text-properties fo:text-transform="uppercase" style:font-name="Tlwg Typist1" fo:font-style="oblique" fo:text-shadow="1pt 1pt" fo:font-weight="bold" fo:background-color="transparent"/>
    </style:style>
    <style:style style:name="command-documentation" style:family="text">
      <style:text-properties style:font-name="Tlwg Typist3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45</text:page-number> of <text:page-count>4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1-15T13:35:50</meta:creation-date>
    <meta:editing-duration>PT00H00M00S</meta:editing-duration>
    <meta:editing-cycles>1</meta:editing-cycles>
    <meta:generator>OpenOffice.org/3.0$Unix OpenOffice.org_project/300m15$Build-9379</meta:generator>
    <meta:document-statistic meta:table-count="0" meta:image-count="0" meta:object-count="0" meta:page-count="45" meta:paragraph-count="1368" meta:word-count="8622" meta:character-count="51299"/>
    <meta:user-defined meta:name="Info 1"/>
    <meta:user-defined meta:name="Info 2"/>
    <meta:user-defined meta:name="Info 3"/>
    <meta:user-defined meta:name="Info 4"/>
  </office:meta>
</office:document-meta>
</file>